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content.xml" manifest:media-type="text/xml"/>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settings.xml" manifest:media-type="text/xml"/>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automatic-styles>
    <style:style style:name="Table1" style:family="table">
      <style:table-properties style:width="6.6701in" fo:margin-left="0in" table:align="left" style:may-break-between-rows="true" style:writing-mode="lr-tb" table:border-model="collapsing"/>
    </style:style>
    <style:style style:name="Table1.A" style:family="table-column">
      <style:table-column-properties style:column-width="1.0417in"/>
    </style:style>
    <style:style style:name="Table1.B" style:family="table-column">
      <style:table-column-properties style:column-width="0.8076in"/>
    </style:style>
    <style:style style:name="Table1.C" style:family="table-column">
      <style:table-column-properties style:column-width="1.875in"/>
    </style:style>
    <style:style style:name="Table1.D" style:family="table-column">
      <style:table-column-properties style:column-width="0.566in"/>
    </style:style>
    <style:style style:name="Table1.E" style:family="table-column">
      <style:table-column-properties style:column-width="0.625in"/>
    </style:style>
    <style:style style:name="Table1.F" style:family="table-column">
      <style:table-column-properties style:column-width="0.5597in"/>
    </style:style>
    <style:style style:name="Table1.G" style:family="table-column">
      <style:table-column-properties style:column-width="0.6903in"/>
    </style:style>
    <style:style style:name="Table1.H" style:family="table-column">
      <style:table-column-properties style:column-width="0.5049in"/>
    </style:style>
    <style:style style:name="Table1.1" style:family="table-row">
      <style:table-row-properties fo:keep-together="auto"/>
    </style:style>
    <style:style style:name="Table1.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1.A2"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1.A3" style:family="table-cell">
      <style:table-cell-properties fo:background-color="transparent" fo:padding="0.0382in" fo:border="none" style:writing-mode="page">
        <style:background-image/>
      </style:table-cell-properties>
    </style:style>
    <style:style style:name="Table1.G3" style:family="table-cell" style:data-style-name="N0">
      <style:table-cell-properties fo:background-color="transparent" fo:padding="0.0382in" fo:border="none" style:writing-mode="page">
        <style:background-image/>
      </style:table-cell-properties>
    </style:style>
    <style:style style:name="Table1.B9" style:family="table-cell" style:data-style-name="N0">
      <style:table-cell-properties fo:background-color="transparent" fo:padding="0.0382in" fo:border-left="none" fo:border-right="none" fo:border-top="none" fo:border-bottom="0.05pt solid #000000" style:writing-mode="page">
        <style:background-image/>
      </style:table-cell-properties>
    </style:style>
    <style:style style:name="Table2" style:family="table">
      <style:table-properties style:width="6.6701in" fo:margin-left="0in" table:align="left" style:may-break-between-rows="true" style:writing-mode="lr-tb" table:border-model="collapsing"/>
    </style:style>
    <style:style style:name="Table2.A" style:family="table-column">
      <style:table-column-properties style:column-width="0.7875in"/>
    </style:style>
    <style:style style:name="Table2.B" style:family="table-column">
      <style:table-column-properties style:column-width="0.8792in"/>
    </style:style>
    <style:style style:name="Table2.C" style:family="table-column">
      <style:table-column-properties style:column-width="2.0576in"/>
    </style:style>
    <style:style style:name="Table2.D" style:family="table-column">
      <style:table-column-properties style:column-width="0.566in"/>
    </style:style>
    <style:style style:name="Table2.E" style:family="table-column">
      <style:table-column-properties style:column-width="0.5861in"/>
    </style:style>
    <style:style style:name="Table2.F" style:family="table-column">
      <style:table-column-properties style:column-width="0.5597in"/>
    </style:style>
    <style:style style:name="Table2.G" style:family="table-column">
      <style:table-column-properties style:column-width="0.6903in"/>
    </style:style>
    <style:style style:name="Table2.H" style:family="table-column">
      <style:table-column-properties style:column-width="0.5438in"/>
    </style:style>
    <style:style style:name="Table2.1" style:family="table-row">
      <style:table-row-properties fo:keep-together="auto"/>
    </style:style>
    <style:style style:name="Table2.A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2.A2" style:family="table-cell">
      <style:table-cell-properties fo:background-color="transparent" fo:padding="0.0382in" fo:border-left="none" fo:border-right="none" fo:border-top="none" fo:border-bottom="0.5pt solid #000000" style:writing-mode="page">
        <style:background-image/>
      </style:table-cell-properties>
    </style:style>
    <style:style style:name="Table2.A3" style:family="table-cell">
      <style:table-cell-properties fo:background-color="transparent" fo:padding="0.0382in" fo:border="none" style:writing-mode="page">
        <style:background-image/>
      </style:table-cell-properties>
    </style:style>
    <style:style style:name="Table2.G3" style:family="table-cell" style:data-style-name="N0">
      <style:table-cell-properties fo:background-color="transparent" fo:padding="0.0382in" fo:border="none" style:writing-mode="page">
        <style:background-image/>
      </style:table-cell-properties>
    </style:style>
    <style:style style:name="Table2.B9" style:family="table-cell" style:data-style-name="N0">
      <style:table-cell-properties fo:background-color="transparent" fo:padding="0.0382in" fo:border-left="none" fo:border-right="none" fo:border-top="none" fo:border-bottom="0.5pt solid #000000" style:writing-mode="page">
        <style:background-image/>
      </style:table-cell-properties>
    </style:style>
    <style:style style:name="Table3" style:family="table">
      <style:table-properties style:width="6.6701in" fo:margin-left="0in" table:align="left" style:may-break-between-rows="true" style:writing-mode="lr-tb" table:border-model="collapsing"/>
    </style:style>
    <style:style style:name="Table3.A" style:family="table-column">
      <style:table-column-properties style:column-width="0.7875in"/>
    </style:style>
    <style:style style:name="Table3.B" style:family="table-column">
      <style:table-column-properties style:column-width="0.9375in"/>
    </style:style>
    <style:style style:name="Table3.C" style:family="table-column">
      <style:table-column-properties style:column-width="1.9403in"/>
    </style:style>
    <style:style style:name="Table3.D" style:family="table-column">
      <style:table-column-properties style:column-width="0.625in"/>
    </style:style>
    <style:style style:name="Table3.E" style:family="table-column">
      <style:table-column-properties style:column-width="0.684in"/>
    </style:style>
    <style:style style:name="Table3.F" style:family="table-column">
      <style:table-column-properties style:column-width="0.5007in"/>
    </style:style>
    <style:style style:name="Table3.G" style:family="table-column">
      <style:table-column-properties style:column-width="0.6903in"/>
    </style:style>
    <style:style style:name="Table3.H" style:family="table-column">
      <style:table-column-properties style:column-width="0.5049in"/>
    </style:style>
    <style:style style:name="Table3.1" style:family="table-row">
      <style:table-row-properties fo:keep-together="auto"/>
    </style:style>
    <style:style style:name="Table3.A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3.A2" style:family="table-cell">
      <style:table-cell-properties fo:background-color="transparent" fo:padding="0.0382in" fo:border-left="none" fo:border-right="none" fo:border-top="none" fo:border-bottom="0.5pt solid #000000" style:writing-mode="page">
        <style:background-image/>
      </style:table-cell-properties>
    </style:style>
    <style:style style:name="Table3.A3" style:family="table-cell">
      <style:table-cell-properties fo:background-color="transparent" fo:padding="0.0382in" fo:border="none" style:writing-mode="page">
        <style:background-image/>
      </style:table-cell-properties>
    </style:style>
    <style:style style:name="Table3.G3" style:family="table-cell" style:data-style-name="N0">
      <style:table-cell-properties fo:background-color="transparent" fo:padding="0.0382in" fo:border="none" style:writing-mode="page">
        <style:background-image/>
      </style:table-cell-properties>
    </style:style>
    <style:style style:name="Table3.B9" style:family="table-cell" style:data-style-name="N0">
      <style:table-cell-properties fo:background-color="transparent" fo:padding="0.0382in" fo:border-left="none" fo:border-right="none" fo:border-top="none" fo:border-bottom="0.5pt solid #000000" style:writing-mode="page">
        <style:background-image/>
      </style:table-cell-properties>
    </style:style>
    <style:style style:name="Table4" style:family="table">
      <style:table-properties style:width="4.1278in" table:align="left" style:may-break-between-rows="true" style:writing-mode="lr-tb" table:border-model="collapsing"/>
    </style:style>
    <style:style style:name="Table4.A" style:family="table-column">
      <style:table-column-properties style:column-width="1.4389in"/>
    </style:style>
    <style:style style:name="Table4.C" style:family="table-column">
      <style:table-column-properties style:column-width="1.25in"/>
    </style:style>
    <style:style style:name="Table4.1" style:family="table-row">
      <style:table-row-properties fo:keep-together="auto"/>
    </style:style>
    <style:style style:name="Table4.A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4.A2" style:family="table-cell">
      <style:table-cell-properties fo:background-color="transparent" fo:padding="0.0382in" fo:border="none" style:writing-mode="page">
        <style:background-image/>
      </style:table-cell-properties>
    </style:style>
    <style:style style:name="Table4.A4" style:family="table-cell">
      <style:table-cell-properties fo:background-color="transparent" fo:padding="0.0382in" fo:border-left="none" fo:border-right="none" fo:border-top="none" fo:border-bottom="0.5pt solid #000000" style:writing-mode="page">
        <style:background-image/>
      </style:table-cell-properties>
    </style:style>
    <style:style style:name="Table5" style:family="table">
      <style:table-properties style:width="6.5in" table:align="margins" style:may-break-between-rows="true" style:writing-mode="lr-tb" table:border-model="collapsing"/>
    </style:style>
    <style:style style:name="Table5.A" style:family="table-column">
      <style:table-column-properties style:column-width="1.5347in" style:rel-column-width="15473*"/>
    </style:style>
    <style:style style:name="Table5.B" style:family="table-column">
      <style:table-column-properties style:column-width="1.6035in" style:rel-column-width="16166*"/>
    </style:style>
    <style:style style:name="Table5.D" style:family="table-column">
      <style:table-column-properties style:column-width="1.7583in" style:rel-column-width="17730*"/>
    </style:style>
    <style:style style:name="Table5.1" style:family="table-row">
      <style:table-row-properties fo:keep-together="auto"/>
    </style:style>
    <style:style style:name="Table5.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5.A2" style:family="table-cell">
      <style:table-cell-properties fo:background-color="transparent" fo:padding="0.0382in" fo:border="none" style:writing-mode="page">
        <style:background-image/>
      </style:table-cell-properties>
    </style:style>
    <style:style style:name="Table5.A6"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6" style:family="table">
      <style:table-properties style:width="6.5in" table:align="margins" style:may-break-between-rows="true" style:writing-mode="lr-tb" table:border-model="collapsing"/>
    </style:style>
    <style:style style:name="Table6.A" style:family="table-column">
      <style:table-column-properties style:column-width="1.5347in" style:rel-column-width="15473*"/>
    </style:style>
    <style:style style:name="Table6.B" style:family="table-column">
      <style:table-column-properties style:column-width="1.6035in" style:rel-column-width="16166*"/>
    </style:style>
    <style:style style:name="Table6.D" style:family="table-column">
      <style:table-column-properties style:column-width="1.7583in" style:rel-column-width="17730*"/>
    </style:style>
    <style:style style:name="Table6.1" style:family="table-row">
      <style:table-row-properties fo:keep-together="auto"/>
    </style:style>
    <style:style style:name="Table6.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6.A2" style:family="table-cell">
      <style:table-cell-properties fo:background-color="transparent" fo:padding="0.0382in" fo:border="none" style:writing-mode="page">
        <style:background-image/>
      </style:table-cell-properties>
    </style:style>
    <style:style style:name="Table6.A6"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7" style:family="table">
      <style:table-properties style:width="4.9347in" table:align="left" style:may-break-between-rows="true" style:writing-mode="lr-tb" table:border-model="collapsing"/>
    </style:style>
    <style:style style:name="Table7.A" style:family="table-column">
      <style:table-column-properties style:column-width="1.4972in"/>
    </style:style>
    <style:style style:name="Table7.B" style:family="table-column">
      <style:table-column-properties style:column-width="1.6278in"/>
    </style:style>
    <style:style style:name="Table7.C" style:family="table-column">
      <style:table-column-properties style:column-width="0.8722in"/>
    </style:style>
    <style:style style:name="Table7.D" style:family="table-column">
      <style:table-column-properties style:column-width="0.9375in"/>
    </style:style>
    <style:style style:name="Table7.1" style:family="table-row">
      <style:table-row-properties style:min-row-height="0.3125in" fo:keep-together="auto"/>
    </style:style>
    <style:style style:name="Table7.A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7.C1" style:family="table-cell">
      <style:table-cell-properties fo:background-color="transparent" fo:padding="0.0382in" fo:border-left="none" fo:border-right="none" fo:border-top="0.5pt solid #000000" fo:border-bottom="none"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0382in" fo:border-left="none" fo:border-right="none" fo:border-top="none" fo:border-bottom="0.5pt solid #000000" style:writing-mode="page">
        <style:background-image/>
      </style:table-cell-properties>
    </style:style>
    <style:style style:name="Table7.3" style:family="table-row">
      <style:table-row-properties fo:keep-together="auto"/>
    </style:style>
    <style:style style:name="Table7.A3" style:family="table-cell">
      <style:table-cell-properties fo:background-color="transparent" fo:padding="0.0382in" fo:border="none" style:writing-mode="page">
        <style:background-image/>
      </style:table-cell-properties>
    </style:style>
    <style:style style:name="Table8" style:family="table">
      <style:table-properties style:width="6.5in" table:align="margins" style:shadow="none" style:may-break-between-rows="true" style:writing-mode="lr-tb" table:border-model="collapsing"/>
    </style:style>
    <style:style style:name="Table8.A" style:family="table-column">
      <style:table-column-properties style:column-width="1.2243in" style:rel-column-width="1763*"/>
    </style:style>
    <style:style style:name="Table8.B" style:family="table-column">
      <style:table-column-properties style:column-width="1.4403in" style:rel-column-width="2074*"/>
    </style:style>
    <style:style style:name="Table8.C" style:family="table-column">
      <style:table-column-properties style:column-width="1.5215in" style:rel-column-width="2191*"/>
    </style:style>
    <style:style style:name="Table8.D" style:family="table-column">
      <style:table-column-properties style:column-width="0.7486in" style:rel-column-width="1078*"/>
    </style:style>
    <style:style style:name="Table8.E" style:family="table-column">
      <style:table-column-properties style:column-width="0.7625in" style:rel-column-width="1098*"/>
    </style:style>
    <style:style style:name="Table8.F" style:family="table-column">
      <style:table-column-properties style:column-width="0.8028in" style:rel-column-width="1156*"/>
    </style:style>
    <style:style style:name="Table8.1" style:family="table-row">
      <style:table-row-properties fo:keep-together="auto"/>
    </style:style>
    <style:style style:name="Table8.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8.D1" style:family="table-cell">
      <style:table-cell-properties fo:background-color="transparent" fo:padding="0.0382in" fo:border-left="none" fo:border-right="none" fo:border-top="0.05pt solid #000000" fo:border-bottom="none" style:writing-mode="page">
        <style:background-image/>
      </style:table-cell-properties>
    </style:style>
    <style:style style:name="Table8.A2"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8.A3" style:family="table-cell">
      <style:table-cell-properties fo:background-color="transparent" fo:padding="0.0382in" fo:border="none" style:writing-mode="page">
        <style:background-image/>
      </style:table-cell-properties>
    </style:style>
    <style:style style:name="Table9" style:family="table">
      <style:table-properties style:width="6.5in" table:align="margins" style:shadow="none" style:may-break-between-rows="true" style:writing-mode="lr-tb" table:border-model="collapsing"/>
    </style:style>
    <style:style style:name="Table9.A" style:family="table-column">
      <style:table-column-properties style:column-width="1.4778in" style:rel-column-width="2128*"/>
    </style:style>
    <style:style style:name="Table9.B" style:family="table-column">
      <style:table-column-properties style:column-width="1.4042in" style:rel-column-width="2022*"/>
    </style:style>
    <style:style style:name="Table9.C" style:family="table-column">
      <style:table-column-properties style:column-width="1.1813in" style:rel-column-width="1701*"/>
    </style:style>
    <style:style style:name="Table9.D" style:family="table-column">
      <style:table-column-properties style:column-width="0.7868in" style:rel-column-width="1133*"/>
    </style:style>
    <style:style style:name="Table9.E" style:family="table-column">
      <style:table-column-properties style:column-width="0.8792in" style:rel-column-width="1266*"/>
    </style:style>
    <style:style style:name="Table9.F" style:family="table-column">
      <style:table-column-properties style:column-width="0.7708in" style:rel-column-width="1110*"/>
    </style:style>
    <style:style style:name="Table9.1" style:family="table-row">
      <style:table-row-properties fo:keep-together="auto"/>
    </style:style>
    <style:style style:name="Table9.A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9.D1" style:family="table-cell">
      <style:table-cell-properties fo:background-color="transparent" fo:padding="0.0382in" fo:border-left="none" fo:border-right="none" fo:border-top="0.5pt solid #000000" fo:border-bottom="none" style:writing-mode="page">
        <style:background-image/>
      </style:table-cell-properties>
    </style:style>
    <style:style style:name="Table9.A2" style:family="table-cell">
      <style:table-cell-properties fo:background-color="transparent" fo:padding="0.0382in" fo:border-left="none" fo:border-right="none" fo:border-top="none" fo:border-bottom="0.5pt solid #000000" style:writing-mode="page">
        <style:background-image/>
      </style:table-cell-properties>
    </style:style>
    <style:style style:name="Table9.A3" style:family="table-cell">
      <style:table-cell-properties fo:background-color="transparent" fo:padding="0.0382in" fo:border="none" style:writing-mode="page">
        <style:background-image/>
      </style:table-cell-properties>
    </style:style>
    <style:style style:name="P1" style:family="paragraph" style:parent-style-name="Heading_20_1">
      <style:paragraph-properties fo:text-align="start" style:justify-single-word="false"/>
    </style:style>
    <style:style style:name="P2" style:family="paragraph" style:parent-style-name="Heading_20_1">
      <style:paragraph-properties fo:text-align="start" style:justify-single-word="false"/>
      <style:text-properties style:use-window-font-color="true" loext:opacity="0%" style:font-name-complex="Times New Roman1" style:font-size-complex="12pt">
        <loext:char-complex-color loext:theme-type="dark1" loext:color-type="theme"/>
      </style:text-properties>
    </style:style>
    <style:style style:name="P3" style:family="paragraph" style:parent-style-name="Heading_20_1">
      <style:paragraph-properties fo:text-align="start" style:justify-single-word="false"/>
      <style:text-properties officeooo:paragraph-rsid="00a245e2"/>
    </style:style>
    <style:style style:name="P4" style:family="paragraph" style:parent-style-name="Heading_20_1">
      <style:text-properties style:use-window-font-color="true" loext:opacity="0%" style:font-name-complex="Times New Roman1" style:font-size-complex="12pt">
        <loext:char-complex-color loext:theme-type="dark1" loext:color-type="theme"/>
      </style:text-properties>
    </style:style>
    <style:style style:name="P5" style:family="paragraph" style:parent-style-name="Heading_20_1">
      <style:text-properties officeooo:paragraph-rsid="00a245e2"/>
    </style:style>
    <style:style style:name="P6" style:family="paragraph" style:parent-style-name="Heading_20_2">
      <style:text-properties style:use-window-font-color="true" loext:opacity="0%" style:font-name-complex="Times New Roman1" style:font-size-complex="12pt">
        <loext:char-complex-color loext:theme-type="dark1" loext:color-type="theme"/>
      </style:text-properties>
    </style:style>
    <style:style style:name="P7" style:family="paragraph" style:parent-style-name="Standard" style:list-style-name="">
      <style:paragraph-properties fo:line-height="200%" fo:text-align="center" style:justify-single-word="false" fo:keep-together="always" fo:keep-with-next="always"/>
    </style:style>
    <style:style style:name="P8" style:family="paragraph" style:parent-style-name="Standard">
      <style:paragraph-properties fo:line-height="200%"/>
      <style:text-properties style:font-name="Times New Roman" fo:background-color="#ffffff" style:font-name-complex="Times New Roman1"/>
    </style:style>
    <style:style style:name="P9" style:family="paragraph" style:parent-style-name="Standard">
      <style:paragraph-properties fo:line-height="200%"/>
    </style:style>
    <style:style style:name="P10" style:family="paragraph" style:parent-style-name="Standard">
      <style:paragraph-properties fo:line-height="200%" fo:text-align="justify" style:justify-single-word="false"/>
    </style:style>
    <style:style style:name="P11" style:family="paragraph" style:parent-style-name="Standard">
      <style:paragraph-properties fo:line-height="200%"/>
      <style:text-properties style:font-name="Times New Roman" style:font-name-complex="Times New Roman1"/>
    </style:style>
    <style:style style:name="P12" style:family="paragraph" style:parent-style-name="Standard">
      <style:paragraph-properties fo:margin-top="0in" fo:margin-bottom="0.111in" style:contextual-spacing="false" fo:line-height="108%"/>
    </style:style>
    <style:style style:name="P13" style:family="paragraph" style:parent-style-name="Standard">
      <style:paragraph-properties fo:margin-top="0in" fo:margin-bottom="0.111in" style:contextual-spacing="false" fo:line-height="108%"/>
      <style:text-properties style:font-name="Times New Roman" fo:font-weight="bold" style:font-weight-asian="bold" style:font-name-complex="Times New Roman1" style:font-weight-complex="bold"/>
    </style:style>
    <style:style style:name="P14" style:family="paragraph" style:parent-style-name="Standard">
      <style:paragraph-properties fo:margin-top="0in" fo:margin-bottom="0in" style:contextual-spacing="false" fo:line-height="200%" fo:break-before="page"/>
    </style:style>
    <style:style style:name="P15" style:family="paragraph" style:parent-style-name="Standard">
      <style:paragraph-properties fo:line-height="200%" fo:text-indent="0.5in" style:auto-text-indent="false"/>
      <style:text-properties style:font-name="Times New Roman" style:font-name-complex="Times New Roman1"/>
    </style:style>
    <style:style style:name="P16" style:family="paragraph" style:parent-style-name="Standard">
      <style:paragraph-properties fo:line-height="200%"/>
      <style:text-properties style:font-name="Times New Roman" fo:font-weight="bold" style:font-weight-asian="bold" style:font-name-complex="Times New Roman1" style:font-weight-complex="bold"/>
    </style:style>
    <style:style style:name="P17" style:family="paragraph" style:parent-style-name="Standard">
      <style:paragraph-properties fo:line-height="200%"/>
      <style:text-properties style:font-name="Times New Roman" fo:font-style="italic" fo:font-weight="bold" officeooo:rsid="0015e4aa" officeooo:paragraph-rsid="0015e4aa" style:font-style-asian="italic" style:font-weight-asian="bold" style:font-name-complex="Times New Roman1" style:font-style-complex="italic" style:font-weight-complex="bold"/>
    </style:style>
    <style:style style:name="P18" style:family="paragraph" style:parent-style-name="Standard">
      <style:paragraph-properties fo:line-height="200%"/>
      <style:text-properties style:font-name="Times New Roman" fo:font-style="normal" fo:font-weight="normal" officeooo:rsid="0015e4aa" officeooo:paragraph-rsid="00187fcd" style:font-style-asian="normal" style:font-weight-asian="normal" style:font-name-complex="Times New Roman1" style:font-style-complex="normal" style:font-weight-complex="normal"/>
    </style:style>
    <style:style style:name="P19" style:family="paragraph" style:parent-style-name="Standard">
      <style:paragraph-properties fo:line-height="200%"/>
      <style:text-properties style:font-name="Times New Roman" fo:font-style="normal" fo:font-weight="normal" officeooo:rsid="0015e4aa" officeooo:paragraph-rsid="0015e4aa" style:font-style-asian="normal" style:font-weight-asian="normal" style:font-name-complex="Times New Roman1" style:font-style-complex="normal" style:font-weight-complex="normal"/>
    </style:style>
    <style:style style:name="P20" style:family="paragraph" style:parent-style-name="Standard">
      <style:paragraph-properties fo:line-height="200%"/>
      <style:text-properties style:font-name="Times New Roman" fo:font-style="normal" fo:font-weight="normal" officeooo:rsid="0015e4aa" officeooo:paragraph-rsid="001ff703" style:font-style-asian="normal" style:font-weight-asian="normal" style:font-name-complex="Times New Roman1" style:font-style-complex="normal" style:font-weight-complex="normal"/>
    </style:style>
    <style:style style:name="P21" style:family="paragraph" style:parent-style-name="Standard">
      <style:paragraph-properties fo:line-height="200%"/>
      <style:text-properties style:font-name="Times New Roman" fo:font-style="normal" fo:font-weight="normal" officeooo:rsid="0015e4aa" officeooo:paragraph-rsid="00210365" style:font-style-asian="normal" style:font-weight-asian="normal" style:font-name-complex="Times New Roman1" style:font-style-complex="normal" style:font-weight-complex="normal"/>
    </style:style>
    <style:style style:name="P22" style:family="paragraph" style:parent-style-name="Standard">
      <style:paragraph-properties fo:line-height="200%"/>
      <style:text-properties style:font-name="Times New Roman" fo:font-style="normal" fo:font-weight="normal" officeooo:rsid="0015e4aa" officeooo:paragraph-rsid="007125a6" style:font-style-asian="normal" style:font-weight-asian="normal" style:font-name-complex="Times New Roman1" style:font-style-complex="normal" style:font-weight-complex="normal"/>
    </style:style>
    <style:style style:name="P23" style:family="paragraph" style:parent-style-name="Standard">
      <style:paragraph-properties fo:line-height="200%"/>
      <style:text-properties style:font-name="Times New Roman" fo:font-style="normal" fo:font-weight="normal" officeooo:rsid="0015e4aa" officeooo:paragraph-rsid="006dcf55" style:font-style-asian="normal" style:font-weight-asian="normal" style:font-name-complex="Times New Roman1" style:font-style-complex="normal" style:font-weight-complex="normal"/>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center" style:justify-single-word="false"/>
    </style:style>
    <style:style style:name="P26" style:family="paragraph" style:parent-style-name="Text_20_body">
      <style:text-properties officeooo:paragraph-rsid="0090027d"/>
    </style:style>
    <style:style style:name="P27" style:family="paragraph" style:parent-style-name="Standard">
      <style:paragraph-properties fo:line-height="200%" fo:text-align="center" style:justify-single-word="false"/>
      <style:text-properties style:font-name="Times New Roman" fo:font-style="normal" fo:font-weight="normal" officeooo:rsid="00232b9b" officeooo:paragraph-rsid="0024dba7" style:font-style-asian="normal" style:font-weight-asian="normal" style:font-name-complex="Times New Roman1" style:font-style-complex="normal" style:font-weight-complex="normal"/>
    </style:style>
    <style:style style:name="P28" style:family="paragraph" style:parent-style-name="Text_20_body">
      <style:text-properties officeooo:paragraph-rsid="0065b0cc"/>
    </style:style>
    <style:style style:name="P29" style:family="paragraph" style:parent-style-name="Standard">
      <style:paragraph-properties fo:line-height="200%" fo:text-align="center" style:justify-single-word="false"/>
      <style:text-properties style:font-name="Times New Roman" fo:font-style="normal" fo:font-weight="normal" officeooo:rsid="006695fa" officeooo:paragraph-rsid="00672830" style:font-style-asian="normal" style:font-weight-asian="normal" style:font-name-complex="Times New Roman1" style:font-style-complex="normal" style:font-weight-complex="normal"/>
    </style:style>
    <style:style style:name="P30" style:family="paragraph" style:parent-style-name="Standard">
      <style:paragraph-properties fo:line-height="200%"/>
      <style:text-properties style:font-name="Times New Roman" fo:font-style="normal" fo:font-weight="normal" officeooo:rsid="006b6a75" officeooo:paragraph-rsid="006b6a75" style:font-style-asian="normal" style:font-weight-asian="normal" style:font-name-complex="Times New Roman1" style:font-style-complex="normal" style:font-weight-complex="normal"/>
    </style:style>
    <style:style style:name="P31" style:family="paragraph" style:parent-style-name="Heading_20_2">
      <style:paragraph-properties fo:text-align="start" style:justify-single-word="false"/>
    </style:style>
    <style:style style:name="P32" style:family="paragraph" style:parent-style-name="Standard">
      <style:paragraph-properties fo:margin-top="0in" fo:margin-bottom="0in" style:contextual-spacing="true" fo:line-height="200%"/>
    </style:style>
    <style:style style:name="P33" style:family="paragraph" style:parent-style-name="Standard">
      <style:paragraph-properties fo:line-height="200%"/>
      <style:text-properties style:font-name="Times New Roman" style:font-name-complex="Times New Roman1" style:font-weight-complex="bold"/>
    </style:style>
    <style:style style:name="P34" style:family="paragraph" style:parent-style-name="Standard">
      <style:paragraph-properties fo:margin-top="0in" fo:margin-bottom="0.111in" style:contextual-spacing="false" fo:line-height="108%"/>
      <style:text-properties style:font-name="Times New Roman" style:font-name-complex="Times New Roman1"/>
    </style:style>
    <style:style style:name="P35" style:family="paragraph" style:parent-style-name="Standard">
      <style:paragraph-properties fo:margin-top="0in" fo:margin-bottom="0.111in" style:contextual-spacing="false" fo:line-height="108%" fo:break-before="page"/>
    </style:style>
    <style:style style:name="P36" style:family="paragraph" style:parent-style-name="Normal_20__28_Web_29_">
      <loext:graphic-properties draw:fill="solid" draw:fill-color="#ffffff"/>
      <style:paragraph-properties fo:margin-top="0in" fo:margin-bottom="0in" style:contextual-spacing="false" fo:line-height="200%" fo:background-color="#ffffff" text:number-lines="false" text:line-number="0"/>
    </style:style>
    <style:style style:name="P37" style:family="paragraph" style:parent-style-name="Normal_20__28_Web_29_">
      <loext:graphic-properties draw:fill="solid" draw:fill-color="#ffffff"/>
      <style:paragraph-properties fo:margin-top="0in" fo:margin-bottom="0in" style:contextual-spacing="false" fo:line-height="200%" fo:background-color="#ffffff" text:number-lines="false" text:line-number="0"/>
      <style:text-properties fo:background-color="#ffffff"/>
    </style:style>
    <style:style style:name="P38" style:family="paragraph" style:parent-style-name="Normal_20__28_Web_29_">
      <loext:graphic-properties draw:fill="solid" draw:fill-color="#ffffff"/>
      <style:paragraph-properties fo:margin-top="0in" fo:margin-bottom="0in" style:contextual-spacing="false" fo:line-height="200%" fo:background-color="#ffffff"/>
      <style:text-properties fo:font-weight="bold" style:font-weight-asian="bold" style:font-weight-complex="bold"/>
    </style:style>
    <style:style style:name="P39" style:family="paragraph" style:parent-style-name="Normal_20__28_Web_29_">
      <loext:graphic-properties draw:fill="solid" draw:fill-color="#ffffff"/>
      <style:paragraph-properties fo:margin-top="0in" fo:margin-bottom="0in" style:contextual-spacing="false" fo:line-height="200%" fo:break-before="page" fo:background-color="#ffffff"/>
    </style:style>
    <style:style style:name="P40"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officeooo:rsid="00405ad4" officeooo:paragraph-rsid="00405ad4"/>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c536" officeooo:paragraph-rsid="0030c53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efb6" officeooo:paragraph-rsid="003aefb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e1cc" officeooo:paragraph-rsid="0030e1cc"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8efc" officeooo:paragraph-rsid="00348efc"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8a84" officeooo:paragraph-rsid="00328a84"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68aa" officeooo:paragraph-rsid="003768aa"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e0ec" officeooo:paragraph-rsid="003ce0ec"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7888" officeooo:paragraph-rsid="003a7888"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8efc" officeooo:paragraph-rsid="003587b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1" style:family="paragraph" style:parent-style-name="Standard">
      <loext:graphic-properties draw:fill="solid" draw:fill-color="#ffffff"/>
      <style:paragraph-properties fo:margin-top="0in" fo:margin-bottom="0in" style:contextual-spacing="false" fo:line-height="200%" fo:background-color="#ffffff"/>
      <style:text-properties style:font-name="inherit" officeooo:rsid="0080ca92" officeooo:paragraph-rsid="0099a751"/>
    </style:style>
    <style:style style:name="P52" style:family="paragraph" style:parent-style-name="Standard">
      <loext:graphic-properties draw:fill="solid" draw:fill-color="#ffffff"/>
      <style:paragraph-properties fo:margin-top="0in" fo:margin-bottom="0in" style:contextual-spacing="false" fo:line-height="200%" fo:background-color="#ffffff"/>
      <style:text-properties style:font-name="inherit" officeooo:paragraph-rsid="0099a751"/>
    </style:style>
    <style:style style:name="P53" style:family="paragraph" style:parent-style-name="Standard">
      <loext:graphic-properties draw:fill="solid" draw:fill-color="#ffffff"/>
      <style:paragraph-properties fo:margin-top="0in" fo:margin-bottom="0in" style:contextual-spacing="false" fo:line-height="200%" fo:background-color="#ffffff"/>
      <style:text-properties style:font-name="inherit" officeooo:rsid="0098e8b7" officeooo:paragraph-rsid="0099a751"/>
    </style:style>
    <style:style style:name="P54"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officeooo:rsid="003fa006" officeooo:paragraph-rsid="003fa006"/>
    </style:style>
    <style:style style:name="P55"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inherit" officeooo:rsid="003fa006" officeooo:paragraph-rsid="003fa006"/>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c536" officeooo:paragraph-rsid="00405ad4"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efb6" officeooo:paragraph-rsid="00405ad4"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e1cc" officeooo:paragraph-rsid="00405ad4"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8efc" officeooo:paragraph-rsid="00405ad4"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8e8b7" officeooo:paragraph-rsid="0098e8b7"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8a84" officeooo:paragraph-rsid="00405ad4"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05ad4"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df19" officeooo:paragraph-rsid="0041df19"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4" style:family="paragraph" style:parent-style-name="Table_20_Contents">
      <style:paragraph-properties fo:margin-lef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df19" officeooo:paragraph-rsid="0041df19"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a249" officeooo:paragraph-rsid="0043a249"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6"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inherit" officeooo:paragraph-rsid="004780ab"/>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c536" officeooo:paragraph-rsid="004780a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efb6" officeooo:paragraph-rsid="004780a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e1cc" officeooo:paragraph-rsid="004780a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8efc" officeooo:paragraph-rsid="004780a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8a84" officeooo:paragraph-rsid="004780a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780a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c172c" officeooo:paragraph-rsid="004c172c"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4c172c" officeooo:paragraph-rsid="004c172c"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c78fe" officeooo:paragraph-rsid="004c78fe"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6925" officeooo:paragraph-rsid="004f692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18d6" officeooo:paragraph-rsid="004e18d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feff" officeooo:paragraph-rsid="004bfeff"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9" style:family="paragraph" style:parent-style-name="Table_20_Contents">
      <style:paragraph-properties fo:margin-lef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feff" officeooo:paragraph-rsid="004bfeff"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0" style:family="paragraph" style:parent-style-name="Table_20_Contents">
      <style:paragraph-properties fo:margin-left="0in" fo:text-align="start" style:justify-single-word="false" fo:text-indent="0in" style:auto-text-indent="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4e18d6" officeooo:paragraph-rsid="004e18d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1" style:family="paragraph" style:parent-style-name="Text_20_body">
      <style:text-properties officeooo:paragraph-rsid="009e3fdb"/>
    </style:style>
    <style:style style:name="P82" style:family="paragraph" style:parent-style-name="Standard">
      <loext:graphic-properties draw:fill="solid" draw:fill-color="#ffffff"/>
      <style:paragraph-properties fo:margin-top="0in" fo:margin-bottom="0in" style:contextual-spacing="false" fo:line-height="200%" fo:background-color="#ffffff"/>
      <style:text-properties style:font-name="inherit" officeooo:paragraph-rsid="00814181"/>
    </style:style>
    <style:style style:name="P83"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inherit" officeooo:paragraph-rsid="00735a4d"/>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735a4d"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5"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officeooo:paragraph-rsid="003fa006"/>
    </style:style>
    <style:style style:name="P86"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inherit" officeooo:paragraph-rsid="00833e3b"/>
    </style:style>
    <style:style style:name="P87" style:family="paragraph" style:parent-style-name="Standard">
      <loext:graphic-properties draw:fill="solid" draw:fill-color="#ffffff"/>
      <style:paragraph-properties fo:margin-top="0in" fo:margin-bottom="0in" style:contextual-spacing="false" fo:line-height="200%" fo:background-color="#ffffff"/>
      <style:text-properties style:font-name="inherit" officeooo:rsid="00735a4d" officeooo:paragraph-rsid="00735a4d"/>
    </style:style>
    <style:style style:name="P88"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officeooo:rsid="00735a4d" officeooo:paragraph-rsid="0074868c"/>
    </style:style>
    <style:style style:name="P89"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inherit" officeooo:rsid="00735a4d" officeooo:paragraph-rsid="00833e3b"/>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74868c"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2226" officeooo:paragraph-rsid="0075222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92" style:family="paragraph" style:parent-style-name="Standard">
      <loext:graphic-properties draw:fill="solid" draw:fill-color="#ffffff"/>
      <style:paragraph-properties fo:margin-top="0in" fo:margin-bottom="0in" style:contextual-spacing="false" fo:line-height="200%" fo:background-color="#ffffff"/>
      <style:text-properties style:font-name="inherit" officeooo:rsid="00735a4d" officeooo:paragraph-rsid="0074868c"/>
    </style:style>
    <style:style style:name="P93"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inherit" officeooo:paragraph-rsid="00752226"/>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75222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2226" officeooo:paragraph-rsid="0075222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886ce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86ce5" officeooo:paragraph-rsid="00886ce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98"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officeooo:paragraph-rsid="00752226"/>
    </style:style>
    <style:style style:name="P99"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officeooo:paragraph-rsid="0077dce3"/>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2226" officeooo:paragraph-rsid="0079ce0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79ce0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d7fa" officeooo:paragraph-rsid="0086d7fa"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ce05" officeooo:paragraph-rsid="0079ce0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04" style:family="paragraph" style:parent-style-name="Standard">
      <loext:graphic-properties draw:fill="solid" draw:fill-color="#ffffff"/>
      <style:paragraph-properties fo:margin-top="0in" fo:margin-bottom="0in" style:contextual-spacing="false" fo:line-height="200%" fo:background-color="#ffffff"/>
      <style:text-properties style:font-name="inherit" officeooo:rsid="00735a4d" officeooo:paragraph-rsid="0079ce05"/>
    </style:style>
    <style:style style:name="P105"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inherit" officeooo:paragraph-rsid="00837765"/>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2226" officeooo:paragraph-rsid="007b991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7b991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84f0" officeooo:paragraph-rsid="008684f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4429" officeooo:paragraph-rsid="00844429"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844429"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28f3" officeooo:paragraph-rsid="008528f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ce05" officeooo:paragraph-rsid="007b991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3" style:family="paragraph" style:parent-style-name="Standard">
      <loext:graphic-properties draw:fill="solid" draw:fill-color="#ffffff"/>
      <style:paragraph-properties fo:margin-top="0in" fo:margin-bottom="0in" style:contextual-spacing="false" fo:line-height="200%" fo:background-color="#ffffff"/>
      <style:text-properties style:font-name="inherit" officeooo:paragraph-rsid="007b991b"/>
    </style:style>
    <style:style style:name="P114"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fo:font-weight="bold" officeooo:paragraph-rsid="003fa006" style:font-weight-asian="bold" style:font-weight-complex="bold"/>
    </style:style>
    <style:style style:name="P115" style:family="paragraph" style:parent-style-name="Normal_20__28_Web_29_">
      <loext:graphic-properties draw:fill="solid" draw:fill-color="#ffffff"/>
      <style:paragraph-properties fo:margin-top="0in" fo:margin-bottom="0in" style:contextual-spacing="false" fo:line-height="200%" fo:background-color="#ffffff" text:number-lines="false" text:line-number="0"/>
      <style:text-properties style:font-name="inherit"/>
    </style:style>
    <style:style style:name="P116" style:family="paragraph" style:parent-style-name="Standard">
      <style:paragraph-properties fo:margin-top="0in" fo:margin-bottom="0.111in" style:contextual-spacing="false" fo:line-height="108%" text:number-lines="false" text:line-number="0"/>
      <style:text-properties fo:color="#595959" loext:opacity="100%" style:font-name="inherit" style:font-name-asian="Times New Roman1" style:font-name-complex="Times New Roman1"/>
    </style:style>
    <style:style style:name="T1" style:family="text">
      <style:text-properties style:use-window-font-color="true" loext:opacity="0%" fo:font-style="italic" style:font-style-asian="italic" style:font-name-complex="Times New Roman1" style:font-size-complex="12pt" style:font-style-complex="italic"/>
    </style:style>
    <style:style style:name="T2" style:family="text">
      <style:text-properties style:use-window-font-color="true" loext:opacity="0%" style:font-name-complex="Times New Roman1" style:font-size-complex="12pt">
        <loext:char-complex-color loext:theme-type="dark1" loext:color-type="theme"/>
      </style:text-properties>
    </style:style>
    <style:style style:name="T3" style:family="text">
      <style:text-properties style:use-window-font-color="true" loext:opacity="0%" style:font-name-complex="Times New Roman1" style:font-size-complex="12pt"/>
    </style:style>
    <style:style style:name="T4" style:family="text">
      <style:text-properties style:use-window-font-color="true" loext:opacity="0%" officeooo:rsid="007f1331" style:font-name-complex="Times New Roman1" style:font-size-complex="12pt"/>
    </style:style>
    <style:style style:name="T5" style:family="text">
      <style:text-properties style:font-name-complex="Times New Roman1" style:font-size-complex="12pt"/>
    </style:style>
    <style:style style:name="T6" style:family="text">
      <style:text-properties style:use-window-font-color="true" loext:opacity="0%" officeooo:rsid="00a073d8" style:font-name-complex="Times New Roman1" style:font-size-complex="12pt"/>
    </style:style>
    <style:style style:name="T7" style:family="text">
      <style:text-properties style:font-name="Times New Roman" style:font-name-asian="Times New Roman1" style:language-asian="ja" style:country-asian="JP" style:font-name-complex="Times New Roman1" style:font-weight-complex="bold"/>
    </style:style>
    <style:style style:name="T8" style:family="text">
      <style:text-properties style:text-position="super 58%" style:font-name="Times New Roman" style:font-name-asian="Times New Roman1" style:language-asian="ja" style:country-asian="JP" style:font-name-complex="Times New Roman1" style:font-weight-complex="bold"/>
    </style:style>
    <style:style style:name="T9" style:family="text">
      <style:text-properties style:font-name="Times New Roman" fo:background-color="#ffffff" loext:char-shading-value="0" style:font-name-complex="Times New Roman1"/>
    </style:style>
    <style:style style:name="T10" style:family="text">
      <style:text-properties style:text-position="super 58%" style:font-name="Times New Roman" fo:background-color="#ffffff" loext:char-shading-value="0" style:font-name-complex="Times New Roman1" loext:padding="0in" loext:border="none" loext:shadow="none"/>
    </style:style>
    <style:style style:name="T11" style:family="text">
      <style:text-properties style:text-position="super 58%" style:font-name="Times New Roman" fo:background-color="#ffffff" loext:char-shading-value="0" style:font-name-complex="Times New Roman1"/>
    </style:style>
    <style:style style:name="T12" style:family="text">
      <style:text-properties style:font-name="Times New Roman" fo:font-weight="bold" style:font-weight-asian="bold" style:font-name-complex="Times New Roman1" style:font-weight-complex="bold"/>
    </style:style>
    <style:style style:name="T13" style:family="text">
      <style:text-properties style:font-name="Times New Roman" style:font-name-complex="Times New Roman1"/>
    </style:style>
    <style:style style:name="T14" style:family="text">
      <style:text-properties style:font-name="Times New Roman" fo:font-style="italic" fo:background-color="#ffffff" loext:char-shading-value="0" style:font-style-asian="italic" style:font-name-complex="Times New Roman1"/>
    </style:style>
    <style:style style:name="T15" style:family="text">
      <style:text-properties style:font-name="Times New Roman" style:font-name-complex="Times New Roman1" style:font-weight-complex="bold"/>
    </style:style>
    <style:style style:name="T16" style:family="text">
      <style:text-properties style:font-name="Times New Roman" fo:font-weight="bold" style:font-weight-asian="bold" style:font-name-complex="Times New Roman1"/>
    </style:style>
    <style:style style:name="T17" style:family="text">
      <style:text-properties style:font-name-complex="Times New Roman1" style:font-weight-complex="bold"/>
    </style:style>
    <style:style style:name="T18" style:family="text">
      <style:text-properties officeooo:rsid="00187fcd"/>
    </style:style>
    <style:style style:name="T19" style:family="text">
      <style:text-properties fo:background-color="#ffff00" loext:char-shading-value="0"/>
    </style:style>
    <style:style style:name="T20" style:family="text">
      <style:text-properties officeooo:rsid="005886f2"/>
    </style:style>
    <style:style style:name="T21" style:family="text">
      <style:text-properties officeooo:rsid="0019e02b"/>
    </style:style>
    <style:style style:name="T22" style:family="text">
      <style:text-properties officeooo:rsid="00596bb5"/>
    </style:style>
    <style:style style:name="T23" style:family="text">
      <style:text-properties officeooo:rsid="001e670a"/>
    </style:style>
    <style:style style:name="T24" style:family="text">
      <style:text-properties officeooo:rsid="001f6c18"/>
    </style:style>
    <style:style style:name="T25" style:family="text">
      <style:text-properties officeooo:rsid="001e7b57"/>
    </style:style>
    <style:style style:name="T26" style:family="text">
      <style:text-properties fo:font-family="'DejaVu Sans'" style:font-family-generic="swiss" officeooo:rsid="001bad8e"/>
    </style:style>
    <style:style style:name="T27" style:family="text">
      <style:text-properties officeooo:rsid="001e7b57" fo:background-color="#81d41a" loext:char-shading-value="0"/>
    </style:style>
    <style:style style:name="T28" style:family="text">
      <style:text-properties officeooo:rsid="001e7b57" fo:background-color="transparent" loext:char-shading-value="0"/>
    </style:style>
    <style:style style:name="T29" style:family="text">
      <style:text-properties officeooo:rsid="001bad8e"/>
    </style:style>
    <style:style style:name="T30" style:family="text">
      <style:text-properties officeooo:rsid="001d0b8d"/>
    </style:style>
    <style:style style:name="T31" style:family="text">
      <style:text-properties officeooo:rsid="001ff703"/>
    </style:style>
    <style:style style:name="T32" style:family="text">
      <style:text-properties officeooo:rsid="002026d8"/>
    </style:style>
    <style:style style:name="T33" style:family="text">
      <style:text-properties officeooo:rsid="00210365"/>
    </style:style>
    <style:style style:name="T34" style:family="text">
      <style:text-properties officeooo:rsid="006dcf55"/>
    </style:style>
    <style:style style:name="T35" style:family="text">
      <style:text-properties officeooo:rsid="006fbff4"/>
    </style:style>
    <style:style style:name="T36" style:family="text">
      <style:text-properties officeooo:rsid="007125a6"/>
    </style:style>
    <style:style style:name="T37" style:family="text">
      <style:text-properties fo:font-style="italic" style:font-style-asian="italic" style:font-style-complex="italic"/>
    </style:style>
    <style:style style:name="T38" style:family="text">
      <style:text-properties style:font-name="Times New Roman" fo:font-style="normal" fo:font-weight="normal" officeooo:rsid="0021c2fd" style:font-style-asian="normal" style:font-weight-asian="normal" style:font-name-complex="Times New Roman1" style:font-style-complex="normal" style:font-weight-complex="normal"/>
    </style:style>
    <style:style style:name="T39" style:family="text">
      <style:text-properties style:font-name="Times New Roman" fo:font-style="normal" fo:font-weight="normal" officeooo:rsid="00309a12" style:font-style-asian="normal" style:font-weight-asian="normal" style:font-name-complex="Times New Roman1" style:font-style-complex="normal" style:font-weight-complex="normal"/>
    </style:style>
    <style:style style:name="T40" style:family="text">
      <style:text-properties style:font-name="Times New Roman" fo:font-style="normal" fo:font-weight="normal" officeooo:rsid="0025f5b7" style:font-style-asian="normal" style:font-weight-asian="normal" style:font-name-complex="Times New Roman1" style:font-style-complex="normal" style:font-weight-complex="normal"/>
    </style:style>
    <style:style style:name="T41" style:family="text">
      <style:text-properties style:font-name="Times New Roman" fo:font-style="normal" fo:font-weight="normal" officeooo:rsid="00615d15" style:font-style-asian="normal" style:font-weight-asian="normal" style:font-name-complex="Times New Roman1" style:font-style-complex="normal" style:font-weight-complex="normal"/>
    </style:style>
    <style:style style:name="T42" style:family="text">
      <style:text-properties style:font-name="Times New Roman" fo:font-style="normal" fo:font-weight="normal" officeooo:rsid="002d3b9f" style:font-style-asian="normal" style:font-weight-asian="normal" style:font-name-complex="Times New Roman1" style:font-style-complex="normal" style:font-weight-complex="normal"/>
    </style:style>
    <style:style style:name="T43" style:family="text">
      <style:text-properties style:font-name="Times New Roman" fo:font-style="normal" fo:font-weight="normal" officeooo:rsid="00596bb5" style:font-style-asian="normal" style:font-weight-asian="normal" style:font-name-complex="Times New Roman1" style:font-style-complex="normal" style:font-weight-complex="normal"/>
    </style:style>
    <style:style style:name="T44" style:family="text">
      <style:text-properties fo:font-variant="small-caps" style:font-name="Times New Roman" fo:font-style="italic" fo:font-weight="normal" officeooo:rsid="002d3b9f" style:font-style-asian="italic" style:font-weight-asian="normal" style:font-name-complex="Times New Roman1" style:font-style-complex="italic" style:font-weight-complex="normal" style:text-overline-style="none" style:text-overline-color="font-color"/>
    </style:style>
    <style:style style:name="T45" style:family="text">
      <style:text-properties fo:font-variant="small-caps" style:text-position="0% 100%" style:font-name="Times New Roman" fo:font-style="italic" fo:font-weight="normal" officeooo:rsid="002d3b9f" style:font-style-asian="italic" style:font-weight-asian="normal" style:font-name-complex="Times New Roman1" style:font-style-complex="italic" style:font-weight-complex="normal" style:text-overline-style="none" style:text-overline-color="font-color"/>
    </style:style>
    <style:style style:name="T46" style:family="text">
      <style:text-properties style:font-name="Times New Roman" fo:font-style="normal" fo:font-weight="normal" officeooo:rsid="00611ea0" style:font-style-asian="normal" style:font-weight-asian="normal" style:font-name-complex="Times New Roman1" style:font-style-complex="normal" style:font-weight-complex="normal"/>
    </style:style>
    <style:style style:name="T47" style:family="text">
      <style:text-properties officeooo:rsid="00309a12"/>
    </style:style>
    <style:style style:name="T48" style:family="text">
      <style:text-properties officeooo:rsid="00833e3b"/>
    </style:style>
    <style:style style:name="T49" style:family="text">
      <style:text-properties officeooo:rsid="008dfee9"/>
    </style:style>
    <style:style style:name="T50" style:family="text">
      <style:text-properties officeooo:rsid="008f2fb4"/>
    </style:style>
    <style:style style:name="T51" style:family="text">
      <style:text-properties officeooo:rsid="00a3f3ec"/>
    </style:style>
    <style:style style:name="T52" style:family="text">
      <style:text-properties fo:font-style="italic" officeooo:rsid="00833e3b" style:font-style-asian="italic" style:font-style-complex="italic"/>
    </style:style>
    <style:style style:name="T53" style:family="text">
      <style:text-properties style:font-name="Times New Roman" fo:font-style="normal" fo:font-weight="normal" officeooo:rsid="00833e3b" style:font-style-asian="normal" style:font-weight-asian="normal" style:font-name-complex="Times New Roman1" style:font-style-complex="normal" style:font-weight-complex="normal"/>
    </style:style>
    <style:style style:name="T54" style:family="text">
      <style:text-properties style:font-name="Times New Roman" fo:font-style="normal" fo:font-weight="normal" officeooo:rsid="008f2fb4" style:font-style-asian="normal" style:font-weight-asian="normal" style:font-name-complex="Times New Roman1" style:font-style-complex="normal" style:font-weight-complex="normal"/>
    </style:style>
    <style:style style:name="T55" style:family="text">
      <style:text-properties style:font-name="Times New Roman" fo:font-style="italic" fo:font-weight="normal" officeooo:rsid="008f2fb4" style:font-style-asian="italic" style:font-weight-asian="normal" style:font-name-complex="Times New Roman1" style:font-style-complex="italic" style:font-weight-complex="normal"/>
    </style:style>
    <style:style style:name="T56" style:family="text">
      <style:text-properties fo:font-style="italic" officeooo:rsid="006695fa" style:font-style-asian="italic" style:font-style-complex="italic"/>
    </style:style>
    <style:style style:name="T57" style:family="text">
      <style:text-properties style:font-name="Times New Roman" fo:font-style="normal" fo:font-weight="normal" officeooo:rsid="002ba311" style:font-style-asian="normal" style:font-weight-asian="normal" style:font-name-complex="Times New Roman1" style:font-style-complex="normal" style:font-weight-complex="normal"/>
    </style:style>
    <style:style style:name="T58" style:family="text">
      <style:text-properties style:font-name="Times New Roman" fo:font-style="italic" fo:font-weight="normal" officeooo:rsid="002ba311" style:font-style-asian="italic" style:font-weight-asian="normal" style:font-name-complex="Times New Roman1" style:font-style-complex="italic" style:font-weight-complex="normal"/>
    </style:style>
    <style:style style:name="T59" style:family="text">
      <style:text-properties style:font-name="Times New Roman" fo:font-style="italic" fo:font-weight="normal" officeooo:rsid="0021c2fd" style:font-style-asian="italic" style:font-weight-asian="normal" style:font-name-complex="Times New Roman1" style:font-style-complex="italic" style:font-weight-complex="normal"/>
    </style:style>
    <style:style style:name="T60" style:family="text">
      <style:text-properties fo:font-variant="small-caps" style:font-name="Times New Roman" fo:font-style="italic" fo:font-weight="normal" officeooo:rsid="002d3b9f" style:font-style-asian="italic" style:font-weight-asian="normal" style:font-name-complex="Times New Roman1" style:font-style-complex="italic" style:font-weight-complex="normal"/>
    </style:style>
    <style:style style:name="T61" style:family="text">
      <style:text-properties style:font-name="Times New Roman" fo:font-style="italic" fo:font-weight="normal" officeooo:rsid="005b5ad7" style:font-style-asian="italic" style:font-weight-asian="normal" style:font-name-complex="Times New Roman1" style:font-style-complex="italic" style:font-weight-complex="normal"/>
    </style:style>
    <style:style style:name="T62" style:family="text">
      <style:text-properties style:font-name="Times New Roman" fo:font-style="normal" fo:font-weight="normal" officeooo:rsid="0030c536" style:font-style-asian="normal" style:font-weight-asian="normal" style:font-name-complex="Times New Roman1" style:font-style-complex="normal" style:font-weight-complex="normal"/>
    </style:style>
    <style:style style:name="T63" style:family="text">
      <style:text-properties style:font-name="Times New Roman" fo:font-style="italic" fo:font-weight="normal" officeooo:rsid="0030c536" style:font-style-asian="italic" style:font-weight-asian="normal" style:font-name-complex="Times New Roman1" style:font-style-complex="italic" style:font-weight-complex="normal"/>
    </style:style>
    <style:style style:name="T64" style:family="text">
      <style:text-properties style:text-position="sub 58%" fo:font-style="italic" style:font-style-asian="italic" style:font-style-complex="italic"/>
    </style:style>
    <style:style style:name="T65" style:family="text">
      <style:text-properties officeooo:rsid="002ba311"/>
    </style:style>
    <style:style style:name="T66" style:family="text">
      <style:text-properties fo:font-style="italic" officeooo:rsid="00615d15" style:font-style-asian="italic" style:font-style-complex="italic"/>
    </style:style>
    <style:style style:name="T67" style:family="text">
      <style:text-properties officeooo:rsid="00623c6b"/>
    </style:style>
    <style:style style:name="T68" style:family="text">
      <style:text-properties officeooo:rsid="0062cc3e"/>
    </style:style>
    <style:style style:name="T69" style:family="text">
      <style:text-properties fo:font-style="italic" officeooo:rsid="00623c6b" style:font-style-asian="italic" style:font-style-complex="italic"/>
    </style:style>
    <style:style style:name="T70" style:family="text">
      <style:text-properties fo:font-style="normal" officeooo:rsid="0062cc3e" style:font-style-asian="normal" style:font-style-complex="normal"/>
    </style:style>
    <style:style style:name="T71" style:family="text">
      <style:text-properties fo:font-style="italic" officeooo:rsid="0062cc3e" style:font-style-asian="italic" style:font-style-complex="italic"/>
    </style:style>
    <style:style style:name="T72" style:family="text">
      <style:text-properties fo:font-style="normal" style:font-style-asian="normal" style:font-style-complex="normal"/>
    </style:style>
    <style:style style:name="T73" style:family="text">
      <style:text-properties officeooo:rsid="006387b0"/>
    </style:style>
    <style:style style:name="T74" style:family="text">
      <style:text-properties fo:font-style="italic" officeooo:rsid="006387b0" style:font-style-asian="italic" style:font-style-complex="italic"/>
    </style:style>
    <style:style style:name="T75" style:family="text">
      <style:text-properties fo:font-style="normal" officeooo:rsid="006387b0" style:font-style-asian="normal" style:font-style-complex="normal"/>
    </style:style>
    <style:style style:name="T76" style:family="text">
      <style:text-properties officeooo:rsid="0021c2fd"/>
    </style:style>
    <style:style style:name="T77" style:family="text">
      <style:text-properties fo:font-style="italic" officeooo:rsid="0021c2fd" style:font-style-asian="italic" style:font-style-complex="italic"/>
    </style:style>
    <style:style style:name="T78" style:family="text">
      <style:text-properties fo:font-variant="small-caps" fo:font-style="italic" officeooo:rsid="002d3b9f" style:font-style-asian="italic" style:font-style-complex="italic"/>
    </style:style>
    <style:style style:name="T79" style:family="text">
      <style:text-properties officeooo:rsid="005c21c7"/>
    </style:style>
    <style:style style:name="T80" style:family="text">
      <style:text-properties officeooo:rsid="0065b0cc"/>
    </style:style>
    <style:style style:name="T81" style:family="text">
      <style:text-properties officeooo:rsid="006695fa"/>
    </style:style>
    <style:style style:name="T82" style:family="text">
      <style:text-properties style:text-position="sub 58%" officeooo:rsid="005c21c7"/>
    </style:style>
    <style:style style:name="T83" style:family="text">
      <style:text-properties fo:font-style="italic" officeooo:rsid="005c21c7" style:font-style-asian="italic" style:font-style-complex="italic"/>
    </style:style>
    <style:style style:name="T84" style:family="text">
      <style:text-properties fo:font-variant="small-caps" fo:font-style="italic" officeooo:rsid="005c21c7" style:font-style-asian="italic" style:font-style-complex="italic"/>
    </style:style>
    <style:style style:name="T85" style:family="text">
      <style:text-properties fo:font-variant="normal" fo:text-transform="none" fo:font-style="italic" officeooo:rsid="005c21c7" style:font-style-asian="italic" style:font-style-complex="italic"/>
    </style:style>
    <style:style style:name="T86" style:family="text">
      <style:text-properties fo:font-variant="normal" fo:text-transform="none" fo:font-style="italic" officeooo:rsid="005d9049" style:font-style-asian="italic" style:font-style-complex="italic"/>
    </style:style>
    <style:style style:name="T87" style:family="text">
      <style:text-properties fo:font-variant="normal" fo:text-transform="none" style:text-position="0% 100%" fo:font-style="normal" style:text-underline-style="none" fo:font-weight="normal"/>
    </style:style>
    <style:style style:name="T88" style:family="text">
      <style:text-properties officeooo:rsid="005d9049"/>
    </style:style>
    <style:style style:name="T89" style:family="text">
      <style:text-properties officeooo:rsid="00672830"/>
    </style:style>
    <style:style style:name="T90" style:family="text">
      <style:text-properties officeooo:rsid="006cdf75"/>
    </style:style>
    <style:style style:name="T91" style:family="text">
      <style:text-properties style:font-name="Times New Roman" fo:font-style="normal" fo:font-weight="normal" officeooo:rsid="00672830" style:font-style-asian="normal" style:font-weight-asian="normal" style:font-name-complex="Times New Roman1" style:font-style-complex="normal" style:font-weight-complex="normal"/>
    </style:style>
    <style:style style:name="T92" style:family="text">
      <style:text-properties style:font-name="Times New Roman" fo:font-style="italic" fo:font-weight="normal" officeooo:rsid="00672830" style:font-style-asian="italic" style:font-weight-asian="normal" style:font-name-complex="Times New Roman1" style:font-style-complex="italic" style:font-weight-complex="normal"/>
    </style:style>
    <style:style style:name="T93" style:family="text">
      <style:text-properties style:font-name="Times New Roman" fo:font-style="italic" fo:font-weight="normal" officeooo:rsid="0067d895" style:font-style-asian="italic" style:font-weight-asian="normal" style:font-name-complex="Times New Roman1" style:font-style-complex="italic" style:font-weight-complex="normal"/>
    </style:style>
    <style:style style:name="T94" style:family="text">
      <style:text-properties style:text-position="sub 58%" style:font-name="Times New Roman" fo:font-style="italic" fo:font-weight="normal" officeooo:rsid="0067d895" style:font-style-asian="italic" style:font-weight-asian="normal" style:font-name-complex="Times New Roman1" style:font-style-complex="italic" style:font-weight-complex="normal"/>
    </style:style>
    <style:style style:name="T95" style:family="text">
      <style:text-properties style:font-name="Times New Roman" fo:font-style="normal" fo:font-weight="normal" officeooo:rsid="0067d895" style:font-style-asian="normal" style:font-weight-asian="normal" style:font-name-complex="Times New Roman1" style:font-style-complex="normal" style:font-weight-complex="normal"/>
    </style:style>
    <style:style style:name="T96" style:family="text">
      <style:text-properties style:font-name="Times New Roman" fo:font-style="normal" fo:font-weight="normal" officeooo:rsid="00697749" style:font-style-asian="normal" style:font-weight-asian="normal" style:font-name-complex="Times New Roman1" style:font-style-complex="normal" style:font-weight-complex="normal"/>
    </style:style>
    <style:style style:name="T97" style:family="text">
      <style:text-properties style:font-name="Times New Roman" fo:font-style="normal" fo:font-weight="normal" officeooo:rsid="006cdf75" style:font-style-asian="normal" style:font-weight-asian="normal" style:font-name-complex="Times New Roman1" style:font-style-complex="normal" style:font-weight-complex="normal"/>
    </style:style>
    <style:style style:name="T98" style:family="text">
      <style:text-properties fo:font-family="'DejaVu Sans'" style:font-family-generic="swiss" style:font-family-asian="'DejaVu Sans'" style:font-family-generic-asian="swiss" style:font-family-complex="'DejaVu Sans'" style:font-family-generic-complex="swiss"/>
    </style:style>
    <style:style style:name="T99" style:family="text">
      <style:text-properties style:font-name-asian="Calibri2"/>
    </style:style>
    <style:style style:name="T100" style:family="text">
      <style:text-properties officeooo:rsid="006cdf75" style:font-name-asian="Calibri2"/>
    </style:style>
    <style:style style:name="T101" style:family="text">
      <style:text-properties fo:color="#000000" loext:opacity="100%" style:font-name="Times New Roman" fo:font-style="italic" fo:font-weight="bold" style:font-style-asian="italic" style:font-weight-asian="bold" style:font-name-complex="Times New Roman1" style:font-style-complex="italic">
        <loext:char-complex-color loext:theme-type="dark1" loext:color-type="theme"/>
      </style:text-properties>
    </style:style>
    <style:style style:name="T102" style:family="text">
      <style:text-properties style:font-name="Times New Roman" fo:font-weight="bold" fo:background-color="#ffffff" loext:char-shading-value="0" style:font-weight-asian="bold" style:font-name-complex="Times New Roman1"/>
    </style:style>
    <style:style style:name="T103" style:family="text">
      <style:text-properties style:font-name="Times New Roman" fo:font-weight="bold" fo:background-color="#ffffff" loext:char-shading-value="0" style:font-weight-asian="bold" style:font-name-complex="Times New Roman1" style:font-weight-complex="bold"/>
    </style:style>
    <style:style style:name="T104" style:family="text">
      <style:text-properties style:font-name="Cambria"/>
    </style:style>
    <style:style style:name="T105" style:family="text">
      <style:text-properties style:font-name="Cambria" style:font-name-complex="Times New Roman1"/>
    </style:style>
    <style:style style:name="T106" style:family="text">
      <style:text-properties fo:background-color="#ffffff" loext:char-shading-value="0"/>
    </style:style>
    <style:style style:name="T107" style:family="text">
      <style:text-properties fo:font-weight="bold" style:font-weight-asian="bold" style:font-weight-complex="bold"/>
    </style:style>
    <style:style style:name="T108" style:family="text">
      <style:text-properties style:font-name="inherit"/>
    </style:style>
    <style:style style:name="T109" style:family="text">
      <style:text-properties style:text-position="sub 58%"/>
    </style:style>
    <style:style style:name="T110" style:family="text">
      <style:text-properties style:text-position="super 58%" officeooo:rsid="0099a751"/>
    </style:style>
    <style:style style:name="T111" style:family="text">
      <style:text-properties officeooo:rsid="0099a751"/>
    </style:style>
    <style:style style:name="T112" style:family="text">
      <style:text-properties style:font-name="Times New Roman" officeooo:rsid="0021c2fd"/>
    </style:style>
    <style:style style:name="T113" style:family="text">
      <style:text-properties officeooo:rsid="003ce0ec"/>
    </style:style>
    <style:style style:name="T114" style:family="text">
      <style:text-properties officeooo:rsid="0041df19"/>
    </style:style>
    <style:style style:name="T115" style:family="text">
      <style:text-properties officeooo:rsid="00572719"/>
    </style:style>
    <style:style style:name="T116" style:family="text">
      <style:text-properties style:text-position="super 58%"/>
    </style:style>
    <style:style style:name="T117" style:family="text">
      <style:text-properties style:text-position="0% 100%" officeooo:rsid="0098e106"/>
    </style:style>
    <style:style style:name="T118" style:family="text">
      <style:text-properties fo:color="#000000" loext:opacity="100%" style:text-outline="false" style:text-line-through-style="none" style:text-line-through-type="none" style:text-position="0% 100%" style:font-name="Liberation Serif" fo:font-size="12pt" fo:font-style="normal" fo:text-shadow="none" style:text-underline-style="none" fo:font-weight="normal" officeooo:rsid="0030c53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T119" style:family="text">
      <style:text-properties fo:color="#000000" loext:opacity="100%" style:text-outline="false" style:text-line-through-style="none" style:text-line-through-type="none" style:text-position="sub 58%" style:font-name="Liberation Serif" fo:font-size="12pt" fo:font-style="normal" fo:text-shadow="none" style:text-underline-style="none" fo:font-weight="normal" officeooo:rsid="0030c53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T120" style:family="text">
      <style:text-properties style:text-position="0% 100%" officeooo:rsid="0098e8b7"/>
    </style:style>
    <style:style style:name="T121" style:family="text">
      <style:text-properties style:text-position="0% 100%" officeooo:rsid="005c21c7"/>
    </style:style>
    <style:style style:name="T122" style:family="text">
      <style:text-properties style:text-position="0% 100%"/>
    </style:style>
    <style:style style:name="T123" style:family="text">
      <style:text-properties style:text-position="super 58%" officeooo:rsid="0080ca92"/>
    </style:style>
    <style:style style:name="T124" style:family="text">
      <style:text-properties officeooo:rsid="0080ca92"/>
    </style:style>
    <style:style style:name="T12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348efc"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T126" style:family="text">
      <style:text-properties officeooo:rsid="00451c9a"/>
    </style:style>
    <style:style style:name="T127" style:family="text">
      <style:text-properties officeooo:rsid="00567954"/>
    </style:style>
    <style:style style:name="T128" style:family="text">
      <style:text-properties officeooo:rsid="004780ab"/>
    </style:style>
    <style:style style:name="T129" style:family="text">
      <style:text-properties officeooo:rsid="00492643"/>
    </style:style>
    <style:style style:name="T130" style:family="text">
      <style:text-properties style:text-position="super 58%" officeooo:rsid="00814181"/>
    </style:style>
    <style:style style:name="T131" style:family="text">
      <style:text-properties officeooo:rsid="009d6d8f"/>
    </style:style>
    <style:style style:name="T132" style:family="text">
      <style:text-properties style:text-position="super 58%" officeooo:rsid="009e3fdb"/>
    </style:style>
    <style:style style:name="T133" style:family="text">
      <style:text-properties officeooo:rsid="0054c991"/>
    </style:style>
    <style:style style:name="T134" style:family="text">
      <style:text-properties officeooo:rsid="00735a4d"/>
    </style:style>
    <style:style style:name="T135" style:family="text">
      <style:text-properties officeooo:rsid="00814181"/>
    </style:style>
    <style:style style:name="T136" style:family="text">
      <style:text-properties fo:font-family="'Liberation Serif'" style:font-family-generic="roman"/>
    </style:style>
    <style:style style:name="T137" style:family="text">
      <style:text-properties officeooo:rsid="0074868c"/>
    </style:style>
    <style:style style:name="T138" style:family="text">
      <style:text-properties fo:font-family="'Liberation Serif'" style:font-family-generic="roman" officeooo:rsid="00735a4d"/>
    </style:style>
    <style:style style:name="T139" style:family="text">
      <style:text-properties officeooo:rsid="00752226"/>
    </style:style>
    <style:style style:name="T140" style:family="text">
      <style:text-properties officeooo:rsid="008b5da0"/>
    </style:style>
    <style:style style:name="T141" style:family="text">
      <style:text-properties officeooo:rsid="00770127"/>
    </style:style>
    <style:style style:name="T142" style:family="text">
      <style:text-properties officeooo:rsid="00886ce5"/>
    </style:style>
    <style:style style:name="T143" style:family="text">
      <style:text-properties fo:font-family="'Liberation Serif'" style:font-family-generic="roman" officeooo:rsid="00886ce5"/>
    </style:style>
    <style:style style:name="T144" style:family="text">
      <style:text-properties fo:font-family="'Liberation Serif'" style:font-family-generic="roman" officeooo:rsid="00752226"/>
    </style:style>
    <style:style style:name="T145" style:family="text">
      <style:text-properties officeooo:rsid="0079ce05"/>
    </style:style>
    <style:style style:name="T146" style:family="text">
      <style:text-properties officeooo:rsid="008c52e1"/>
    </style:style>
    <style:style style:name="T147" style:family="text">
      <style:text-properties fo:font-family="'Liberation Serif'" style:font-family-generic="roman" officeooo:rsid="00844429"/>
    </style:style>
    <style:style style:name="T148" style:family="text">
      <style:text-properties officeooo:rsid="00960654"/>
    </style:style>
    <style:style style:name="T149" style:family="text">
      <style:text-properties officeooo:rsid="007b991b"/>
    </style:style>
    <style:style style:name="T150" style:family="text">
      <style:text-properties officeooo:rsid="00844429"/>
    </style:style>
    <style:style style:name="T151" style:family="text">
      <style:text-properties style:font-name="inherit" fo:font-weight="bold" style:font-weight-asian="bold" style:font-weight-complex="bold"/>
    </style:style>
    <style:style style:name="T152" style:family="text">
      <style:text-properties style:font-name="inherit" style:font-name-asian="Times New Roman1" style:font-name-complex="Times New Roman1" loext:padding="0in" loext:border="none" loext:shadow="none"/>
    </style:style>
    <style:style style:name="T153" style:family="text">
      <style:text-properties style:font-name="inherit" style:font-name-asian="Times New Roman1" style:font-name-complex="Times New Roman1"/>
    </style:style>
    <style:style style:name="T154" style:family="text">
      <style:text-properties fo:color="#000000" loext:opacity="100%" style:font-name="Times New Roman" fo:background-color="#ffffff" loext:char-shading-value="0" style:font-name-complex="Times New Roman1">
        <loext:char-complex-color loext:theme-type="dark1" loext:color-type="theme"/>
      </style:text-properties>
    </style:style>
    <style:style style:name="T155" style:family="text">
      <style:text-properties fo:color="#595959" loext:opacity="100%" fo:font-family="'Noto Sans'" style:font-family-generic="swiss" style:font-pitch="variable" fo:background-color="#ffffff" loext:char-shading-value="0" style:font-family-complex="'Noto Sans'" style:font-family-generic-complex="system" style:font-pitch-complex="variable"/>
    </style:style>
    <style:style style:name="T156" style:family="text">
      <style:text-properties fo:color="#595959" loext:opacity="100%" style:font-name="inherit" style:font-name-asian="Times New Roman1" style:font-name-complex="Times New Roman1"/>
    </style:style>
    <style:style style:name="fr1" style:family="graphic" style:parent-style-name="Formula">
      <style:graphic-properties style:vertical-pos="from-top" style:horizontal-pos="from-left" style:horizontal-rel="paragraph-content"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bookmark-start text:name="OLE_LINK2"/><text:bookmark-start text:name="OLE_LINK1"/><text:bookmark-start text:name="_Toc2685945"/><text:bookmark-start text:name="_Toc2685944"/><text:span text:style-name="T1">This template provides section headings and instructions for Weed Science manuscripts. When using the template to format a manuscript, insert your own text and remove this paragraph and the section instructions. Retain line numbering.</text:span><text:span text:style-name="T1"/></text:h>
      <text:h text:style-name="P2" text:outline-level="1" loext:marker-style-name="T2"><text:bookmark-end text:name="_Toc2685944"/></text:h>
      <text:h text:style-name="P3" text:outline-level="1" loext:marker-style-name="T3"><text:span text:style-name="T3">Short title: </text:span><text:span text:style-name="T4">Amaranthus Seedbank</text:span></text:h>
      <text:h text:style-name="P4" text:outline-level="1" loext:marker-style-name="T2"/>
      <text:h text:style-name="P5" text:outline-level="1" loext:marker-style-name="T5"><text:span text:style-name="T4">Seedbank Longevity of Dioecious </text:span><text:span text:style-name="T6">Weedy </text:span><text:span text:style-name="T4">Amaranthus </text:span></text:h>
      <text:h text:style-name="P6" text:outline-level="2" loext:marker-style-name="T2"/>
      <text:h text:style-name="P7" text:outline-level="1" loext:marker-style-name="T7"><text:span text:style-name="T7">Author One</text:span><text:span text:style-name="T8">1</text:span><text:span text:style-name="T7">, Author Two</text:span><text:span text:style-name="T8">2</text:span><text:span text:style-name="T7">, and Author Three</text:span><text:span text:style-name="T8">3</text:span></text:h>
      <text:p text:style-name="P8" loext:marker-style-name="T9"/>
      <text:p text:style-name="P9" loext:marker-style-name="T9"><text:span text:style-name="T9">ORCID iD is required for corresponding author. Provide details for each author of professional affiliation at the time the research was conducted, using this format:</text:span><text:span text:style-name="T9"/></text:p>
      <text:p text:style-name="P9" loext:marker-style-name="T9"><text:span text:style-name="T10">1</text:span><text:span text:style-name="T9">Author Job Title (ORCID 0000-000x-xxxx-xxxx), Department (if applicable), Institution, City, State, Province or Territory abbreviation, Country; </text:span><text:span text:style-name="T11">2</text:span><text:span text:style-name="T9">Author Job Title, Department (if applicable), Institution, City, State, Province or Territory abbreviation, Country; and </text:span><text:span text:style-name="T11">3</text:span><text:span text:style-name="T9">Department (if applicable), Institution, City, State, Province or Territory abbreviation, Country</text:span></text:p>
      <text:p text:style-name="P8" loext:marker-style-name="T9"/>
      <text:p text:style-name="P8" loext:marker-style-name="T9"/>
      <text:p text:style-name="P10" loext:marker-style-name="T12"><text:span text:style-name="normaltextrun"><text:span text:style-name="T12">Author for correspondence:</text:span></text:span><text:span text:style-name="T12"/></text:p>
      <text:p text:style-name="P9" loext:marker-style-name="T9"><text:span text:style-name="T9">Corresponding Author Name; Email: xxx@institution.edu </text:span><text:span text:style-name="T9"/></text:p>
      <text:p text:style-name="P11" loext:marker-style-name="T13"/>
      <text:p text:style-name="P12" loext:marker-style-name="T12"><text:span text:style-name="T12">Abstract</text:span><text:bookmark-end text:name="_Toc2685945"/><text:span text:style-name="T12"/></text:p>
      <text:p text:style-name="P9" loext:marker-style-name="T9"><text:span text:style-name="T9">A single paragraph of no more than 300 words that provides an objective and informative digest of the significant content of the paper, not simply a description of the contents. <text:s/>When a plant is </text:span><text:soft-page-break/><text:span text:style-name="T9">first mentioned, give the scientific and usual common names e.g. large crabgrass [</text:span><text:span text:style-name="T14">Digitaria sanginalis</text:span><text:span text:style-name="T9"> (L.) Scop.] or soybean [</text:span><text:span text:style-name="T14">Glycine max</text:span><text:span text:style-name="T9"> (L.) Merr.]. After first mention, use abbreviated scientific names (e.g. </text:span><text:span text:style-name="T14">D. sanguinalis</text:span><text:span text:style-name="T9">), and use the common name for crops (e.g. soybean). Refer to the USDA Plants Database (</text:span><text:a xlink:type="simple" xlink:href="https://plants.usda.gov/" text:style-name="Internet_20_link" text:visited-style-name="Visited_20_Internet_20_Link"><text:span text:style-name="Internet_20_link"><text:span text:style-name="T9">https://plants.usda.gov</text:span></text:span></text:a><text:span text:style-name="T9">) for plant names. <text:s/>For microorganisms and animals, at first mention use the common name and scientific name without author, and the abbreviated scientific name thereafter. Do not include citations, tables or figures. At the first mention of a herbicide rate, express the rate either on the acid equivalent (ae) basis or active ingredient (ai) basis. Omit trade names for herbicides, other pesticides, and surfactants or other adjuvants in the abstract.</text:span></text:p>
      <text:p text:style-name="P8" loext:marker-style-name="T9"/>
      <text:p text:style-name="P9" loext:marker-style-name="T15"><text:span text:style-name="T16">Keywords: </text:span><text:span text:style-name="T15">Up to</text:span><text:span text:style-name="T16"> </text:span><text:span text:style-name="T15">8</text:span><text:span text:style-name="T16"> </text:span><text:span text:style-name="T15">additional words from the manuscript that will direct online searches to the article. Alphabetical, lower case. </text:span><text:bookmark-start text:name="_Toc2685946"/></text:p>
      <text:p text:style-name="P13" loext:marker-style-name="T12"/>
      <text:p text:style-name="P14" loext:marker-style-name="T17"><text:span text:style-name="T12">Introduction</text:span><text:bookmark-end text:name="_Toc2685946"/><text:span text:style-name="T12"/></text:p>
      <text:p text:style-name="P9" loext:marker-style-name="T13"><text:span text:style-name="T13">Begin on a new page. The Introduction should provide context for the work presented in the manuscript by reviewing other relevant research and citing key references.</text:span><text:bookmark-start text:name="_Toc2685947"/><text:span text:style-name="T13"> Include a summary of the research goals or other aims of the work. Follow the instructions in the Abstract section for first and subsequent mentions of plant and animal names in the Introduction and the rest of the manuscript.</text:span><text:span text:style-name="T13"/></text:p>
      <text:p text:style-name="P15" loext:marker-style-name="T13"/>
      <text:p text:style-name="P16" loext:marker-style-name="T13">Materials and Methods<text:bookmark-end text:name="_Toc2685947"/></text:p>
      <text:p text:style-name="P17">Plant Material</text:p>
      <text:p text:style-name="P18"><text:span text:style-name="T18">Three</text:span> Palmer amaranth and<text:span text:style-name="T18"> </text:span>waterhemp <text:span text:style-name="T18">biotypes</text:span> were used in this study originated from College Station, Corpus Christi and Luddock <text:span text:style-name="T18">in</text:span> Texas. The seeds were collected in 20<text:span text:style-name="T19">XX</text:span><text:span text:style-name="T20"> <text:s/>from each experimental location</text:span>, cleaned and stored separately at 5 C until the onset of the experiment. </text:p>
      <text:p text:style-name="P17">Site Description</text:p>
      <text:p text:style-name="P19"><text:tab/>The experiments were conducted from 2016 to 2021 at College Station, Corpus Christi and Luddock in Texas. <text:span text:style-name="T18">At each location, experiments were set up as a randomized complete block design with four replication and arranged in a split-split-plot design. </text:span><text:span text:style-name="T21">The main plot was two depth of seed burial, including 5 and 25 cm; the sub-plot was the six timing of burial duration, which is 6, 12, 24, 36, 48, and 60 months; and the sub-sub-plot was species, Palmer amaranth and waterhemp. </text:span><text:span text:style-name="T20">A second experimental run was established in October 2018, in a three year burial duration, including 6, 12, 24, and 36 months</text:span><text:span text:style-name="T22"> seed burial timing</text:span><text:span text:style-name="T20">. </text:span></text:p>
      <text:p text:style-name="P20"><text:tab/><text:span text:style-name="T23">The experimental unit was established using polyvinyl chloride </text:span><text:span text:style-name="T24">(pvc)</text:span><text:span text:style-name="T23"> </text:span><text:span text:style-name="T24">cage </text:span><text:span text:style-name="T25">of 30-cm diameter </text:span><text:span text:style-name="T26">×</text:span><text:span text:style-name="T25"> </text:span><text:span text:style-name="T27">5 cm-depth</text:span><text:span text:style-name="T28">, with a 2.5-cm lip remaining above the soil surface.</text:span><text:span text:style-name="T25"> P</text:span><text:span text:style-name="T23">olyvinyl chloride</text:span><text:span text:style-name="T25"> was used to </text:span><text:span text:style-name="T24">delineate experimental units and to </text:span><text:span text:style-name="T25">ensure the Palmer amaranth and waterhemp </text:span><text:soft-page-break/><text:span text:style-name="T25">seeds remain intact during the experiment. </text:span><text:span text:style-name="T29">Two hundred seeds of each species were thoroughly mixed with weed-free soil collected from </text:span><text:span text:style-name="T20">20 cm depth at </text:span><text:span text:style-name="T29">each experimental location. The seed-soil mix were placed in durable nylon micro-mesh bags (10 cm </text:span><text:span text:style-name="T26">×</text:span><text:span text:style-name="T29"> 15 cm) and completely sealed prior to burial at required depths. </text:span><text:span text:style-name="T30">A total of 96 bags were buried in late March 2016 </text:span><text:span text:style-name="T25">in</text:span><text:span text:style-name="T30"> </text:span><text:span text:style-name="T25">respective soil depth at </text:span><text:span text:style-name="T30">each location. </text:span><text:span text:style-name="T24">Each pvc was covered with a mesh to avoid external influence </text:span><text:span text:style-name="T31">(e.g., </text:span><text:span text:style-name="T24">rodents and birds</text:span><text:span text:style-name="T31">)</text:span><text:span text:style-name="T24"> in the experiment. </text:span></text:p>
      <text:p text:style-name="P21"><text:tab/><text:span text:style-name="T32">When a given time-period of burial was reached, micro-mesh bags containing seeds of each species were carefully removed from respectively treatments, placed in brown bags and stored at 4 C. Micro-mesh bags were placed in a box and shipped to the Weed Research laboratory at Texas A&amp;M University </text:span><text:span text:style-name="T33">for seed viability analysis.</text:span><text:span text:style-name="T34"> In the laboratory, </text:span><text:span text:style-name="T35">micro-mesh bags with seeds</text:span> were opened,<text:span text:style-name="T35"> gently</text:span> washed, and the seeds recovered from each envelope were transferred to petri dishes. They were then treated with 100 ppm (w/v) captan. </text:p>
      <text:p text:style-name="P22"><text:tab/>The seeds were incubated <text:span text:style-name="T19">under conditions previously identified as favorable</text:span> for each species, and seed viability was assessed through a series of three tests. Initially, seeds underwent a four-week incubation period, during which the number of germinated seeds was noted. Subsequently, non-germinated seeds from the first test had their seed coats pierced at the radicle end, and these seeds were then subjected to another seven days of incubation. The number of pierced seeds that germinated was recorded. Lastly, non-germinated seeds from the preceding test were treated with 0.3% <text:span text:style-name="T36">(</text:span>w/v<text:span text:style-name="T36">)</text:span> triphenyl tetrazolium chloride<text:span text:style-name="T36"> (</text:span>TTC). After an additional seven days of incubation in TTC, the seeds were dissected, and those with pink to red embryos were identified and recorded as viable. Details of the recovery and testing procedure were described previously by Egley and Chandler (1978, 1983). </text:p>
      <text:p text:style-name="P23"><text:soft-page-break/><text:tab/>The total count of viable seeds comprised the sum of germinated seeds before piercing, germinated seeds after piercing, and seeds with embryos staining pink to red with TTC. The total number of viable seeds ( comprised the sum of germinated seeds before piercing (, germinated seeds after piercing ( a, and seeds with embryos staining pink to red with TTC (. The weed seed germination (%) was calculated as follows:</text:p>
      <text:p text:style-name="P23"><text:s/>[1]</text:p>
      <text:p text:style-name="P23">where <text:s/>is the weed seed germination (%) without piercing, <text:s/>the number of recovered weed seeds that germinated without piercing, and <text:s/>is the number of buried weed seeds; while the weed seed viability (%) was calculated as follows: </text:p>
      <text:p text:style-name="P23"><text:s/>[2]</text:p>
      <text:p text:style-name="P23">where <text:s/>is the weed seed viability (%), <text:s/>the number of viable seeds (, and <text:s/>is the number of buried weed seeds. The seeds that decayed during burial or weren’t recovered from the soil were noted as non-viable.<text:tab/></text:p>
      <text:p text:style-name="P21"/>
      <text:p text:style-name="Text_20_body"><text:span text:style-name="T37">Data analysis</text:span> </text:p>
      <text:p text:style-name="P24"><text:span text:style-name="T38"><text:tab/>The statistical analysis were performed separately for each location </text:span><text:span text:style-name="T39">(</text:span><text:span text:style-name="T40">Corpus Christi, College Station and Lubbock</text:span><text:span text:style-name="T39">)</text:span><text:span text:style-name="T40"> </text:span><text:span text:style-name="T38">using R statistical software version 4.5.1 </text:span><text:reference-mark-start text:name="ZOTERO_ITEM CSL_CITATION {&quot;citationID&quot;:&quot;7jN3iZTs&quot;,&quot;properties&quot;:{&quot;formattedCitation&quot;:&quot;(R Core Team 2025)&quot;,&quot;plainCitation&quot;:&quot;(R Core Team 2025)&quot;,&quot;noteIndex&quot;:0},&quot;citationItems&quot;:[{&quot;id&quot;:185,&quot;uris&quot;:[&quot;http://zotero.org/users/17654486/items/HZUGY52K&quot;],&quot;itemData&quot;:{&quot;id&quot;:185,&quot;type&quot;:&quot;software&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5.1&quot;,&quot;author&quot;:[{&quot;literal&quot;:&quot;R Core Team&quot;}],&quot;issued&quot;:{&quot;date-parts&quot;:[[&quot;2025&quot;]]}}}],&quot;schema&quot;:&quot;https://github.com/citation-style-language/schema/raw/master/csl-citation.json&quot;} RNDBE8JAfR3mC"/><text:span text:style-name="T38">(R Core Team 2025)</text:span><text:reference-mark-end text:name="ZOTERO_ITEM CSL_CITATION {&quot;citationID&quot;:&quot;7jN3iZTs&quot;,&quot;properties&quot;:{&quot;formattedCitation&quot;:&quot;(R Core Team 2025)&quot;,&quot;plainCitation&quot;:&quot;(R Core Team 2025)&quot;,&quot;noteIndex&quot;:0},&quot;citationItems&quot;:[{&quot;id&quot;:185,&quot;uris&quot;:[&quot;http://zotero.org/users/17654486/items/HZUGY52K&quot;],&quot;itemData&quot;:{&quot;id&quot;:185,&quot;type&quot;:&quot;software&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5.1&quot;,&quot;author&quot;:[{&quot;literal&quot;:&quot;R Core Team&quot;}],&quot;issued&quot;:{&quot;date-parts&quot;:[[&quot;2025&quot;]]}}}],&quot;schema&quot;:&quot;https://github.com/citation-style-language/schema/raw/master/csl-citation.json&quot;} RNDBE8JAfR3mC"/><text:span text:style-name="T38">. </text:span><text:span text:style-name="T41">The m</text:span><text:span text:style-name="T38">odel</text:span><text:span text:style-name="T41">s</text:span><text:span text:style-name="T38"> w</text:span><text:span text:style-name="T41">ere</text:span><text:span text:style-name="T38"> fitted using the three-parameter Weibull function (W1.3) with </text:span><text:span text:style-name="T42">viable seeds (%)</text:span><text:span text:style-name="T38"> as the response </text:span><text:span text:style-name="T43">variable </text:span><text:span text:style-name="T38">and retrieval time (months) as the predictor </text:span><text:span text:style-name="T42">using</text:span><text:span text:style-name="T38"> the </text:span><text:span text:style-name="T44">d</text:span><text:span text:style-name="T45">rc</text:span><text:span text:style-name="T38"> package</text:span><text:span text:style-name="T46"> </text:span><text:reference-mark-start text:name="ZOTERO_ITEM CSL_CITATION {&quot;citationID&quot;:&quot;4YrQDmx1&quot;,&quot;properties&quot;:{&quot;formattedCitation&quot;:&quot;(Ritz et al. 2015)&quot;,&quot;plainCitation&quot;:&quot;(Ritz et al. 2015)&quot;,&quot;noteIndex&quot;:0},&quot;citationItems&quot;:[{&quot;id&quot;:7,&quot;uris&quot;:[&quot;http://zotero.org/users/17654486/items/B7EMZKKE&quot;],&quot;itemData&quot;:{&quot;id&quot;:7,&quot;type&quot;:&quot;article-journal&quot;,&quot;abstract&quot;:&quot;Dose-response analysis can be carried out using multi-purpose commercial statistical software, but except for a few special cases the analysis easily becomes cumbersome as relevant, non-standard output requires manual programming. The extension package drc for the statistical environment R provides a flexible and versatile infrastructure for dose-response analyses in general. The present version of the package, reflecting extensions and modifications over the last decade, provides a user-friendly interface to specify the model assumptions about the dose-response relationship and comes with a number of extractors for summarizing fitted models and carrying out inference on derived parameters. The aim of the present paper is to provide an overview of state-of-the-art dose-response analysis, both in terms of general concepts that have evolved and matured over the years and by means of concrete examples.&quot;,&quot;container-title&quot;:&quot;PLOS ONE&quot;,&quot;DOI&quot;:&quot;10.1371/journal.pone.0146021&quot;,&quot;ISSN&quot;:&quot;1932-6203&quot;,&quot;issue&quot;:&quot;12&quot;,&quot;journalAbbreviation&quot;:&quot;PLOS ONE&quot;,&quot;language&quot;:&quot;en&quot;,&quot;note&quot;:&quot;publisher: Public Library of Science&quot;,&quot;page&quot;:&quot;e0146021&quot;,&quot;source&quot;:&quot;PLoS Journals&quot;,&quot;title&quot;:&quot;Dose-Response Analysis Using R&quot;,&quot;volume&quot;:&quot;10&quot;,&quot;author&quot;:[{&quot;family&quot;:&quot;Ritz&quot;,&quot;given&quot;:&quot;Christian&quot;},{&quot;family&quot;:&quot;Baty&quot;,&quot;given&quot;:&quot;Florent&quot;},{&quot;family&quot;:&quot;Streibig&quot;,&quot;given&quot;:&quot;Jens C.&quot;},{&quot;family&quot;:&quot;Gerhard&quot;,&quot;given&quot;:&quot;Daniel&quot;}],&quot;issued&quot;:{&quot;date-parts&quot;:[[&quot;2015&quot;,12,30]]}}}],&quot;schema&quot;:&quot;https://github.com/citation-style-language/schema/raw/master/csl-citation.json&quot;} RNDf5Es5Igghk"/><text:span text:style-name="T38">(Ritz et al. 2015)</text:span><text:reference-mark-end text:name="ZOTERO_ITEM CSL_CITATION {&quot;citationID&quot;:&quot;4YrQDmx1&quot;,&quot;properties&quot;:{&quot;formattedCitation&quot;:&quot;(Ritz et al. 2015)&quot;,&quot;plainCitation&quot;:&quot;(Ritz et al. 2015)&quot;,&quot;noteIndex&quot;:0},&quot;citationItems&quot;:[{&quot;id&quot;:7,&quot;uris&quot;:[&quot;http://zotero.org/users/17654486/items/B7EMZKKE&quot;],&quot;itemData&quot;:{&quot;id&quot;:7,&quot;type&quot;:&quot;article-journal&quot;,&quot;abstract&quot;:&quot;Dose-response analysis can be carried out using multi-purpose commercial statistical software, but except for a few special cases the analysis easily becomes cumbersome as relevant, non-standard output requires manual programming. The extension package drc for the statistical environment R provides a flexible and versatile infrastructure for dose-response analyses in general. The present version of the package, reflecting extensions and modifications over the last decade, provides a user-friendly interface to specify the model assumptions about the dose-response relationship and comes with a number of extractors for summarizing fitted models and carrying out inference on derived parameters. The aim of the present paper is to provide an overview of state-of-the-art dose-response analysis, both in terms of general concepts that have evolved and matured over the years and by means of concrete examples.&quot;,&quot;container-title&quot;:&quot;PLOS ONE&quot;,&quot;DOI&quot;:&quot;10.1371/journal.pone.0146021&quot;,&quot;ISSN&quot;:&quot;1932-6203&quot;,&quot;issue&quot;:&quot;12&quot;,&quot;journalAbbreviation&quot;:&quot;PLOS ONE&quot;,&quot;language&quot;:&quot;en&quot;,&quot;note&quot;:&quot;publisher: Public Library of Science&quot;,&quot;page&quot;:&quot;e0146021&quot;,&quot;source&quot;:&quot;PLoS Journals&quot;,&quot;title&quot;:&quot;Dose-Response Analysis Using R&quot;,&quot;volume&quot;:&quot;10&quot;,&quot;author&quot;:[{&quot;family&quot;:&quot;Ritz&quot;,&quot;given&quot;:&quot;Christian&quot;},{&quot;family&quot;:&quot;Baty&quot;,&quot;given&quot;:&quot;Florent&quot;},{&quot;family&quot;:&quot;Streibig&quot;,&quot;given&quot;:&quot;Jens C.&quot;},{&quot;family&quot;:&quot;Gerhard&quot;,&quot;given&quot;:&quot;Daniel&quot;}],&quot;issued&quot;:{&quot;date-parts&quot;:[[&quot;2015&quot;,12,30]]}}}],&quot;schema&quot;:&quot;https://github.com/citation-style-language/schema/raw/master/csl-citation.json&quot;} RNDf5Es5Igghk"/></text:p>
      <text:p text:style-name="P25"><draw:frame draw:style-name="fr1" draw:name="Object2" text:anchor-type="as-char" svg:y="-0.1528in" svg:width="1.8929in" svg:height="0.2016in" draw:z-index="0"><draw:object xlink:href="./Object 2" xlink:type="simple" xlink:show="embed" xlink:actuate="onLoad"/><draw:image xlink:href="./ObjectReplacements/Object 2" xlink:type="simple" xlink:show="embed" xlink:actuate="onLoad"/></draw:frame></text:p>
      <text:p text:style-name="Text_20_body"><text:span text:style-name="T47">w</text:span>here <text:span text:style-name="T37">Y</text:span> is the seed viability reduction (%), <text:span text:style-name="T37">d</text:span> is the upper limit, <text:span text:style-name="T37">e</text:span> is the inflection point, <text:span text:style-name="T37">b</text:span> is the slope, and x is the month after burial. </text:p>
      <text:p text:style-name="P26"><text:soft-page-break/><text:span text:style-name="T48"><text:tab/>The required month after burial for</text:span><text:span text:style-name="T49"> </text:span><text:span text:style-name="T50">reaching </text:span><text:span text:style-name="T49">9</text:span><text:span text:style-name="T48">0%, 50%, and </text:span><text:span text:style-name="T49">1</text:span><text:span text:style-name="T48">0% </text:span><text:span text:style-name="T51">of </text:span><text:span text:style-name="T48">viable seed</text:span><text:span text:style-name="T51">s</text:span><text:span text:style-name="T48"> were estimated using the </text:span><text:span text:style-name="T52">ED</text:span><text:span text:style-name="T48"> function of the </text:span><text:span text:style-name="T44">d</text:span><text:span text:style-name="T45">rc</text:span><text:span text:style-name="T38"> package</text:span><text:span text:style-name="T53">. </text:span><text:span text:style-name="T54">These values were compared between Palmer amaranth and waterhemp using t-statistics at P=0.05 through </text:span><text:span text:style-name="T55">EDcomp</text:span><text:span text:style-name="T54"> function </text:span><text:span text:style-name="T53">of the </text:span><text:span text:style-name="T44">d</text:span><text:span text:style-name="T45">rc</text:span><text:span text:style-name="T38"> package</text:span><text:span text:style-name="T54">.</text:span></text:p>
      <text:p text:style-name="P26"><text:span text:style-name="T37">Model selection</text:span><text:span text:style-name="T56">.</text:span> <text:span text:style-name="T38">To evaluate the influence of species and burial depth on seed viability over time, we compared a series of nested non-linear models using </text:span><text:span text:style-name="T57">variance ratio or </text:span><text:span text:style-name="T58">F</text:span><text:span text:style-name="T57">-test</text:span><text:span text:style-name="T38"> via the </text:span><text:span text:style-name="T59">anova</text:span><text:span text:style-name="T38"> function in the </text:span><text:span text:style-name="T60">stats</text:span><text:span text:style-name="T38"> package</text:span><text:span text:style-name="T41"> </text:span><text:reference-mark-start text:name="ZOTERO_ITEM CSL_CITATION {&quot;citationID&quot;:&quot;KHukCPJg&quot;,&quot;properties&quot;:{&quot;formattedCitation&quot;:&quot;(Lindquist et al. 1996; Oliveira et al. 2018)&quot;,&quot;plainCitation&quot;:&quot;(Lindquist et al. 1996; Oliveira et al. 2018)&quot;,&quot;noteIndex&quot;:0},&quot;citationItems&quot;:[{&quot;id&quot;:211,&quot;uris&quot;:[&quot;http://zotero.org/users/17654486/items/F66CHL7V&quot;],&quot;itemData&quot;:{&quot;id&quot;:211,&quot;type&quot;:&quot;article-journal&quot;,&quot;abstract&quot;:&quot;The crop-weed interference relationship is a critical component of bioeconomic weed management models. Multi-year field experiments were conducted at five locations to determine the stability of corn-velvetleaf interference relationships across years and locations. Two coefficients (I and A) of a hyperbolic equation were estimated for each data set using nonlinear regression procedures. The I and A coefficients represent percent corn yield loss as velvetleaf density approaches zero, and maximum percent corn yield loss, respectively. The coefficient I was stable across years at two locations, but varied across years at one location. The coefficient A did not vary across years within locations. Both coefficients, however, varied among locations. Results do not support the use of common coefficient estimates for all locations within a region.&quot;,&quot;container-title&quot;:&quot;Weed Science&quot;,&quot;DOI&quot;:&quot;10.1017/S0043174500093930&quot;,&quot;ISSN&quot;:&quot;0043-1745, 1550-2759&quot;,&quot;issue&quot;:&quot;2&quot;,&quot;language&quot;:&quot;en&quot;,&quot;page&quot;:&quot;309-313&quot;,&quot;source&quot;:&quot;Cambridge University Press&quot;,&quot;title&quot;:&quot;Stability of Corn (Zea mays)-Velvetleaf (Abutilon theophrasti) Interference Relationships&quot;,&quot;volume&quot;:&quot;44&quot;,&quot;author&quot;:[{&quot;family&quot;:&quot;Lindquist&quot;,&quot;given&quot;:&quot;John L.&quot;},{&quot;family&quot;:&quot;Mortensen&quot;,&quot;given&quot;:&quot;David A.&quot;},{&quot;family&quot;:&quot;Clay&quot;,&quot;given&quot;:&quot;Sharon A.&quot;},{&quot;family&quot;:&quot;Schmenk&quot;,&quot;given&quot;:&quot;Richard&quot;},{&quot;family&quot;:&quot;Kells&quot;,&quot;given&quot;:&quot;James J.&quot;},{&quot;family&quot;:&quot;Howatt&quot;,&quot;given&quot;:&quot;Kirk&quot;},{&quot;family&quot;:&quot;Westra&quot;,&quot;given&quot;:&quot;Philip&quot;}],&quot;issued&quot;:{&quot;date-parts&quot;:[[&quot;1996&quot;,6]]}}},{&quot;id&quot;:208,&quot;uris&quot;:[&quot;http://zotero.org/users/17654486/items/9BH8LWMU&quot;],&quot;itemData&quot;:{&quot;id&quot;:208,&quot;type&quot;:&quot;article-journal&quot;,&quot;abstract&quot;:&quot;Crop–weed competition is extensively studied in weed science. The additive design, in which weed density varies and the crop density is kept constant, is the most commonly utilised design in plant competition studies. The additive design is important to calculate economic weed thresholds and improve weed control decision-making. Crop–weed competition studies are usually conducted by weed scientists, who sometimes report misleading conclusions because of lack of statistical knowledge needed for data analysis of such studies. Therefore, the objective of this manuscript is to provide the concept of additive design and demonstrate the model selection approach for describing crop–weed density relationship to non-statisticians. We evaluated three models routinely used in the literature to interpret data from additive designs, including polynomial quadratic, sigmoid and rectangular hyperbola curves. Based on the described statistical criteria, we demonstrated the rectangular hyperbola to be the most appropriate model to describe data from an additive design study looking at Richardia brasiliensis and Commelina benghalensis competition with maize (Zea mays). Moreover, we describe step-by-step how to perform the statistical analysis in R software and interpret the results of crop–weed competition studies. We suggest the use of the rectangular hyperbola as a standardised model for crop–weed competition in additive design.&quot;,&quot;container-title&quot;:&quot;Weed Research&quot;,&quot;DOI&quot;:&quot;10.1111/wre.12317&quot;,&quot;ISSN&quot;:&quot;1365-3180&quot;,&quot;issue&quot;:&quot;5&quot;,&quot;language&quot;:&quot;en&quot;,&quot;license&quot;:&quot;© 2018 European Weed Research Society&quot;,&quot;note&quot;:&quot;_eprint: https://onlinelibrary.wiley.com/doi/pdf/10.1111/wre.12317&quot;,&quot;page&quot;:&quot;338-347&quot;,&quot;source&quot;:&quot;Wiley Online Library&quot;,&quot;title&quot;:&quot;Additive design: the concept and data analysis&quot;,&quot;title-short&quot;:&quot;Additive design&quot;,&quot;volume&quot;:&quot;58&quot;,&quot;author&quot;:[{&quot;family&quot;:&quot;Oliveira&quot;,&quot;given&quot;:&quot;M C&quot;},{&quot;family&quot;:&quot;Pereira&quot;,&quot;given&quot;:&quot;G a M&quot;},{&quot;family&quot;:&quot;Ferreira&quot;,&quot;given&quot;:&quot;E A&quot;},{&quot;family&quot;:&quot;Santos&quot;,&quot;given&quot;:&quot;J B&quot;},{&quot;family&quot;:&quot;Knezevic&quot;,&quot;given&quot;:&quot;S Z&quot;},{&quot;family&quot;:&quot;Werle&quot;,&quot;given&quot;:&quot;R&quot;}],&quot;issued&quot;:{&quot;date-parts&quot;:[[&quot;2018&quot;]]}}}],&quot;schema&quot;:&quot;https://github.com/citation-style-language/schema/raw/master/csl-citation.json&quot;} RNDCzqLhDHH9l"/><text:span text:style-name="T41">(Lindquist et al. 1996; Oliveira et al. 2018)</text:span><text:reference-mark-end text:name="ZOTERO_ITEM CSL_CITATION {&quot;citationID&quot;:&quot;KHukCPJg&quot;,&quot;properties&quot;:{&quot;formattedCitation&quot;:&quot;(Lindquist et al. 1996; Oliveira et al. 2018)&quot;,&quot;plainCitation&quot;:&quot;(Lindquist et al. 1996; Oliveira et al. 2018)&quot;,&quot;noteIndex&quot;:0},&quot;citationItems&quot;:[{&quot;id&quot;:211,&quot;uris&quot;:[&quot;http://zotero.org/users/17654486/items/F66CHL7V&quot;],&quot;itemData&quot;:{&quot;id&quot;:211,&quot;type&quot;:&quot;article-journal&quot;,&quot;abstract&quot;:&quot;The crop-weed interference relationship is a critical component of bioeconomic weed management models. Multi-year field experiments were conducted at five locations to determine the stability of corn-velvetleaf interference relationships across years and locations. Two coefficients (I and A) of a hyperbolic equation were estimated for each data set using nonlinear regression procedures. The I and A coefficients represent percent corn yield loss as velvetleaf density approaches zero, and maximum percent corn yield loss, respectively. The coefficient I was stable across years at two locations, but varied across years at one location. The coefficient A did not vary across years within locations. Both coefficients, however, varied among locations. Results do not support the use of common coefficient estimates for all locations within a region.&quot;,&quot;container-title&quot;:&quot;Weed Science&quot;,&quot;DOI&quot;:&quot;10.1017/S0043174500093930&quot;,&quot;ISSN&quot;:&quot;0043-1745, 1550-2759&quot;,&quot;issue&quot;:&quot;2&quot;,&quot;language&quot;:&quot;en&quot;,&quot;page&quot;:&quot;309-313&quot;,&quot;source&quot;:&quot;Cambridge University Press&quot;,&quot;title&quot;:&quot;Stability of Corn (Zea mays)-Velvetleaf (Abutilon theophrasti) Interference Relationships&quot;,&quot;volume&quot;:&quot;44&quot;,&quot;author&quot;:[{&quot;family&quot;:&quot;Lindquist&quot;,&quot;given&quot;:&quot;John L.&quot;},{&quot;family&quot;:&quot;Mortensen&quot;,&quot;given&quot;:&quot;David A.&quot;},{&quot;family&quot;:&quot;Clay&quot;,&quot;given&quot;:&quot;Sharon A.&quot;},{&quot;family&quot;:&quot;Schmenk&quot;,&quot;given&quot;:&quot;Richard&quot;},{&quot;family&quot;:&quot;Kells&quot;,&quot;given&quot;:&quot;James J.&quot;},{&quot;family&quot;:&quot;Howatt&quot;,&quot;given&quot;:&quot;Kirk&quot;},{&quot;family&quot;:&quot;Westra&quot;,&quot;given&quot;:&quot;Philip&quot;}],&quot;issued&quot;:{&quot;date-parts&quot;:[[&quot;1996&quot;,6]]}}},{&quot;id&quot;:208,&quot;uris&quot;:[&quot;http://zotero.org/users/17654486/items/9BH8LWMU&quot;],&quot;itemData&quot;:{&quot;id&quot;:208,&quot;type&quot;:&quot;article-journal&quot;,&quot;abstract&quot;:&quot;Crop–weed competition is extensively studied in weed science. The additive design, in which weed density varies and the crop density is kept constant, is the most commonly utilised design in plant competition studies. The additive design is important to calculate economic weed thresholds and improve weed control decision-making. Crop–weed competition studies are usually conducted by weed scientists, who sometimes report misleading conclusions because of lack of statistical knowledge needed for data analysis of such studies. Therefore, the objective of this manuscript is to provide the concept of additive design and demonstrate the model selection approach for describing crop–weed density relationship to non-statisticians. We evaluated three models routinely used in the literature to interpret data from additive designs, including polynomial quadratic, sigmoid and rectangular hyperbola curves. Based on the described statistical criteria, we demonstrated the rectangular hyperbola to be the most appropriate model to describe data from an additive design study looking at Richardia brasiliensis and Commelina benghalensis competition with maize (Zea mays). Moreover, we describe step-by-step how to perform the statistical analysis in R software and interpret the results of crop–weed competition studies. We suggest the use of the rectangular hyperbola as a standardised model for crop–weed competition in additive design.&quot;,&quot;container-title&quot;:&quot;Weed Research&quot;,&quot;DOI&quot;:&quot;10.1111/wre.12317&quot;,&quot;ISSN&quot;:&quot;1365-3180&quot;,&quot;issue&quot;:&quot;5&quot;,&quot;language&quot;:&quot;en&quot;,&quot;license&quot;:&quot;© 2018 European Weed Research Society&quot;,&quot;note&quot;:&quot;_eprint: https://onlinelibrary.wiley.com/doi/pdf/10.1111/wre.12317&quot;,&quot;page&quot;:&quot;338-347&quot;,&quot;source&quot;:&quot;Wiley Online Library&quot;,&quot;title&quot;:&quot;Additive design: the concept and data analysis&quot;,&quot;title-short&quot;:&quot;Additive design&quot;,&quot;volume&quot;:&quot;58&quot;,&quot;author&quot;:[{&quot;family&quot;:&quot;Oliveira&quot;,&quot;given&quot;:&quot;M C&quot;},{&quot;family&quot;:&quot;Pereira&quot;,&quot;given&quot;:&quot;G a M&quot;},{&quot;family&quot;:&quot;Ferreira&quot;,&quot;given&quot;:&quot;E A&quot;},{&quot;family&quot;:&quot;Santos&quot;,&quot;given&quot;:&quot;J B&quot;},{&quot;family&quot;:&quot;Knezevic&quot;,&quot;given&quot;:&quot;S Z&quot;},{&quot;family&quot;:&quot;Werle&quot;,&quot;given&quot;:&quot;R&quot;}],&quot;issued&quot;:{&quot;date-parts&quot;:[[&quot;2018&quot;]]}}}],&quot;schema&quot;:&quot;https://github.com/citation-style-language/schema/raw/master/csl-citation.json&quot;} RNDCzqLhDHH9l"/><text:span text:style-name="T41">.</text:span><text:span text:style-name="T38"> The </text:span><text:span text:style-name="T61">F</text:span><text:span text:style-name="T59">ull </text:span><text:span text:style-name="T38">model included species × </text:span><text:span text:style-name="T43">soil </text:span><text:span text:style-name="T38">depth interactions, while reduced models excluded either </text:span><text:span text:style-name="T43">soil </text:span><text:span text:style-name="T38">depth effects </text:span><text:span text:style-name="T62">(</text:span><text:span text:style-name="T61">R</text:span><text:span text:style-name="T63">educed 1</text:span><text:span text:style-name="T62">)</text:span><text:span text:style-name="T38"> or both species and </text:span><text:span text:style-name="T43">soil </text:span><text:span text:style-name="T38">depth effects </text:span><text:span text:style-name="T62">(</text:span><text:span text:style-name="T61">R</text:span><text:span text:style-name="T63">educed 2</text:span><text:span text:style-name="T62">)</text:span><text:span text:style-name="T38">. </text:span>The F-test is calculated as: </text:p>
      <text:p text:style-name="P27"><text:s/><draw:frame draw:style-name="fr1" draw:name="Object1" text:anchor-type="as-char" svg:y="-0.2728in" svg:width="2.9992in" svg:height="0.4484in" draw:z-index="1"><draw:object xlink:href="./Object 1" xlink:type="simple" xlink:show="embed" xlink:actuate="onLoad"/><draw:image xlink:href="./ObjectReplacements/Object 1" xlink:type="simple" xlink:show="embed" xlink:actuate="onLoad"/></draw:frame></text:p>
      <text:p text:style-name="P28">where <text:span text:style-name="T37">RSS</text:span><text:span text:style-name="T64">RED</text:span> and <text:span text:style-name="T37">RSS</text:span><text:span text:style-name="T64">FULL</text:span> represent the minimi<text:span text:style-name="T65">z</text:span>ed <text:span text:style-name="T37">RSS</text:span> of the parameters estimated for the <text:span text:style-name="T66">F</text:span><text:span text:style-name="T37">ull </text:span><text:s/>and <text:span text:style-name="T66">R</text:span><text:span text:style-name="T37">educed</text:span> model<text:span text:style-name="T67">s</text:span>, respectively; <text:span text:style-name="T37">d.f.</text:span><text:span text:style-name="T64">RED</text:span> and <text:span text:style-name="T37">d.f.</text:span><text:span text:style-name="T64">FULL</text:span> represent the degrees of freedom of the <text:span text:style-name="T66">F</text:span><text:span text:style-name="T37">ull </text:span>and <text:span text:style-name="T66">R</text:span><text:span text:style-name="T37">educed</text:span><text:span text:style-name="T67"> </text:span>models<text:span text:style-name="T67">,</text:span> respectively. <text:span text:style-name="T67">First,</text:span><text:span text:style-name="T68"> the</text:span><text:span text:style-name="T67"> </text:span><text:span text:style-name="T69">Full</text:span><text:span text:style-name="T67"> </text:span><text:span text:style-name="T68">model was</text:span><text:span text:style-name="T67"> compared to </text:span><text:span text:style-name="T69">Reduced 1</text:span><text:span text:style-name="T70"> model</text:span><text:span text:style-name="T71"> </text:span><text:span text:style-name="T70">to asses</text:span><text:span text:style-name="T72"> </text:span><text:span text:style-name="T70">whether</text:span><text:span text:style-name="T67"> the</text:span><text:span text:style-name="T68"> excluded term, soil depth, significantly contributes to the model fit.</text:span> <text:span text:style-name="T73">If the </text:span>F-test <text:span text:style-name="T73">returned a P</text:span><text:span text:style-name="T67">-</text:span><text:span text:style-name="T73">value </text:span>&gt;<text:span text:style-name="T73"> </text:span>0.05<text:span text:style-name="T67">,</text:span> we fail to reject the null hypothesis<text:span text:style-name="T73">, indicating that soil depth did not significantly improve the model; therefore,</text:span><text:span text:style-name="T67"> </text:span><text:span text:style-name="T69">Reduced 1</text:span> model should be used<text:span text:style-name="T73"> for further analysis</text:span>.<text:span text:style-name="T68"> </text:span>However, if F-test <text:span text:style-name="T73"><text:s/>returned a </text:span>P<text:span text:style-name="T73">-value</text:span> &lt;<text:span text:style-name="T73"> </text:span>0.05, the null hypothesis <text:span text:style-name="T73">was</text:span> rejected<text:span text:style-name="T73">, suggesting that soil depth significantly improved the model fit. In this case,</text:span> <text:span text:style-name="T37">Full</text:span> model should be used. <text:span text:style-name="T68">If </text:span><text:span text:style-name="T71">Reduced 1</text:span><text:span text:style-name="T74"> </text:span><text:span text:style-name="T75">is retained, a second F-test was conducted to compare </text:span><text:span text:style-name="T74">Reduced 1</text:span><text:span text:style-name="T75"> vs </text:span><text:span text:style-name="T74">Reduced 2</text:span><text:span text:style-name="T68">, </text:span><text:span text:style-name="T73">following the same logic. A P-value &gt; 0.05 supported the more parsimonious </text:span><text:span text:style-name="T74">Reduced 2</text:span><text:span text:style-name="T73"> </text:span><text:soft-page-break/><text:span text:style-name="T73">model, while P-value &lt; 0.05 favored </text:span><text:span text:style-name="T74">Reduced 1</text:span><text:span text:style-name="T73">. </text:span>The F-test for non-linear regression analysis was calculated for each model using n <text:span text:style-name="T76">the </text:span><text:span text:style-name="T77">anova</text:span><text:span text:style-name="T76"> function in the </text:span><text:span text:style-name="T78">stats</text:span><text:span text:style-name="T76"> package</text:span> in R (Ritz &amp; Streibig, 2008).<text:span text:style-name="T79"> </text:span></text:p>
      <text:p text:style-name="Text_20_body"><text:span text:style-name="T80"><text:tab/></text:span><text:span text:style-name="T81">In addition to F-test, m</text:span><text:span text:style-name="T79">odel selection was </text:span><text:span text:style-name="T81">further evaluated using corrected</text:span><text:span text:style-name="T79"> Akaike’s Information Criterion (AIC</text:span><text:span text:style-name="T82">c</text:span><text:span text:style-name="T79">) </text:span><text:reference-mark-start text:name="ZOTERO_ITEM CSL_CITATION {&quot;citationID&quot;:&quot;HMJ2025v&quot;,&quot;properties&quot;:{&quot;formattedCitation&quot;:&quot;(Hurvich and Tsai 1991)&quot;,&quot;plainCitation&quot;:&quot;(Hurvich and Tsai 1991)&quot;,&quot;noteIndex&quot;:0},&quot;citationItems&quot;:[{&quot;id&quot;:212,&quot;uris&quot;:[&quot;http://zotero.org/users/17654486/items/RWK7UKS9&quot;],&quot;itemData&quot;:{&quot;id&quot;:212,&quot;type&quot;:&quot;article-journal&quot;,&quot;abstract&quot;:&quot;The Akaike Information Criterion, AIC (Akaike, 1973), and a bias-corrected version, AICC(Sugiura, 1978; Hurvich &amp;amp; Tsai, 1989) are two methods for selection of regression and autoregressive models. Both criteria may be viewed as estimators of the expected Kullback-Leibler information. The bias of AIC and AICC is studied in the underfitting case, where none of the candidate models includes the true model (Shibata, 1980, 1981; Parzen, 1978). Both normal linear regression and autoregressive candidate models are considered. The bias of AICC is typically smaller, often dramatically smaller, than that of AIC. A simulation study in which the true model is an infinite-order autoregression shows that, even in moderate sample sizes, AICC provides substantially better model selections than AIC.&quot;,&quot;container-title&quot;:&quot;Biometrika&quot;,&quot;DOI&quot;:&quot;10.1093/biomet/78.3.499&quot;,&quot;ISSN&quot;:&quot;0006-3444&quot;,&quot;issue&quot;:&quot;3&quot;,&quot;journalAbbreviation&quot;:&quot;Biometrika&quot;,&quot;page&quot;:&quot;499-509&quot;,&quot;source&quot;:&quot;Silverchair&quot;,&quot;title&quot;:&quot;Bias of the corrected AIC criterion for underfitted regression and time series models&quot;,&quot;volume&quot;:&quot;78&quot;,&quot;author&quot;:[{&quot;family&quot;:&quot;Hurvich&quot;,&quot;given&quot;:&quot;Clifford M.&quot;},{&quot;family&quot;:&quot;Tsai&quot;,&quot;given&quot;:&quot;Chih-Ling&quot;}],&quot;issued&quot;:{&quot;date-parts&quot;:[[&quot;1991&quot;,9,1]]}}}],&quot;schema&quot;:&quot;https://github.com/citation-style-language/schema/raw/master/csl-citation.json&quot;} RNDgUfb4BwYFr"/><text:span text:style-name="T79">(Hurvich and Tsai 1991)</text:span><text:reference-mark-end text:name="ZOTERO_ITEM CSL_CITATION {&quot;citationID&quot;:&quot;HMJ2025v&quot;,&quot;properties&quot;:{&quot;formattedCitation&quot;:&quot;(Hurvich and Tsai 1991)&quot;,&quot;plainCitation&quot;:&quot;(Hurvich and Tsai 1991)&quot;,&quot;noteIndex&quot;:0},&quot;citationItems&quot;:[{&quot;id&quot;:212,&quot;uris&quot;:[&quot;http://zotero.org/users/17654486/items/RWK7UKS9&quot;],&quot;itemData&quot;:{&quot;id&quot;:212,&quot;type&quot;:&quot;article-journal&quot;,&quot;abstract&quot;:&quot;The Akaike Information Criterion, AIC (Akaike, 1973), and a bias-corrected version, AICC(Sugiura, 1978; Hurvich &amp;amp; Tsai, 1989) are two methods for selection of regression and autoregressive models. Both criteria may be viewed as estimators of the expected Kullback-Leibler information. The bias of AIC and AICC is studied in the underfitting case, where none of the candidate models includes the true model (Shibata, 1980, 1981; Parzen, 1978). Both normal linear regression and autoregressive candidate models are considered. The bias of AICC is typically smaller, often dramatically smaller, than that of AIC. A simulation study in which the true model is an infinite-order autoregression shows that, even in moderate sample sizes, AICC provides substantially better model selections than AIC.&quot;,&quot;container-title&quot;:&quot;Biometrika&quot;,&quot;DOI&quot;:&quot;10.1093/biomet/78.3.499&quot;,&quot;ISSN&quot;:&quot;0006-3444&quot;,&quot;issue&quot;:&quot;3&quot;,&quot;journalAbbreviation&quot;:&quot;Biometrika&quot;,&quot;page&quot;:&quot;499-509&quot;,&quot;source&quot;:&quot;Silverchair&quot;,&quot;title&quot;:&quot;Bias of the corrected AIC criterion for underfitted regression and time series models&quot;,&quot;volume&quot;:&quot;78&quot;,&quot;author&quot;:[{&quot;family&quot;:&quot;Hurvich&quot;,&quot;given&quot;:&quot;Clifford M.&quot;},{&quot;family&quot;:&quot;Tsai&quot;,&quot;given&quot;:&quot;Chih-Ling&quot;}],&quot;issued&quot;:{&quot;date-parts&quot;:[[&quot;1991&quot;,9,1]]}}}],&quot;schema&quot;:&quot;https://github.com/citation-style-language/schema/raw/master/csl-citation.json&quot;} RNDgUfb4BwYFr"/><text:span text:style-name="T81">, offering an information-theoretic complement to the F-test results.</text:span><text:span text:style-name="T79"> The AIC</text:span><text:span text:style-name="T82">c</text:span><text:span text:style-name="T79"> was performed using </text:span><text:span text:style-name="T81">the</text:span><text:span text:style-name="T79"> function </text:span><text:span text:style-name="T83">AICc</text:span><text:span text:style-name="T79"> from the </text:span><text:span text:style-name="T84">MuMIn</text:span><text:span text:style-name="T85"> package in R</text:span><text:span text:style-name="T86"> </text:span><text:reference-mark-start text:name="ZOTERO_ITEM CSL_CITATION {&quot;citationID&quot;:&quot;4Gqjkvha&quot;,&quot;properties&quot;:{&quot;formattedCitation&quot;:&quot;(Barto\\uc0\\u324{} 2025)&quot;,&quot;plainCitation&quot;:&quot;(Bartoń 2025)&quot;,&quot;noteIndex&quot;:0},&quot;citationItems&quot;:[{&quot;id&quot;:210,&quot;uris&quot;:[&quot;http://zotero.org/users/17654486/items/4J7UUVGC&quot;],&quot;itemData&quot;:{&quot;id&quot;:210,&quot;type&quot;:&quot;software&quot;,&quot;abstract&quot;:&quot;Tools for model selection and model averaging with support for a wide range of statistical models. Automated model selection through subsets of the maximum model, with optional constraints for model inclusion. Averaging of model parameters and predictions based on model weights derived from information criteria (AICc and alike) or custom model weighting schemes.&quot;,&quot;license&quot;:&quot;GPL-2&quot;,&quot;source&quot;:&quot;R-Packages&quot;,&quot;title&quot;:&quot;MuMIn: Multi-Model Inference&quot;,&quot;title-short&quot;:&quot;MuMIn&quot;,&quot;URL&quot;:&quot;https://cran.r-project.org/web/packages/MuMIn/index.html&quot;,&quot;version&quot;:&quot;1.48.11&quot;,&quot;author&quot;:[{&quot;family&quot;:&quot;Bartoń&quot;,&quot;given&quot;:&quot;Kamil&quot;}],&quot;accessed&quot;:{&quot;date-parts&quot;:[[&quot;2025&quot;,10,6]]},&quot;issued&quot;:{&quot;date-parts&quot;:[[&quot;2025&quot;,4,1]]}}}],&quot;schema&quot;:&quot;https://github.com/citation-style-language/schema/raw/master/csl-citation.json&quot;} RNDELCg1Zk0Jz"/><text:span text:style-name="T87">(Bartoń 2025)</text:span><text:reference-mark-end text:name="ZOTERO_ITEM CSL_CITATION {&quot;citationID&quot;:&quot;4Gqjkvha&quot;,&quot;properties&quot;:{&quot;formattedCitation&quot;:&quot;(Barto\\uc0\\u324{} 2025)&quot;,&quot;plainCitation&quot;:&quot;(Bartoń 2025)&quot;,&quot;noteIndex&quot;:0},&quot;citationItems&quot;:[{&quot;id&quot;:210,&quot;uris&quot;:[&quot;http://zotero.org/users/17654486/items/4J7UUVGC&quot;],&quot;itemData&quot;:{&quot;id&quot;:210,&quot;type&quot;:&quot;software&quot;,&quot;abstract&quot;:&quot;Tools for model selection and model averaging with support for a wide range of statistical models. Automated model selection through subsets of the maximum model, with optional constraints for model inclusion. Averaging of model parameters and predictions based on model weights derived from information criteria (AICc and alike) or custom model weighting schemes.&quot;,&quot;license&quot;:&quot;GPL-2&quot;,&quot;source&quot;:&quot;R-Packages&quot;,&quot;title&quot;:&quot;MuMIn: Multi-Model Inference&quot;,&quot;title-short&quot;:&quot;MuMIn&quot;,&quot;URL&quot;:&quot;https://cran.r-project.org/web/packages/MuMIn/index.html&quot;,&quot;version&quot;:&quot;1.48.11&quot;,&quot;author&quot;:[{&quot;family&quot;:&quot;Bartoń&quot;,&quot;given&quot;:&quot;Kamil&quot;}],&quot;accessed&quot;:{&quot;date-parts&quot;:[[&quot;2025&quot;,10,6]]},&quot;issued&quot;:{&quot;date-parts&quot;:[[&quot;2025&quot;,4,1]]}}}],&quot;schema&quot;:&quot;https://github.com/citation-style-language/schema/raw/master/csl-citation.json&quot;} RNDELCg1Zk0Jz"/><text:span text:style-name="T88">.</text:span></text:p>
      <text:p text:style-name="P24"><text:span text:style-name="T37">Goodness of the fit</text:span>. <text:span text:style-name="T89">All models </text:span><text:span text:style-name="T90">performance</text:span><text:span text:style-name="T89"> were assessed using the root mean square error (RMSE)</text:span><text:span text:style-name="T90"> </text:span><text:reference-mark-start text:name="ZOTERO_ITEM CSL_CITATION {&quot;citationID&quot;:&quot;neiPuVl9&quot;,&quot;properties&quot;:{&quot;formattedCitation&quot;:&quot;(Chai and Draxler 2014)&quot;,&quot;plainCitation&quot;:&quot;(Chai and Draxler 2014)&quot;,&quot;noteIndex&quot;:0},&quot;citationItems&quot;:[{&quot;id&quot;:216,&quot;uris&quot;:[&quot;http://zotero.org/users/17654486/items/GCLX2IJR&quot;],&quot;itemData&quot;:{&quot;id&quot;:216,&quot;type&quot;:&quot;article-journal&quot;,&quot;abstract&quot;:&quot;Both the root mean square error (RMSE) and the mean absolute error (MAE) are regularly employed in model evaluation studies. Willmott and Matsuura (2005) have suggested that the RMSE is not a good indicator of average model performance and might be a misleading indicator of average error, and thus the MAE would be a better metric for that purpose. While some concerns over using RMSE raised by Willmott and Matsuura (2005) and Willmott et al. (2009) are valid, the proposed avoidance of RMSE in favor of MAE is not the solution. Citing the aforementioned papers, many researchers chose MAE over RMSE to present their model evaluation statistics when presenting or adding the RMSE measures could be more beneficial. In this technical note, we demonstrate that the RMSE is not ambiguous in its meaning, contrary to what was claimed by Willmott et al. (2009). The RMSE is more appropriate to represent model performance than the MAE when the error distribution is expected to be Gaussian. In addition, we show that the RMSE satisfies the triangle inequality requirement for a distance metric, whereas Willmott et al. (2009) indicated that the sums-of-squares-based statistics do not satisfy this rule. In the end, we discussed some circumstances where using the RMSE will be more beneficial. However, we do not contend that the RMSE is superior over the MAE. Instead, a combination of metrics, including but certainly not limited to RMSEs and MAEs, are often required to assess model performance.&quot;,&quot;container-title&quot;:&quot;Geoscientific Model Development&quot;,&quot;DOI&quot;:&quot;10.5194/gmd-7-1247-2014&quot;,&quot;ISSN&quot;:&quot;1991-959X&quot;,&quot;issue&quot;:&quot;3&quot;,&quot;language&quot;:&quot;English&quot;,&quot;note&quot;:&quot;publisher: Copernicus GmbH&quot;,&quot;page&quot;:&quot;1247-1250&quot;,&quot;source&quot;:&quot;Copernicus Online Journals&quot;,&quot;title&quot;:&quot;Root mean square error (RMSE) or mean absolute error (MAE)? – Arguments against avoiding RMSE in the literature&quot;,&quot;title-short&quot;:&quot;Root mean square error (RMSE) or mean absolute error (MAE)?&quot;,&quot;volume&quot;:&quot;7&quot;,&quot;author&quot;:[{&quot;family&quot;:&quot;Chai&quot;,&quot;given&quot;:&quot;T.&quot;},{&quot;family&quot;:&quot;Draxler&quot;,&quot;given&quot;:&quot;R. R.&quot;}],&quot;issued&quot;:{&quot;date-parts&quot;:[[&quot;2014&quot;,6,30]]}}}],&quot;schema&quot;:&quot;https://github.com/citation-style-language/schema/raw/master/csl-citation.json&quot;} RNDnhNXYB7NeE"/><text:span text:style-name="T90">(Chai and Draxler 2014)</text:span><text:reference-mark-end text:name="ZOTERO_ITEM CSL_CITATION {&quot;citationID&quot;:&quot;neiPuVl9&quot;,&quot;properties&quot;:{&quot;formattedCitation&quot;:&quot;(Chai and Draxler 2014)&quot;,&quot;plainCitation&quot;:&quot;(Chai and Draxler 2014)&quot;,&quot;noteIndex&quot;:0},&quot;citationItems&quot;:[{&quot;id&quot;:216,&quot;uris&quot;:[&quot;http://zotero.org/users/17654486/items/GCLX2IJR&quot;],&quot;itemData&quot;:{&quot;id&quot;:216,&quot;type&quot;:&quot;article-journal&quot;,&quot;abstract&quot;:&quot;Both the root mean square error (RMSE) and the mean absolute error (MAE) are regularly employed in model evaluation studies. Willmott and Matsuura (2005) have suggested that the RMSE is not a good indicator of average model performance and might be a misleading indicator of average error, and thus the MAE would be a better metric for that purpose. While some concerns over using RMSE raised by Willmott and Matsuura (2005) and Willmott et al. (2009) are valid, the proposed avoidance of RMSE in favor of MAE is not the solution. Citing the aforementioned papers, many researchers chose MAE over RMSE to present their model evaluation statistics when presenting or adding the RMSE measures could be more beneficial. In this technical note, we demonstrate that the RMSE is not ambiguous in its meaning, contrary to what was claimed by Willmott et al. (2009). The RMSE is more appropriate to represent model performance than the MAE when the error distribution is expected to be Gaussian. In addition, we show that the RMSE satisfies the triangle inequality requirement for a distance metric, whereas Willmott et al. (2009) indicated that the sums-of-squares-based statistics do not satisfy this rule. In the end, we discussed some circumstances where using the RMSE will be more beneficial. However, we do not contend that the RMSE is superior over the MAE. Instead, a combination of metrics, including but certainly not limited to RMSEs and MAEs, are often required to assess model performance.&quot;,&quot;container-title&quot;:&quot;Geoscientific Model Development&quot;,&quot;DOI&quot;:&quot;10.5194/gmd-7-1247-2014&quot;,&quot;ISSN&quot;:&quot;1991-959X&quot;,&quot;issue&quot;:&quot;3&quot;,&quot;language&quot;:&quot;English&quot;,&quot;note&quot;:&quot;publisher: Copernicus GmbH&quot;,&quot;page&quot;:&quot;1247-1250&quot;,&quot;source&quot;:&quot;Copernicus Online Journals&quot;,&quot;title&quot;:&quot;Root mean square error (RMSE) or mean absolute error (MAE)? – Arguments against avoiding RMSE in the literature&quot;,&quot;title-short&quot;:&quot;Root mean square error (RMSE) or mean absolute error (MAE)?&quot;,&quot;volume&quot;:&quot;7&quot;,&quot;author&quot;:[{&quot;family&quot;:&quot;Chai&quot;,&quot;given&quot;:&quot;T.&quot;},{&quot;family&quot;:&quot;Draxler&quot;,&quot;given&quot;:&quot;R. R.&quot;}],&quot;issued&quot;:{&quot;date-parts&quot;:[[&quot;2014&quot;,6,30]]}}}],&quot;schema&quot;:&quot;https://github.com/citation-style-language/schema/raw/master/csl-citation.json&quot;} RNDnhNXYB7NeE"/><text:span text:style-name="T89">: </text:span></text:p>
      <text:p text:style-name="P25"><draw:frame draw:style-name="fr1" draw:name="Object3" text:anchor-type="as-char" svg:y="-0.3209in" svg:width="1.6311in" svg:height="0.4909in" draw:z-index="2"><draw:object xlink:href="./Object 3" xlink:type="simple" xlink:show="embed" xlink:actuate="onLoad"/><draw:image xlink:href="./ObjectReplacements/Object 3" xlink:type="simple" xlink:show="embed" xlink:actuate="onLoad"/></draw:frame></text:p>
      <text:p text:style-name="Text_20_body"><text:span text:style-name="T91">where</text:span><text:span text:style-name="T92"> </text:span><text:span text:style-name="T93">y</text:span><text:span text:style-name="T94">i</text:span><text:span text:style-name="T95"> is the observed values; </text:span><text:span text:style-name="T93">ŷ</text:span><text:span text:style-name="T94">i</text:span><text:span text:style-name="T95"> is the predicted value; and </text:span><text:span text:style-name="T93">n</text:span><text:span text:style-name="T95"> is the number of observations. </text:span><text:span text:style-name="T96">Lower RMSE values indicate better model fit, with RSME values of 0 representing a perfect match between predictions and observations. Furthermore</text:span><text:span text:style-name="T91">, model efficiency</text:span><text:span text:style-name="T97"> (ME)</text:span><text:span text:style-name="T91"> </text:span><text:span text:style-name="T96">was calculated to assess the predictive performance of the models</text:span><text:span text:style-name="T97"> </text:span><text:reference-mark-start text:name="ZOTERO_ITEM CSL_CITATION {&quot;citationID&quot;:&quot;uND92cbD&quot;,&quot;properties&quot;:{&quot;formattedCitation&quot;:&quot;(Nash and Sutcliffe 1970)&quot;,&quot;plainCitation&quot;:&quot;(Nash and Sutcliffe 1970)&quot;,&quot;noteIndex&quot;:0},&quot;citationItems&quot;:[{&quot;id&quot;:214,&quot;uris&quot;:[&quot;http://zotero.org/users/17654486/items/DKGYH66L&quot;],&quot;itemData&quot;:{&quot;id&quot;:214,&quot;type&quot;:&quot;article-journal&quot;,&quot;abstract&quot;:&quot;The principles governing the application of the conceptual model technique to river flow forecasting are discussed. The necessity for a systematic approach to the development and testing of the model is explained and some preliminary ideas suggested.&quot;,&quot;container-title&quot;:&quot;Journal of Hydrology&quot;,&quot;DOI&quot;:&quot;10.1016/0022-1694(70)90255-6&quot;,&quot;ISSN&quot;:&quot;0022-1694&quot;,&quot;issue&quot;:&quot;3&quot;,&quot;journalAbbreviation&quot;:&quot;Journal of Hydrology&quot;,&quot;page&quot;:&quot;282-290&quot;,&quot;source&quot;:&quot;ScienceDirect&quot;,&quot;title&quot;:&quot;River flow forecasting through conceptual models part I — A discussion of principles&quot;,&quot;volume&quot;:&quot;10&quot;,&quot;author&quot;:[{&quot;family&quot;:&quot;Nash&quot;,&quot;given&quot;:&quot;J. E.&quot;},{&quot;family&quot;:&quot;Sutcliffe&quot;,&quot;given&quot;:&quot;J. V.&quot;}],&quot;issued&quot;:{&quot;date-parts&quot;:[[&quot;1970&quot;,4,1]]}}}],&quot;schema&quot;:&quot;https://github.com/citation-style-language/schema/raw/master/csl-citation.json&quot;} RNDHYYDrmt6Rj"/>(Nash and Sutcliffe 1970)<text:reference-mark-end text:name="ZOTERO_ITEM CSL_CITATION {&quot;citationID&quot;:&quot;uND92cbD&quot;,&quot;properties&quot;:{&quot;formattedCitation&quot;:&quot;(Nash and Sutcliffe 1970)&quot;,&quot;plainCitation&quot;:&quot;(Nash and Sutcliffe 1970)&quot;,&quot;noteIndex&quot;:0},&quot;citationItems&quot;:[{&quot;id&quot;:214,&quot;uris&quot;:[&quot;http://zotero.org/users/17654486/items/DKGYH66L&quot;],&quot;itemData&quot;:{&quot;id&quot;:214,&quot;type&quot;:&quot;article-journal&quot;,&quot;abstract&quot;:&quot;The principles governing the application of the conceptual model technique to river flow forecasting are discussed. The necessity for a systematic approach to the development and testing of the model is explained and some preliminary ideas suggested.&quot;,&quot;container-title&quot;:&quot;Journal of Hydrology&quot;,&quot;DOI&quot;:&quot;10.1016/0022-1694(70)90255-6&quot;,&quot;ISSN&quot;:&quot;0022-1694&quot;,&quot;issue&quot;:&quot;3&quot;,&quot;journalAbbreviation&quot;:&quot;Journal of Hydrology&quot;,&quot;page&quot;:&quot;282-290&quot;,&quot;source&quot;:&quot;ScienceDirect&quot;,&quot;title&quot;:&quot;River flow forecasting through conceptual models part I — A discussion of principles&quot;,&quot;volume&quot;:&quot;10&quot;,&quot;author&quot;:[{&quot;family&quot;:&quot;Nash&quot;,&quot;given&quot;:&quot;J. E.&quot;},{&quot;family&quot;:&quot;Sutcliffe&quot;,&quot;given&quot;:&quot;J. V.&quot;}],&quot;issued&quot;:{&quot;date-parts&quot;:[[&quot;1970&quot;,4,1]]}}}],&quot;schema&quot;:&quot;https://github.com/citation-style-language/schema/raw/master/csl-citation.json&quot;} RNDHYYDrmt6Rj"/><text:span text:style-name="T96">:</text:span></text:p>
      <text:p text:style-name="P29"><draw:frame draw:style-name="fr1" draw:name="Object4" text:anchor-type="as-char" svg:y="-0.511in" svg:width="1.4917in" svg:height="0.9283in" draw:z-index="3"><draw:object xlink:href="./Object 4" xlink:type="simple" xlink:show="embed" xlink:actuate="onLoad"/><draw:image xlink:href="./ObjectReplacements/Object 4" xlink:type="simple" xlink:show="embed" xlink:actuate="onLoad"/></draw:frame></text:p>
      <text:p text:style-name="P30">where <text:span text:style-name="T37">O</text:span><text:span text:style-name="T64">i</text:span> and <text:span text:style-name="T37">P</text:span><text:span text:style-name="T64">i</text:span> are the observed and predicted values, respectively; <draw:frame draw:style-name="fr1" draw:name="Object5" text:anchor-type="as-char" svg:y="-0.1492in" svg:width="0.1256in" svg:height="0.1854in" draw:z-index="4"><draw:object xlink:href="./Object 5" xlink:type="simple" xlink:show="embed" xlink:actuate="onLoad"/><draw:image xlink:href="./ObjectReplacements/Object 5" xlink:type="simple" xlink:show="embed" xlink:actuate="onLoad"/></draw:frame><text:s/>is the mean of observed values, and <text:span text:style-name="T37">n</text:span> is the number of observations. The ME values range from -<text:span text:style-name="T98">∞</text:span><text:span text:style-name="T99"> to 1, with values closer to 1 indicating </text:span><text:span text:style-name="T100">excellent</text:span><text:span text:style-name="T99"> predictions. </text:span></text:p>
      <text:p text:style-name="P30"/>
      <text:h text:style-name="P31" text:outline-level="2" loext:marker-style-name="T3"><text:bookmark-start text:name="_Toc2685948"/><text:soft-page-break/><text:span text:style-name="T3">Results and Discussion</text:span><text:bookmark-end text:name="_Toc2685948"/></text:h>
      <text:p text:style-name="P32" loext:marker-style-name="T15"><text:bookmark-start text:name="_Toc2685949"/><text:bookmark-start text:name="_Hlk2607705"/><text:span text:style-name="T15">These are combined as one section, but italicized subheadings can be used.</text:span><text:span text:style-name="T15"/></text:p>
      <text:p text:style-name="P32" loext:marker-style-name="T101"><text:span text:style-name="T101">Example of a Subheading</text:span><text:span text:style-name="T101"/></text:p>
      <text:p text:style-name="P9" loext:marker-style-name="T15"><text:span text:style-name="T15">There is no separate Conclusion section.</text:span><text:span text:style-name="T17"> </text:span><text:span text:style-name="T15">Provide a clear and precise description of the experimental results and how they were interpreted, including details of statistical analyses. Use tables and figures where appropriate to present data; cite them in the text as Table 1, Figure 1 etc. and attach them to the end of the manuscript (see below). Discuss the results in the broader context of previous research, and describe their implications for the research goals and/or working hypotheses presented in Materials and Methods.</text:span></text:p>
      <text:p text:style-name="P33" loext:marker-style-name="T15"/>
      <text:p text:style-name="P32" loext:marker-style-name="T9"><text:span text:style-name="T16">Acknowledgments</text:span><text:span text:style-name="T102"/></text:p>
      <text:p text:style-name="P32" loext:marker-style-name="T9"><text:span text:style-name="T9"> Individuals who contributed to the research but who do not meet the criteria for authorship may be acknowledged in this section.</text:span><text:span text:style-name="T9"/></text:p>
      <text:p text:style-name="P11" loext:marker-style-name="T13"/>
      <text:p text:style-name="P9" loext:marker-style-name="T12"><text:span text:style-name="T12">Funding</text:span><text:span text:style-name="T12"/></text:p>
      <text:p text:style-name="P9" loext:marker-style-name="T12"><text:span text:style-name="T9">Authors must disclose all funding received to support the research described in the manuscript by describing and acknowledging funding sources in this section. Where no specific funding was provided for research, provide the following statement: "This research received no specific grant from any funding agency, commercial or not-for-profit sectors."</text:span><text:span text:style-name="T103"/></text:p>
      <text:p text:style-name="P11" loext:marker-style-name="T13"/>
      <text:p text:style-name="P9" loext:marker-style-name="T12"><text:span text:style-name="T12">Competing Interests</text:span><text:span text:style-name="T12"/></text:p>
      <text:p text:style-name="P9" loext:marker-style-name="T13"><text:span text:style-name="T13">A competing interest declaration is required. Competing interests are situations that could be perceived to exert an undue influence on the content or publication of an author’s work. They </text:span><text:soft-page-break/><text:span text:style-name="T13">may include, but are not limited to, financial, professional, contractual, or personal relationships or situations. If the manuscript has multiple authors, include competing interest declarations relevant to all contributing authors. Example: “Competing interests: Author 1 is employed at organization A, Author 2 is on the Board of company B and is a member of organization C. Author 3 has received grants from company D.” If no competing interests exist, the declaration should state “Competing interests: The author(s) declare none."</text:span><text:span text:style-name="T13"/></text:p>
      <text:p text:style-name="P34" loext:marker-style-name="T13"/>
      <text:p text:style-name="P35"><text:span text:style-name="Heading_20_2_20_Char"><text:span text:style-name="T3">References</text:span></text:span></text:p>
      <text:p text:style-name="P9"><text:span text:style-name="T104">Begin on a separate page and list citations alphabetically by author. Each citation should include the names of all authors, year of publication, complete title, publication, volume number, and inclusive pages, in that sequence.</text:span><text:span text:style-name="T105"> </text:span><text:span text:style-name="T104"><text:s/>Theses and dissertations may appear in References, but do not cite or footnote abstracts more than 3 years old unless the information contained is of vital importance and has not been reported elsewhere. Preprints and unpublished materials are not permitted in the References section but can be cited parenthetically in the text. <text:s/>For additional formatting details see: </text:span></text:p>
      <text:p text:style-name="P36"><text:a xlink:type="simple" xlink:href="https://www.cambridge.org/core/journals/weed-science/information/author-instructions/preparing-your-materials" text:style-name="Internet_20_link" text:visited-style-name="Visited_20_Internet_20_Link"><text:span text:style-name="Internet_20_link"><text:span text:style-name="T106">https://www.cambridge.org/core/journals/weed-science/information/author-instructions/preparing-your-materials.</text:span></text:span></text:a></text:p>
      <text:p text:style-name="P37" loext:marker-style-name="T106"/>
      <text:p text:style-name="P38" loext:marker-style-name="T107"/>
      <text:p text:style-name="P39" loext:marker-style-name="T107"><text:span text:style-name="T107">Table</text:span><text:span text:style-name="T108">s</text:span></text:p>
      <text:p text:style-name="P40" loext:marker-style-name="T107">Table 1. Luddock</text:p>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rows-spanned="2" office:value-type="string">
            <text:p text:style-name="P41">Model</text:p>
          </table:table-cell>
          <table:table-cell table:style-name="Table1.A1" table:number-rows-spanned="2" office:value-type="string">
            <text:p text:style-name="P42">Term</text:p>
          </table:table-cell>
          <table:table-cell table:style-name="Table1.A1" table:number-rows-spanned="2" office:value-type="string">
            <text:p text:style-name="P42">Curve</text:p>
          </table:table-cell>
          <table:table-cell table:style-name="Table1.A1" table:number-columns-spanned="3" office:value-type="string">
            <text:p text:style-name="P41">Model selection</text:p>
          </table:table-cell>
          <table:covered-table-cell/>
          <table:covered-table-cell/>
          <table:table-cell table:style-name="Table1.A1" table:number-columns-spanned="2" office:value-type="string">
            <text:p text:style-name="P43">Goodness-of-fit</text:p>
          </table:table-cell>
          <table:covered-table-cell/>
        </table:table-row>
        <table:table-row table:style-name="Table1.1">
          <table:covered-table-cell table:style-name="Table1.A2"/>
          <table:covered-table-cell table:style-name="Table1.A2"/>
          <table:covered-table-cell table:style-name="Table1.A2"/>
          <table:table-cell table:style-name="Table1.A2" office:value-type="string">
            <text:p text:style-name="P41">F-test</text:p>
          </table:table-cell>
          <table:table-cell table:style-name="Table1.A2" office:value-type="string">
            <text:p text:style-name="P41">P-value</text:p>
          </table:table-cell>
          <table:table-cell table:style-name="Table1.A2" office:value-type="string">
            <text:p text:style-name="P41">AIC<text:span text:style-name="T109">c</text:span><text:span text:style-name="T110">a</text:span></text:p>
          </table:table-cell>
          <table:table-cell table:style-name="Table1.A2" office:value-type="string">
            <text:p text:style-name="P44">RSME<text:span text:style-name="T110">b</text:span></text:p>
          </table:table-cell>
          <table:table-cell table:style-name="Table1.A2" office:value-type="string">
            <text:p text:style-name="P44"><text:span text:style-name="T111">ME</text:span><text:span text:style-name="T110">c</text:span></text:p>
          </table:table-cell>
        </table:table-row>
        <table:table-row table:style-name="Table1.1">
          <table:table-cell table:style-name="Table1.A3" table:number-rows-spanned="4" office:value-type="string">
            <text:p text:style-name="P41">Full model</text:p>
          </table:table-cell>
          <table:table-cell table:style-name="Table1.A3" table:number-rows-spanned="4" office:value-type="string">
            <text:p text:style-name="P41">species <text:span text:style-name="T112">× </text:span>depth</text:p>
          </table:table-cell>
          <table:table-cell table:style-name="Table1.A3" office:value-type="string">
            <text:p text:style-name="P45">Palmer amaranth at 25 cm</text:p>
          </table:table-cell>
          <table:table-cell table:style-name="Table1.A3" table:number-rows-spanned="4" office:value-type="string">
            <text:p text:style-name="P46">-</text:p>
            <text:p text:style-name="P41"/>
          </table:table-cell>
          <table:table-cell table:style-name="Table1.A3" table:number-rows-spanned="4" office:value-type="string">
            <text:p text:style-name="P46">-</text:p>
          </table:table-cell>
          <table:table-cell table:style-name="Table1.A3" table:number-rows-spanned="4" office:value-type="string">
            <text:p text:style-name="P43">965.37</text:p>
          </table:table-cell>
          <table:table-cell table:style-name="Table1.G3" office:value-type="float" office:value="5.91">
            <text:p text:style-name="P47">5.91</text:p>
          </table:table-cell>
          <table:table-cell table:style-name="Table1.G3" office:value-type="float" office:value="0.97">
            <text:p text:style-name="P47">0.97</text:p>
          </table:table-cell>
        </table:table-row>
        <table:table-row>
          <table:covered-table-cell table:style-name="Table1.A3"/>
          <table:covered-table-cell table:style-name="Table1.A3"/>
          <table:table-cell table:style-name="Table1.A3" office:value-type="string">
            <text:p text:style-name="P45">Palmer amaranth at 5 cm</text:p>
          </table:table-cell>
          <table:covered-table-cell table:style-name="Table1.A3"/>
          <table:covered-table-cell table:style-name="Table1.A3"/>
          <table:covered-table-cell table:style-name="Table1.A3"/>
          <table:table-cell table:style-name="Table1.G3" office:value-type="float" office:value="3.82">
            <text:p text:style-name="P47">3.82</text:p>
          </table:table-cell>
          <table:table-cell table:style-name="Table1.G3" office:value-type="float" office:value="0.98">
            <text:p text:style-name="P47">0.98</text:p>
          </table:table-cell>
        </table:table-row>
        <table:table-row>
          <table:covered-table-cell table:style-name="Table1.A3"/>
          <table:covered-table-cell table:style-name="Table1.A3"/>
          <table:table-cell table:style-name="Table1.A3" office:value-type="string">
            <text:p text:style-name="P45">waterhemp at 25 cm</text:p>
          </table:table-cell>
          <table:covered-table-cell table:style-name="Table1.A3"/>
          <table:covered-table-cell table:style-name="Table1.A3"/>
          <table:covered-table-cell table:style-name="Table1.A3"/>
          <table:table-cell table:style-name="Table1.G3" office:value-type="float" office:value="11.93">
            <text:p text:style-name="P47">11.93</text:p>
          </table:table-cell>
          <table:table-cell table:style-name="Table1.G3" office:value-type="float" office:value="0.87">
            <text:p text:style-name="P47">0.87</text:p>
          </table:table-cell>
        </table:table-row>
        <table:table-row table:style-name="Table1.1">
          <table:covered-table-cell table:style-name="Table1.A3"/>
          <table:covered-table-cell table:style-name="Table1.A3"/>
          <table:table-cell table:style-name="Table1.A3" office:value-type="string">
            <text:p text:style-name="P45">waterhemp at 5 cm</text:p>
          </table:table-cell>
          <table:covered-table-cell table:style-name="Table1.A3"/>
          <table:covered-table-cell table:style-name="Table1.A3"/>
          <table:covered-table-cell table:style-name="Table1.A3"/>
          <table:table-cell table:style-name="Table1.G3" office:value-type="float" office:value="12.97">
            <text:p text:style-name="P47">12.97</text:p>
          </table:table-cell>
          <table:table-cell table:style-name="Table1.G3" office:value-type="float" office:value="0.86">
            <text:p text:style-name="P47">0.86</text:p>
          </table:table-cell>
        </table:table-row>
        <table:table-row table:style-name="Table1.1">
          <table:table-cell table:style-name="Table1.A3" table:number-rows-spanned="2" office:value-type="string">
            <text:p text:style-name="P41">Reduced 1</text:p>
          </table:table-cell>
          <table:table-cell table:style-name="Table1.A3" table:number-rows-spanned="2" office:value-type="string">
            <text:p text:style-name="P41">species </text:p>
          </table:table-cell>
          <table:table-cell table:style-name="Table1.A3" office:value-type="string">
            <text:p text:style-name="P44">Palmer amaranth</text:p>
          </table:table-cell>
          <table:table-cell table:style-name="Table1.G3" table:number-rows-spanned="2" office:value-type="float" office:value="0.12">
            <text:p text:style-name="P48">0.12</text:p>
          </table:table-cell>
          <table:table-cell table:style-name="Table1.G3" table:number-rows-spanned="2" office:value-type="float" office:value="0.99">
            <text:p text:style-name="P41">0.<text:span text:style-name="T113">99</text:span></text:p>
          </table:table-cell>
          <table:table-cell table:style-name="Table1.A3" table:number-rows-spanned="2" office:value-type="string">
            <text:p text:style-name="P43">954.2</text:p>
          </table:table-cell>
          <table:table-cell table:style-name="Table1.G3" office:value-type="float" office:value="5.02">
            <text:p text:style-name="P49">5.02</text:p>
          </table:table-cell>
          <table:table-cell table:style-name="Table1.G3" office:value-type="float" office:value="0.97">
            <text:p text:style-name="P47">0.97</text:p>
          </table:table-cell>
        </table:table-row>
        <table:table-row>
          <table:covered-table-cell table:style-name="Table1.A3"/>
          <table:covered-table-cell table:style-name="Table1.A3"/>
          <table:table-cell table:style-name="Table1.A3" office:value-type="string">
            <text:p text:style-name="P44">waterhemp</text:p>
          </table:table-cell>
          <table:covered-table-cell table:style-name="Table1.A3"/>
          <table:covered-table-cell table:style-name="Table1.A3"/>
          <table:covered-table-cell table:style-name="Table1.A3"/>
          <table:table-cell table:style-name="Table1.G3" office:value-type="float" office:value="12.49">
            <text:p text:style-name="P49">12.49</text:p>
          </table:table-cell>
          <table:table-cell table:style-name="Table1.G3" office:value-type="float" office:value="0.86">
            <text:p text:style-name="P47">0.86</text:p>
          </table:table-cell>
        </table:table-row>
        <table:table-row>
          <table:table-cell table:style-name="Table1.A2" office:value-type="string">
            <text:p text:style-name="P41">Reduced 2</text:p>
          </table:table-cell>
          <table:table-cell table:style-name="Table1.B9">
            <text:p text:style-name="P41"/>
          </table:table-cell>
          <table:table-cell table:style-name="Table1.B9">
            <text:p text:style-name="P41"/>
          </table:table-cell>
          <table:table-cell table:style-name="Table1.B9" office:value-type="float" office:value="0.79">
            <text:p text:style-name="P41">0.<text:span text:style-name="T114">79</text:span></text:p>
          </table:table-cell>
          <table:table-cell table:style-name="Table1.A2" office:value-type="string">
            <text:p text:style-name="P41">0.5<text:span text:style-name="T115">0</text:span></text:p>
          </table:table-cell>
          <table:table-cell table:style-name="Table1.B9" office:value-type="float" office:value="950.67">
            <text:p text:style-name="P43">950.67</text:p>
          </table:table-cell>
          <table:table-cell table:style-name="Table1.B9" office:value-type="float" office:value="9.61">
            <text:p text:style-name="P43">9.61</text:p>
          </table:table-cell>
          <table:table-cell table:style-name="Table1.B9" office:value-type="float" office:value="0.92">
            <text:p text:style-name="P50">0.92</text:p>
          </table:table-cell>
        </table:table-row>
      </table:table>
      <text:p text:style-name="P51" loext:marker-style-name="T104"><text:span text:style-name="T116">a</text:span><text:span text:style-name="T117"> </text:span><text:span text:style-name="T118">AIC</text:span><text:span text:style-name="T119">c</text:span><text:span text:style-name="T120">, </text:span><text:span text:style-name="T121">Akaike’s Information Criterion</text:span><text:span text:style-name="T122"> </text:span></text:p>
      <text:p text:style-name="P52" loext:marker-style-name="T104"><text:span text:style-name="T123">b</text:span><text:span text:style-name="T117"> </text:span><text:span text:style-name="T120">RMSE, </text:span><text:span text:style-name="T124">Root Mean Square Error </text:span></text:p>
      <text:p text:style-name="P53" loext:marker-style-name="T104"><text:span text:style-name="T116">c</text:span> ME, <text:span text:style-name="T125">Model efficiency</text:span></text:p>
      <text:p text:style-name="P54" loext:marker-style-name="T104"/>
      <text:p text:style-name="P55" loext:marker-style-name="T104">Table 2. <text:span text:style-name="T126">College Station</text:span></text:p>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rows-spanned="2" office:value-type="string">
            <text:p text:style-name="P56">Model</text:p>
          </table:table-cell>
          <table:table-cell table:style-name="Table2.A1" table:number-rows-spanned="2" office:value-type="string">
            <text:p text:style-name="P57">Term</text:p>
          </table:table-cell>
          <table:table-cell table:style-name="Table2.A1" table:number-rows-spanned="2" office:value-type="string">
            <text:p text:style-name="P57">Curve</text:p>
          </table:table-cell>
          <table:table-cell table:style-name="Table2.A1" table:number-columns-spanned="3" office:value-type="string">
            <text:p text:style-name="P56">Model selection</text:p>
          </table:table-cell>
          <table:covered-table-cell/>
          <table:covered-table-cell/>
          <table:table-cell table:style-name="Table2.A1" table:number-columns-spanned="2" office:value-type="string">
            <text:p text:style-name="P58">Goodness-of-fit</text:p>
          </table:table-cell>
          <table:covered-table-cell/>
        </table:table-row>
        <table:table-row table:style-name="Table2.1">
          <table:covered-table-cell table:style-name="Table2.A2"/>
          <table:covered-table-cell table:style-name="Table2.A2"/>
          <table:covered-table-cell table:style-name="Table2.A2"/>
          <table:table-cell table:style-name="Table2.A2" office:value-type="string">
            <text:p text:style-name="P56">F-test</text:p>
          </table:table-cell>
          <table:table-cell table:style-name="Table2.A2" office:value-type="string">
            <text:p text:style-name="P56">P-value</text:p>
          </table:table-cell>
          <table:table-cell table:style-name="Table2.A2" office:value-type="string">
            <text:p text:style-name="P56">AIC<text:span text:style-name="T109">c</text:span><text:span text:style-name="T123">a</text:span></text:p>
          </table:table-cell>
          <table:table-cell table:style-name="Table2.A2" office:value-type="string">
            <text:p text:style-name="P59">RSME<text:span text:style-name="T123">b</text:span></text:p>
          </table:table-cell>
          <table:table-cell table:style-name="Table2.A2" office:value-type="string">
            <text:p text:style-name="P60">ME<text:span text:style-name="T116">c</text:span></text:p>
          </table:table-cell>
        </table:table-row>
        <table:table-row table:style-name="Table2.1">
          <table:table-cell table:style-name="Table2.A3" table:number-rows-spanned="4" office:value-type="string">
            <text:p text:style-name="P56">Full model</text:p>
          </table:table-cell>
          <table:table-cell table:style-name="Table2.A3" table:number-rows-spanned="4" office:value-type="string">
            <text:p text:style-name="P56">species <text:span text:style-name="T112">× </text:span>depth</text:p>
          </table:table-cell>
          <table:table-cell table:style-name="Table2.A3" office:value-type="string">
            <text:p text:style-name="P61">Palmer amaranth at 25 cm</text:p>
          </table:table-cell>
          <table:table-cell table:style-name="Table2.A3" table:number-rows-spanned="4" office:value-type="string">
            <text:p text:style-name="P62">-</text:p>
            <text:p text:style-name="P56"/>
          </table:table-cell>
          <table:table-cell table:style-name="Table2.A3" table:number-rows-spanned="4" office:value-type="string">
            <text:p text:style-name="P62">-</text:p>
          </table:table-cell>
          <table:table-cell table:style-name="Table2.A3" table:number-rows-spanned="4" office:value-type="string">
            <text:p text:style-name="P63">812.91</text:p>
          </table:table-cell>
          <table:table-cell table:style-name="Table2.G3" office:value-type="float" office:value="3.43">
            <text:p text:style-name="P63">3.43</text:p>
          </table:table-cell>
          <table:table-cell table:style-name="Table2.A3" office:value-type="string">
            <text:p text:style-name="P63">o.99</text:p>
          </table:table-cell>
        </table:table-row>
        <table:table-row>
          <table:covered-table-cell table:style-name="Table2.A3"/>
          <table:covered-table-cell table:style-name="Table2.A3"/>
          <table:table-cell table:style-name="Table2.A3" office:value-type="string">
            <text:p text:style-name="P61">Palmer amaranth at 5 cm</text:p>
          </table:table-cell>
          <table:covered-table-cell table:style-name="Table2.A3"/>
          <table:covered-table-cell table:style-name="Table2.A3"/>
          <table:covered-table-cell table:style-name="Table2.A3"/>
          <table:table-cell table:style-name="Table2.G3" office:value-type="float" office:value="3.53">
            <text:p text:style-name="P63">3.53</text:p>
          </table:table-cell>
          <table:table-cell table:style-name="Table2.G3" office:value-type="float" office:value="0.99">
            <text:p text:style-name="P63">0.99</text:p>
          </table:table-cell>
        </table:table-row>
        <table:table-row>
          <table:covered-table-cell table:style-name="Table2.A3"/>
          <table:covered-table-cell table:style-name="Table2.A3"/>
          <table:table-cell table:style-name="Table2.A3" office:value-type="string">
            <text:p text:style-name="P61">waterhemp at 25 cm</text:p>
          </table:table-cell>
          <table:covered-table-cell table:style-name="Table2.A3"/>
          <table:covered-table-cell table:style-name="Table2.A3"/>
          <table:covered-table-cell table:style-name="Table2.A3"/>
          <table:table-cell table:style-name="Table2.G3" office:value-type="float" office:value="8.53">
            <text:p text:style-name="P63">8.53</text:p>
          </table:table-cell>
          <table:table-cell table:style-name="Table2.A3" office:value-type="string">
            <text:p text:style-name="P63">0.94</text:p>
          </table:table-cell>
        </table:table-row>
        <table:table-row table:style-name="Table2.1">
          <table:covered-table-cell table:style-name="Table2.A3"/>
          <table:covered-table-cell table:style-name="Table2.A3"/>
          <table:table-cell table:style-name="Table2.A3" office:value-type="string">
            <text:p text:style-name="P61">waterhemp at 5 cm</text:p>
          </table:table-cell>
          <table:covered-table-cell table:style-name="Table2.A3"/>
          <table:covered-table-cell table:style-name="Table2.A3"/>
          <table:covered-table-cell table:style-name="Table2.A3"/>
          <table:table-cell table:style-name="Table2.G3" office:value-type="float" office:value="3.51">
            <text:p text:style-name="P63">3.51</text:p>
          </table:table-cell>
          <table:table-cell table:style-name="Table2.G3" office:value-type="float" office:value="0.99">
            <text:p text:style-name="P63">0.99</text:p>
          </table:table-cell>
        </table:table-row>
        <table:table-row table:style-name="Table2.1">
          <table:table-cell table:style-name="Table2.A3" table:number-rows-spanned="2" office:value-type="string">
            <text:p text:style-name="P56">Reduced 1</text:p>
          </table:table-cell>
          <table:table-cell table:style-name="Table2.A3" table:number-rows-spanned="2" office:value-type="string">
            <text:p text:style-name="P56">species </text:p>
          </table:table-cell>
          <table:table-cell table:style-name="Table2.A3" office:value-type="string">
            <text:p text:style-name="P59">Palmer amaranth</text:p>
          </table:table-cell>
          <table:table-cell table:style-name="Table2.G3" table:number-rows-spanned="2" office:value-type="float" office:value="1.25">
            <text:p text:style-name="P63">1.25</text:p>
          </table:table-cell>
          <table:table-cell table:style-name="Table2.G3" table:number-rows-spanned="2" office:value-type="float" office:value="0.28">
            <text:p text:style-name="P63">0.28</text:p>
          </table:table-cell>
          <table:table-cell table:style-name="Table2.A3" table:number-rows-spanned="2" office:value-type="string">
            <text:p text:style-name="P63">808.98</text:p>
          </table:table-cell>
          <table:table-cell table:style-name="Table2.G3" office:value-type="float" office:value="3.93">
            <text:p text:style-name="P63">3.93</text:p>
          </table:table-cell>
          <table:table-cell table:style-name="Table2.G3" office:value-type="float" office:value="0.99">
            <text:p text:style-name="P63">0.99</text:p>
          </table:table-cell>
        </table:table-row>
        <table:table-row>
          <table:covered-table-cell table:style-name="Table2.A3"/>
          <table:covered-table-cell table:style-name="Table2.A3"/>
          <table:table-cell table:style-name="Table2.A3" office:value-type="string">
            <text:p text:style-name="P59">waterhemp</text:p>
          </table:table-cell>
          <table:covered-table-cell table:style-name="Table2.A3"/>
          <table:covered-table-cell table:style-name="Table2.A3"/>
          <table:covered-table-cell table:style-name="Table2.A3"/>
          <table:table-cell table:style-name="Table2.G3" office:value-type="float" office:value="6.54">
            <text:p text:style-name="P63">6.54</text:p>
          </table:table-cell>
          <table:table-cell table:style-name="Table2.G3" office:value-type="float" office:value="0.97">
            <text:p text:style-name="P63">0.97</text:p>
          </table:table-cell>
        </table:table-row>
        <table:table-row>
          <table:table-cell table:style-name="Table2.A2" office:value-type="string">
            <text:p text:style-name="P56">Reduced 2</text:p>
          </table:table-cell>
          <table:table-cell table:style-name="Table2.B9">
            <text:p text:style-name="P56"/>
          </table:table-cell>
          <table:table-cell table:style-name="Table2.B9">
            <text:p text:style-name="P56"/>
          </table:table-cell>
          <table:table-cell table:style-name="Table2.B9" office:value-type="float" office:value="13.72">
            <text:p text:style-name="P63">13.72</text:p>
          </table:table-cell>
          <table:table-cell table:style-name="Table2.A2" office:value-type="string">
            <text:p text:style-name="P64">0<text:span text:style-name="T127">.00</text:span></text:p>
          </table:table-cell>
          <table:table-cell table:style-name="Table2.B9" office:value-type="float" office:value="840.21">
            <text:p text:style-name="P63">840.21</text:p>
          </table:table-cell>
          <table:table-cell table:style-name="Table2.B9" office:value-type="float" office:value="10.55">
            <text:p text:style-name="P65">10.55</text:p>
          </table:table-cell>
          <table:table-cell table:style-name="Table2.B9" office:value-type="float" office:value="0.91">
            <text:p text:style-name="P65">0.91</text:p>
          </table:table-cell>
        </table:table-row>
      </table:table>
      <text:p text:style-name="Text_20_body"><text:span text:style-name="T116">a</text:span><text:span text:style-name="T117"> </text:span><text:span text:style-name="T118">AIC</text:span><text:span text:style-name="T119">c</text:span><text:span text:style-name="T120">, </text:span><text:span text:style-name="T121">Akaike’s Information Criterion</text:span><text:span text:style-name="T122"> </text:span></text:p>
      <text:p text:style-name="Text_20_body"><text:span text:style-name="T123">b</text:span><text:span text:style-name="T117"> </text:span><text:span text:style-name="T120">RMSE, </text:span><text:span text:style-name="T124">Root Mean Square Error </text:span></text:p>
      <text:p text:style-name="Text_20_body"><text:span text:style-name="T116">c</text:span> ME, <text:span text:style-name="T125">Model efficiency</text:span></text:p>
      <text:p text:style-name="P66" loext:marker-style-name="T104"><text:span text:style-name="T128">Table 3. </text:span><text:span text:style-name="T129">Corpus Christi</text:span></text:p>
      <table:table table:name="Table3" table:style-name="Table3" table:template-name="Default Style">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rows-spanned="2" office:value-type="string">
            <text:p text:style-name="P67">Model</text:p>
          </table:table-cell>
          <table:table-cell table:style-name="Table3.A1" table:number-rows-spanned="2" office:value-type="string">
            <text:p text:style-name="P68">Term</text:p>
          </table:table-cell>
          <table:table-cell table:style-name="Table3.A1" table:number-rows-spanned="2" office:value-type="string">
            <text:p text:style-name="P68">Curve</text:p>
          </table:table-cell>
          <table:table-cell table:style-name="Table3.A1" table:number-columns-spanned="3" office:value-type="string">
            <text:p text:style-name="P67">Model selection</text:p>
          </table:table-cell>
          <table:covered-table-cell/>
          <table:covered-table-cell/>
          <table:table-cell table:style-name="Table3.A1" table:number-columns-spanned="2" office:value-type="string">
            <text:p text:style-name="P69">Goodness-of-fit</text:p>
          </table:table-cell>
          <table:covered-table-cell/>
        </table:table-row>
        <table:table-row table:style-name="Table3.1">
          <table:covered-table-cell table:style-name="Table3.A2"/>
          <table:covered-table-cell table:style-name="Table3.A2"/>
          <table:covered-table-cell table:style-name="Table3.A2"/>
          <table:table-cell table:style-name="Table3.A2" office:value-type="string">
            <text:p text:style-name="P67">F-test</text:p>
          </table:table-cell>
          <table:table-cell table:style-name="Table3.A2" office:value-type="string">
            <text:p text:style-name="P67">P-value</text:p>
          </table:table-cell>
          <table:table-cell table:style-name="Table3.A2" office:value-type="string">
            <text:p text:style-name="P67">AIC<text:span text:style-name="T109">c</text:span><text:span text:style-name="T130">a</text:span></text:p>
          </table:table-cell>
          <table:table-cell table:style-name="Table3.A2" office:value-type="string">
            <text:p text:style-name="P70">RSME<text:span text:style-name="T130">b</text:span></text:p>
          </table:table-cell>
          <table:table-cell table:style-name="Table3.A2" office:value-type="string">
            <text:p text:style-name="P70">M<text:span text:style-name="T131">E</text:span><text:span text:style-name="T132">c</text:span></text:p>
          </table:table-cell>
        </table:table-row>
        <table:table-row table:style-name="Table3.1">
          <table:table-cell table:style-name="Table3.A3" table:number-rows-spanned="4" office:value-type="string">
            <text:p text:style-name="P67">Full model</text:p>
          </table:table-cell>
          <table:table-cell table:style-name="Table3.A3" table:number-rows-spanned="4" office:value-type="string">
            <text:p text:style-name="P67">species <text:span text:style-name="T112">× </text:span>depth</text:p>
          </table:table-cell>
          <table:table-cell table:style-name="Table3.A3" office:value-type="string">
            <text:p text:style-name="P71">Palmer amaranth at 25 cm</text:p>
          </table:table-cell>
          <table:table-cell table:style-name="Table3.A3" table:number-rows-spanned="4" office:value-type="string">
            <text:p text:style-name="P67"/>
          </table:table-cell>
          <table:table-cell table:style-name="Table3.A3" table:number-rows-spanned="4" office:value-type="string">
            <text:p text:style-name="P72"/>
          </table:table-cell>
          <table:table-cell table:style-name="Table3.A3" table:number-rows-spanned="4" office:value-type="string">
            <text:p text:style-name="P73">843.54</text:p>
          </table:table-cell>
          <table:table-cell table:style-name="Table3.G3" office:value-type="float" office:value="4.72">
            <text:p text:style-name="P73">4.72</text:p>
          </table:table-cell>
          <table:table-cell table:style-name="Table3.A3" office:value-type="string">
            <text:p text:style-name="P74">0.98</text:p>
          </table:table-cell>
        </table:table-row>
        <table:table-row>
          <table:covered-table-cell table:style-name="Table3.A3"/>
          <table:covered-table-cell table:style-name="Table3.A3"/>
          <table:table-cell table:style-name="Table3.A3" office:value-type="string">
            <text:p text:style-name="P71">Palmer amaranth at 5 cm</text:p>
          </table:table-cell>
          <table:covered-table-cell table:style-name="Table3.A3"/>
          <table:covered-table-cell table:style-name="Table3.A3"/>
          <table:covered-table-cell table:style-name="Table3.A3"/>
          <table:table-cell table:style-name="Table3.G3" office:value-type="float" office:value="1.76">
            <text:p text:style-name="P73">1.76</text:p>
          </table:table-cell>
          <table:table-cell table:style-name="Table3.G3" office:value-type="float" office:value="0.99">
            <text:p text:style-name="P74">0.99</text:p>
          </table:table-cell>
        </table:table-row>
        <table:table-row>
          <table:covered-table-cell table:style-name="Table3.A3"/>
          <table:covered-table-cell table:style-name="Table3.A3"/>
          <table:table-cell table:style-name="Table3.A3" office:value-type="string">
            <text:p text:style-name="P71">waterhemp at 25 cm</text:p>
          </table:table-cell>
          <table:covered-table-cell table:style-name="Table3.A3"/>
          <table:covered-table-cell table:style-name="Table3.A3"/>
          <table:covered-table-cell table:style-name="Table3.A3"/>
          <table:table-cell table:style-name="Table3.G3" office:value-type="float" office:value="8.66">
            <text:p text:style-name="P75">8.66</text:p>
          </table:table-cell>
          <table:table-cell table:style-name="Table3.A3" office:value-type="string">
            <text:p text:style-name="P75">0.92</text:p>
          </table:table-cell>
        </table:table-row>
        <table:table-row table:style-name="Table3.1">
          <table:covered-table-cell table:style-name="Table3.A3"/>
          <table:covered-table-cell table:style-name="Table3.A3"/>
          <table:table-cell table:style-name="Table3.A3" office:value-type="string">
            <text:p text:style-name="P71">waterhemp at 5 cm</text:p>
          </table:table-cell>
          <table:covered-table-cell table:style-name="Table3.A3"/>
          <table:covered-table-cell table:style-name="Table3.A3"/>
          <table:covered-table-cell table:style-name="Table3.A3"/>
          <table:table-cell table:style-name="Table3.G3" office:value-type="float" office:value="6.22">
            <text:p text:style-name="P75">6.22</text:p>
          </table:table-cell>
          <table:table-cell table:style-name="Table3.G3" office:value-type="float" office:value="0.96">
            <text:p text:style-name="P75">0.96</text:p>
          </table:table-cell>
        </table:table-row>
        <table:table-row table:style-name="Table3.1">
          <table:table-cell table:style-name="Table3.A3" table:number-rows-spanned="2" office:value-type="string">
            <text:p text:style-name="P67">Reduced 1</text:p>
          </table:table-cell>
          <table:table-cell table:style-name="Table3.A3" table:number-rows-spanned="2" office:value-type="string">
            <text:p text:style-name="P67">species </text:p>
          </table:table-cell>
          <table:table-cell table:style-name="Table3.A3" office:value-type="string">
            <text:p text:style-name="P70">Palmer amaranth</text:p>
          </table:table-cell>
          <table:table-cell table:style-name="Table3.G3" table:number-rows-spanned="2" office:value-type="float" office:value="1.71">
            <text:p text:style-name="P76">1.71</text:p>
          </table:table-cell>
          <table:table-cell table:style-name="Table3.A3" table:number-rows-spanned="2" office:value-type="string">
            <text:p text:style-name="P76">0.12</text:p>
          </table:table-cell>
          <table:table-cell table:style-name="Table3.A3" table:number-rows-spanned="2" office:value-type="string">
            <text:p text:style-name="P73">842.41</text:p>
          </table:table-cell>
          <table:table-cell table:style-name="Table3.G3" office:value-type="float" office:value="3.65">
            <text:p text:style-name="P77">3.65</text:p>
          </table:table-cell>
          <table:table-cell table:style-name="Table3.G3" office:value-type="float" office:value="0.99">
            <text:p text:style-name="P77">0.99</text:p>
          </table:table-cell>
        </table:table-row>
        <table:table-row>
          <table:covered-table-cell table:style-name="Table3.A3"/>
          <table:covered-table-cell table:style-name="Table3.A3"/>
          <table:table-cell table:style-name="Table3.A3" office:value-type="string">
            <text:p text:style-name="P70">waterhemp</text:p>
          </table:table-cell>
          <table:covered-table-cell table:style-name="Table3.A3"/>
          <table:covered-table-cell table:style-name="Table3.A3"/>
          <table:covered-table-cell table:style-name="Table3.A3"/>
          <table:table-cell table:style-name="Table3.G3" office:value-type="float" office:value="7.9">
            <text:p text:style-name="P77">7.9</text:p>
          </table:table-cell>
          <table:table-cell table:style-name="Table3.G3" office:value-type="float" office:value="0.93">
            <text:p text:style-name="P77">0.93</text:p>
          </table:table-cell>
        </table:table-row>
        <table:table-row>
          <table:table-cell table:style-name="Table3.A2" office:value-type="string">
            <text:p text:style-name="P67">Reduced 2</text:p>
          </table:table-cell>
          <table:table-cell table:style-name="Table3.B9">
            <text:p text:style-name="P67"/>
          </table:table-cell>
          <table:table-cell table:style-name="Table3.B9">
            <text:p text:style-name="P67"/>
          </table:table-cell>
          <table:table-cell table:style-name="Table3.B9" office:value-type="float" office:value="21.43">
            <text:p text:style-name="P78">21.43</text:p>
          </table:table-cell>
          <table:table-cell table:style-name="Table3.A2" office:value-type="string">
            <text:p text:style-name="P79">0.<text:span text:style-name="T133">00</text:span></text:p>
          </table:table-cell>
          <table:table-cell table:style-name="Table3.A2" office:value-type="string">
            <text:p text:style-name="P73">890.6</text:p>
          </table:table-cell>
          <table:table-cell table:style-name="Table3.B9" office:value-type="float" office:value="7.6">
            <text:p text:style-name="P80">7.6</text:p>
          </table:table-cell>
          <table:table-cell table:style-name="Table3.B9" office:value-type="float" office:value="0.95">
            <text:p text:style-name="P77">0.95</text:p>
          </table:table-cell>
        </table:table-row>
      </table:table>
      <text:p text:style-name="P81"><text:span text:style-name="T116">a</text:span><text:span text:style-name="T117"> </text:span><text:span text:style-name="T118">AIC</text:span><text:span text:style-name="T119">c</text:span><text:span text:style-name="T120">, </text:span><text:span text:style-name="T121">Akaike’s Information Criterion</text:span><text:span text:style-name="T122"> </text:span></text:p>
      <text:p text:style-name="P81"><text:span text:style-name="T123">b</text:span><text:span text:style-name="T117"> </text:span><text:span text:style-name="T120">RMSE, </text:span><text:span text:style-name="T124">Root Mean Square Error </text:span></text:p>
      <text:p text:style-name="P81"><text:span text:style-name="T116">c</text:span> ME, <text:span text:style-name="T125">Model efficiency</text:span></text:p>
      <text:p text:style-name="P82" loext:marker-style-name="T104"/>
      <text:p text:style-name="P83" loext:marker-style-name="T104"><text:span text:style-name="T134">Table 4. </text:span><text:span text:style-name="T135">Model parameters of viable seed reduction across month after burial in Luddock, Texas. </text:span></text:p>
      <table:table table:name="Table4" table:style-name="Table4" table:template-name="Default Style">
        <table:table-column table:style-name="Table4.A" table:number-columns-repeated="2"/>
        <table:table-column table:style-name="Table4.C"/>
        <table:table-row table:style-name="Table4.1">
          <table:table-cell table:style-name="Table4.A1" office:value-type="string">
            <text:p text:style-name="P84">Parameter</text:p>
          </table:table-cell>
          <table:table-cell table:style-name="Table4.A1" office:value-type="string">
            <text:p text:style-name="P84">Estimate (SE)</text:p>
          </table:table-cell>
          <table:table-cell table:style-name="Table4.A1" office:value-type="string">
            <text:p text:style-name="P84">P-value</text:p>
          </table:table-cell>
        </table:table-row>
        <table:table-row>
          <table:table-cell table:style-name="Table4.A2" office:value-type="string">
            <text:p text:style-name="P84">Slope</text:p>
          </table:table-cell>
          <table:table-cell table:style-name="Table4.A2" office:value-type="string">
            <text:p text:style-name="P84">2.43 (<text:span text:style-name="T136">±0.27</text:span>)</text:p>
          </table:table-cell>
          <table:table-cell table:style-name="Table4.A2" office:value-type="string">
            <text:p text:style-name="P84">0.00</text:p>
          </table:table-cell>
        </table:table-row>
        <table:table-row>
          <table:table-cell table:style-name="Table4.A2" office:value-type="string">
            <text:p text:style-name="P84">Upper limit</text:p>
          </table:table-cell>
          <table:table-cell table:style-name="Table4.A2" office:value-type="string">
            <text:p text:style-name="P84">99.99 (<text:span text:style-name="T136">±0.27</text:span>)</text:p>
          </table:table-cell>
          <table:table-cell table:style-name="Table4.A2" office:value-type="string">
            <text:p text:style-name="P84">0.00</text:p>
          </table:table-cell>
        </table:table-row>
        <table:table-row>
          <table:table-cell table:style-name="Table4.A4" office:value-type="string">
            <text:p text:style-name="P84">Inflection point</text:p>
          </table:table-cell>
          <table:table-cell table:style-name="Table4.A4" office:value-type="string">
            <text:p text:style-name="P84">7.58 (<text:span text:style-name="T136">±0.25</text:span>)</text:p>
          </table:table-cell>
          <table:table-cell table:style-name="Table4.A4" office:value-type="string">
            <text:p text:style-name="P84">0.00</text:p>
          </table:table-cell>
        </table:table-row>
      </table:table>
      <text:p text:style-name="P85" loext:marker-style-name="T104"/>
      <text:p text:style-name="P86" loext:marker-style-name="T104"><text:span text:style-name="T134">Table 5. </text:span><text:span text:style-name="T135">Model parameters of viable seed reduction across month after burial in </text:span><text:span text:style-name="T134">College Station</text:span><text:span text:style-name="T135">, Texas. </text:span></text:p>
      <table:table table:name="Table5" table:style-name="Table5" table:template-name="Default Style">
        <table:table-column table:style-name="Table5.A"/>
        <table:table-column table:style-name="Table5.B" table:number-columns-repeated="2"/>
        <table:table-column table:style-name="Table5.D"/>
        <table:table-row table:style-name="Table5.1">
          <table:table-cell table:style-name="Table5.A1" office:value-type="string">
            <text:p text:style-name="P84">Parameter</text:p>
          </table:table-cell>
          <table:table-cell table:style-name="Table5.A1" office:value-type="string">
            <text:p text:style-name="P84">Species</text:p>
          </table:table-cell>
          <table:table-cell table:style-name="Table5.A1" office:value-type="string">
            <text:p text:style-name="P84">Estimate (SE)</text:p>
          </table:table-cell>
          <table:table-cell table:style-name="Table5.A1" office:value-type="string">
            <text:p text:style-name="P84">P-value</text:p>
          </table:table-cell>
        </table:table-row>
        <table:table-row table:style-name="Table5.1">
          <table:table-cell table:style-name="Table5.A2" table:number-rows-spanned="2" office:value-type="string">
            <text:p text:style-name="P84">Slope</text:p>
          </table:table-cell>
          <table:table-cell table:style-name="Table5.A2" office:value-type="string">
            <text:p text:style-name="P84">Palmer amaranth</text:p>
          </table:table-cell>
          <table:table-cell table:style-name="Table5.A2" office:value-type="string">
            <text:p text:style-name="P84">2.09 (<text:span text:style-name="T136">±0.23</text:span>)</text:p>
          </table:table-cell>
          <table:table-cell table:style-name="Table5.A2" office:value-type="string">
            <text:p text:style-name="P84">0.00</text:p>
          </table:table-cell>
        </table:table-row>
        <table:table-row>
          <table:covered-table-cell table:style-name="Table5.A2"/>
          <table:table-cell table:style-name="Table5.A2" office:value-type="string">
            <text:p text:style-name="P84">waterhemp</text:p>
          </table:table-cell>
          <table:table-cell table:style-name="Table5.A2" office:value-type="string">
            <text:p text:style-name="P84">2.88 (<text:span text:style-name="T136">±</text:span>0.24)</text:p>
          </table:table-cell>
          <table:table-cell table:style-name="Table5.A2" office:value-type="string">
            <text:p text:style-name="P84">0.00</text:p>
          </table:table-cell>
        </table:table-row>
        <table:table-row table:style-name="Table5.1">
          <table:table-cell table:style-name="Table5.A2" table:number-rows-spanned="2" office:value-type="string">
            <text:p text:style-name="P84">Upper limit</text:p>
          </table:table-cell>
          <table:table-cell table:style-name="Table5.A2" office:value-type="string">
            <text:p text:style-name="P84">Palmer amaranth</text:p>
          </table:table-cell>
          <table:table-cell table:style-name="Table5.A2" office:value-type="string">
            <text:p text:style-name="P84">99.99 (<text:span text:style-name="T136">±1.96</text:span>)</text:p>
          </table:table-cell>
          <table:table-cell table:style-name="Table5.A2" office:value-type="string">
            <text:p text:style-name="P84">0.00</text:p>
          </table:table-cell>
        </table:table-row>
        <table:table-row>
          <table:covered-table-cell table:style-name="Table5.A2"/>
          <table:table-cell table:style-name="Table5.A2" office:value-type="string">
            <text:p text:style-name="P84">waterhemp</text:p>
          </table:table-cell>
          <table:table-cell table:style-name="Table5.A2" office:value-type="string">
            <text:p text:style-name="P84">99.99 (<text:span text:style-name="T136">±1.96</text:span>)</text:p>
          </table:table-cell>
          <table:table-cell table:style-name="Table5.A2" office:value-type="string">
            <text:p text:style-name="P84">0.00</text:p>
          </table:table-cell>
        </table:table-row>
        <table:table-row table:style-name="Table5.1">
          <table:table-cell table:style-name="Table5.A6" table:number-rows-spanned="2" office:value-type="string">
            <text:p text:style-name="P84">Inflection point</text:p>
          </table:table-cell>
          <table:table-cell table:style-name="Table5.A2" office:value-type="string">
            <text:p text:style-name="P84">Palmer amaranth</text:p>
          </table:table-cell>
          <table:table-cell table:style-name="Table5.A2" office:value-type="string">
            <text:p text:style-name="P84">6.86 (<text:span text:style-name="T136">±0.18</text:span>)</text:p>
          </table:table-cell>
          <table:table-cell table:style-name="Table5.A2" office:value-type="string">
            <text:p text:style-name="P84">0.00</text:p>
          </table:table-cell>
        </table:table-row>
        <table:table-row>
          <table:covered-table-cell table:style-name="Table5.A6"/>
          <table:table-cell table:style-name="Table5.A6" office:value-type="string">
            <text:p text:style-name="P84">waterhemp</text:p>
          </table:table-cell>
          <table:table-cell table:style-name="Table5.A6" office:value-type="string">
            <text:p text:style-name="P84">8.01 (<text:span text:style-name="T136">±0.22</text:span>)</text:p>
          </table:table-cell>
          <table:table-cell table:style-name="Table5.A6" office:value-type="string">
            <text:p text:style-name="P84">0.00</text:p>
          </table:table-cell>
        </table:table-row>
      </table:table>
      <text:p text:style-name="P87" loext:marker-style-name="T104"/>
      <text:p text:style-name="P88" loext:marker-style-name="T104"/>
      <text:p text:style-name="P89" loext:marker-style-name="T104">Table 5. <text:span text:style-name="T135">Model parameters of viable seed reduction across month after burial in </text:span>Co<text:span text:style-name="T137">rpus Christi</text:span><text:span text:style-name="T135">, Texas. </text:span></text:p>
      <table:table table:name="Table6" table:style-name="Table6" table:template-name="Default Style">
        <table:table-column table:style-name="Table6.A"/>
        <table:table-column table:style-name="Table6.B" table:number-columns-repeated="2"/>
        <table:table-column table:style-name="Table6.D"/>
        <table:table-row table:style-name="Table6.1">
          <table:table-cell table:style-name="Table6.A1" office:value-type="string">
            <text:p text:style-name="P90">Parameter</text:p>
          </table:table-cell>
          <table:table-cell table:style-name="Table6.A1" office:value-type="string">
            <text:p text:style-name="P90">Species</text:p>
          </table:table-cell>
          <table:table-cell table:style-name="Table6.A1" office:value-type="string">
            <text:p text:style-name="P90">Estimate (SE)</text:p>
          </table:table-cell>
          <table:table-cell table:style-name="Table6.A1" office:value-type="string">
            <text:p text:style-name="P90">P-value</text:p>
          </table:table-cell>
        </table:table-row>
        <table:table-row table:style-name="Table6.1">
          <table:table-cell table:style-name="Table6.A2" table:number-rows-spanned="2" office:value-type="string">
            <text:p text:style-name="P90">Slope</text:p>
          </table:table-cell>
          <table:table-cell table:style-name="Table6.A2" office:value-type="string">
            <text:p text:style-name="P90">Palmer amaranth</text:p>
          </table:table-cell>
          <table:table-cell table:style-name="Table6.A2" office:value-type="string">
            <text:p text:style-name="P91">2.69 <text:span text:style-name="T134">(</text:span><text:span text:style-name="T138">±</text:span><text:span text:style-name="T136">0.26</text:span><text:span text:style-name="T134">)</text:span></text:p>
          </table:table-cell>
          <table:table-cell table:style-name="Table6.A2" office:value-type="string">
            <text:p text:style-name="P91">0.00</text:p>
          </table:table-cell>
        </table:table-row>
        <table:table-row>
          <table:covered-table-cell table:style-name="Table6.A2"/>
          <table:table-cell table:style-name="Table6.A2" office:value-type="string">
            <text:p text:style-name="P90">waterhemp</text:p>
          </table:table-cell>
          <table:table-cell table:style-name="Table6.A2" office:value-type="string">
            <text:p text:style-name="P91">0.57 <text:span text:style-name="T134">(</text:span><text:span text:style-name="T138">±</text:span><text:span text:style-name="T136">0.05</text:span><text:span text:style-name="T134">)</text:span></text:p>
          </table:table-cell>
          <table:table-cell table:style-name="Table6.A2" office:value-type="string">
            <text:p text:style-name="P91">0.00</text:p>
          </table:table-cell>
        </table:table-row>
        <table:table-row table:style-name="Table6.1">
          <table:table-cell table:style-name="Table6.A2" table:number-rows-spanned="2" office:value-type="string">
            <text:p text:style-name="P90">Upper limit</text:p>
          </table:table-cell>
          <table:table-cell table:style-name="Table6.A2" office:value-type="string">
            <text:p text:style-name="P90">Palmer amaranth</text:p>
          </table:table-cell>
          <table:table-cell table:style-name="Table6.A2" office:value-type="string">
            <text:p text:style-name="P91">99.99 <text:span text:style-name="T134">(</text:span><text:span text:style-name="T138">±</text:span><text:span text:style-name="T136">2.22</text:span><text:span text:style-name="T134">)</text:span></text:p>
          </table:table-cell>
          <table:table-cell table:style-name="Table6.A2" office:value-type="string">
            <text:p text:style-name="P91">0.00</text:p>
          </table:table-cell>
        </table:table-row>
        <table:table-row>
          <table:covered-table-cell table:style-name="Table6.A2"/>
          <table:table-cell table:style-name="Table6.A2" office:value-type="string">
            <text:p text:style-name="P90">waterhemp</text:p>
          </table:table-cell>
          <table:table-cell table:style-name="Table6.A2" office:value-type="string">
            <text:p text:style-name="P91">100.39 <text:span text:style-name="T134">(</text:span><text:span text:style-name="T138">±</text:span><text:span text:style-name="T136">2.21</text:span><text:span text:style-name="T134">)</text:span></text:p>
          </table:table-cell>
          <table:table-cell table:style-name="Table6.A2" office:value-type="string">
            <text:p text:style-name="P91">0.00</text:p>
          </table:table-cell>
        </table:table-row>
        <table:table-row table:style-name="Table6.1">
          <table:table-cell table:style-name="Table6.A6" table:number-rows-spanned="2" office:value-type="string">
            <text:p text:style-name="P90">Inflection point</text:p>
          </table:table-cell>
          <table:table-cell table:style-name="Table6.A2" office:value-type="string">
            <text:p text:style-name="P90">Palmer amaranth</text:p>
          </table:table-cell>
          <table:table-cell table:style-name="Table6.A2" office:value-type="string">
            <text:p text:style-name="P91">7.84 <text:span text:style-name="T134">(</text:span><text:span text:style-name="T138">±</text:span><text:span text:style-name="T136">0.24</text:span><text:span text:style-name="T134">)</text:span></text:p>
          </table:table-cell>
          <table:table-cell table:style-name="Table6.A2" office:value-type="string">
            <text:p text:style-name="P91">0.00</text:p>
          </table:table-cell>
        </table:table-row>
        <table:table-row>
          <table:covered-table-cell table:style-name="Table6.A6"/>
          <table:table-cell table:style-name="Table6.A6" office:value-type="string">
            <text:p text:style-name="P90">waterhemp</text:p>
          </table:table-cell>
          <table:table-cell table:style-name="Table6.A6" office:value-type="string">
            <text:p text:style-name="P91">6.24 <text:span text:style-name="T134">(</text:span><text:span text:style-name="T138">±</text:span><text:span text:style-name="T136">0.60</text:span><text:span text:style-name="T134">)</text:span></text:p>
          </table:table-cell>
          <table:table-cell table:style-name="Table6.A6" office:value-type="string">
            <text:p text:style-name="P91">0.00</text:p>
          </table:table-cell>
        </table:table-row>
      </table:table>
      <text:p text:style-name="P92" loext:marker-style-name="T104"/>
      <text:p text:style-name="P85" loext:marker-style-name="T104"/>
      <text:p text:style-name="P93" loext:marker-style-name="T104"><text:span text:style-name="T134">Table </text:span><text:span text:style-name="T139">6</text:span><text:span text:style-name="T134">. </text:span><text:span text:style-name="T48">Required month after burial for</text:span><text:span text:style-name="T140"> reaching</text:span><text:span text:style-name="T48"> </text:span><text:span text:style-name="T140">9</text:span><text:span text:style-name="T48">0%, 50% and </text:span><text:span text:style-name="T140">1</text:span><text:span text:style-name="T48">0% viable seed</text:span><text:span text:style-name="T140">s</text:span><text:span text:style-name="T48"> in Luddock, Texas.</text:span></text:p>
      <table:table table:name="Table7" table:style-name="Table7" table:template-name="Default Style">
        <table:table-column table:style-name="Table7.A"/>
        <table:table-column table:style-name="Table7.B"/>
        <table:table-column table:style-name="Table7.C"/>
        <table:table-column table:style-name="Table7.D"/>
        <table:table-row table:style-name="Table7.1">
          <table:table-cell table:style-name="Table7.A1" table:number-rows-spanned="2" office:value-type="string">
            <text:p text:style-name="P91">Viable seed<text:span text:style-name="T140">s</text:span> <text:span text:style-name="T141">(%)</text:span></text:p>
          </table:table-cell>
          <table:table-cell table:style-name="Table7.A1" table:number-rows-spanned="2" office:value-type="string">
            <text:p text:style-name="P94">Estimate (SE)</text:p>
          </table:table-cell>
          <table:table-cell table:style-name="Table7.C1" table:number-columns-spanned="2" office:value-type="string">
            <text:p text:style-name="P95">Confidence interval</text:p>
          </table:table-cell>
          <table:covered-table-cell/>
        </table:table-row>
        <table:table-row table:style-name="Table7.2">
          <table:covered-table-cell table:style-name="Table7.A2"/>
          <table:covered-table-cell table:style-name="Table7.A2"/>
          <table:table-cell table:style-name="Table7.A1" office:value-type="string">
            <text:p text:style-name="P91">Lower</text:p>
          </table:table-cell>
          <table:table-cell table:style-name="Table7.A1" office:value-type="string">
            <text:p text:style-name="P91">Upper</text:p>
          </table:table-cell>
        </table:table-row>
        <table:table-row table:style-name="Table7.3">
          <table:table-cell table:style-name="Table7.A3" office:value-type="string">
            <text:p text:style-name="P91"><text:span text:style-name="T142">9</text:span>0</text:p>
          </table:table-cell>
          <table:table-cell table:style-name="Table7.A3" office:value-type="string">
            <text:p text:style-name="P96"><text:span text:style-name="T142">3.01</text:span> (<text:span text:style-name="T136">±0.</text:span><text:span text:style-name="T143">29</text:span>)</text:p>
          </table:table-cell>
          <table:table-cell table:style-name="Table7.A3" office:value-type="string">
            <text:p text:style-name="P97">9.44</text:p>
          </table:table-cell>
          <table:table-cell table:style-name="Table7.A3" office:value-type="string">
            <text:p text:style-name="P97">11.91</text:p>
          </table:table-cell>
        </table:table-row>
        <table:table-row>
          <table:table-cell table:style-name="Table7.A3" office:value-type="string">
            <text:p text:style-name="P91">50</text:p>
          </table:table-cell>
          <table:table-cell table:style-name="Table7.A3" office:value-type="string">
            <text:p text:style-name="P94"><text:span text:style-name="T139">6.53</text:span> (<text:span text:style-name="T136">±0.2</text:span><text:span text:style-name="T144">1</text:span>)</text:p>
          </table:table-cell>
          <table:table-cell table:style-name="Table7.A3" office:value-type="string">
            <text:p text:style-name="P97">6.10</text:p>
          </table:table-cell>
          <table:table-cell table:style-name="Table7.A3" office:value-type="string">
            <text:p text:style-name="P91">6.95</text:p>
          </table:table-cell>
        </table:table-row>
        <table:table-row>
          <table:table-cell table:style-name="Table7.A2" office:value-type="string">
            <text:p text:style-name="P91"><text:span text:style-name="T142">1</text:span>0</text:p>
          </table:table-cell>
          <table:table-cell table:style-name="Table7.A2" office:value-type="string">
            <text:p text:style-name="P96"><text:span text:style-name="T142">10.68</text:span> (<text:span text:style-name="T136">±0.</text:span><text:span text:style-name="T143">62</text:span>)</text:p>
          </table:table-cell>
          <table:table-cell table:style-name="Table7.A2" office:value-type="string">
            <text:p text:style-name="P97">2.43</text:p>
          </table:table-cell>
          <table:table-cell table:style-name="Table7.A2" office:value-type="string">
            <text:p text:style-name="P97">3.60</text:p>
          </table:table-cell>
        </table:table-row>
      </table:table>
      <text:p text:style-name="P98" loext:marker-style-name="T104"/>
      <text:p text:style-name="P99" loext:marker-style-name="T104"/>
      <text:p text:style-name="P86" loext:marker-style-name="T104"><text:span text:style-name="T134">Table </text:span><text:span text:style-name="T145">7</text:span><text:span text:style-name="T134">. </text:span><text:span text:style-name="T48">Required month after burial for </text:span><text:span text:style-name="T146">reaching 9</text:span><text:span text:style-name="T48">0%, 50% and </text:span><text:span text:style-name="T146">1</text:span><text:span text:style-name="T48">0% viable seed reduction in </text:span><text:span text:style-name="T134">College Station</text:span><text:span text:style-name="T48">, Texas</text:span></text:p>
      <table:table table:name="Table8" table:style-name="Table8" table:template-name="Default Style">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table:number-rows-spanned="2" office:value-type="string">
            <text:p text:style-name="P100">Viable seed<text:span text:style-name="T146">s</text:span> <text:span text:style-name="T141">(%)</text:span></text:p>
          </table:table-cell>
          <table:table-cell table:style-name="Table8.A1" table:number-rows-spanned="2" office:value-type="string">
            <text:p text:style-name="P101">Species</text:p>
          </table:table-cell>
          <table:table-cell table:style-name="Table8.A1" table:number-rows-spanned="2" office:value-type="string">
            <text:p text:style-name="P101">Estimate (SE)</text:p>
          </table:table-cell>
          <table:table-cell table:style-name="Table8.D1" table:number-columns-spanned="2" office:value-type="string">
            <text:p text:style-name="P100">Confidence interval</text:p>
          </table:table-cell>
          <table:covered-table-cell/>
          <table:table-cell table:style-name="Table8.A1" table:number-rows-spanned="2" office:value-type="string">
            <text:p text:style-name="P102">P-value</text:p>
          </table:table-cell>
        </table:table-row>
        <table:table-row table:style-name="Table8.1">
          <table:covered-table-cell table:style-name="Table8.A2"/>
          <table:covered-table-cell table:style-name="Table8.A2"/>
          <table:covered-table-cell table:style-name="Table8.A2"/>
          <table:table-cell table:style-name="Table8.A1" office:value-type="string">
            <text:p text:style-name="P91">Lower</text:p>
          </table:table-cell>
          <table:table-cell table:style-name="Table8.A1" office:value-type="string">
            <text:p text:style-name="P91">Upper</text:p>
          </table:table-cell>
          <table:covered-table-cell table:style-name="Table8.A2"/>
        </table:table-row>
        <table:table-row table:style-name="Table8.1">
          <table:table-cell table:style-name="Table8.A3" table:number-rows-spanned="2" office:value-type="string">
            <text:p text:style-name="P102">90</text:p>
          </table:table-cell>
          <table:table-cell table:style-name="Table8.A3" office:value-type="string">
            <text:p text:style-name="P101">Palmer amaranth</text:p>
          </table:table-cell>
          <table:table-cell table:style-name="Table8.A3" office:value-type="string">
            <text:p text:style-name="P102">2.34 <text:span text:style-name="T134">(</text:span><text:span text:style-name="T138">±0.</text:span><text:span text:style-name="T147">2</text:span><text:span text:style-name="T136">8</text:span><text:span text:style-name="T134">)</text:span></text:p>
          </table:table-cell>
          <table:table-cell table:style-name="Table8.A3" office:value-type="string">
            <text:p text:style-name="P102">1.80</text:p>
          </table:table-cell>
          <table:table-cell table:style-name="Table8.A3" office:value-type="string">
            <text:p text:style-name="P102">2.90</text:p>
          </table:table-cell>
          <table:table-cell table:style-name="Table8.A3" table:number-rows-spanned="2" office:value-type="string">
            <text:p text:style-name="P102">0.00</text:p>
          </table:table-cell>
        </table:table-row>
        <table:table-row table:style-name="Table8.1">
          <table:covered-table-cell table:style-name="Table8.A3"/>
          <table:table-cell table:style-name="Table8.A3" office:value-type="string">
            <text:p text:style-name="P101">waterhemp</text:p>
          </table:table-cell>
          <table:table-cell table:style-name="Table8.A3" office:value-type="string">
            <text:p text:style-name="P102">3.68 <text:span text:style-name="T134">(</text:span><text:span text:style-name="T138">±0.</text:span><text:span text:style-name="T147">2</text:span><text:span text:style-name="T136">2</text:span><text:span text:style-name="T134">)</text:span></text:p>
          </table:table-cell>
          <table:table-cell table:style-name="Table8.A3" office:value-type="string">
            <text:p text:style-name="P102">3.23</text:p>
          </table:table-cell>
          <table:table-cell table:style-name="Table8.A3" office:value-type="string">
            <text:p text:style-name="P102">4.12</text:p>
          </table:table-cell>
          <table:covered-table-cell table:style-name="Table8.A3"/>
        </table:table-row>
        <table:table-row table:style-name="Table8.1">
          <table:table-cell table:style-name="Table8.A3" table:number-rows-spanned="2" office:value-type="string">
            <text:p text:style-name="P103">50</text:p>
          </table:table-cell>
          <table:table-cell table:style-name="Table8.A3" office:value-type="string">
            <text:p text:style-name="P101">Palmer amaranth</text:p>
          </table:table-cell>
          <table:table-cell table:style-name="Table8.A3" office:value-type="string">
            <text:p text:style-name="P102">5.76 <text:span text:style-name="T134">(</text:span><text:span text:style-name="T138">±0.</text:span><text:span text:style-name="T136">18</text:span><text:span text:style-name="T134">)</text:span></text:p>
          </table:table-cell>
          <table:table-cell table:style-name="Table8.A3" office:value-type="string">
            <text:p text:style-name="P102">5.41</text:p>
          </table:table-cell>
          <table:table-cell table:style-name="Table8.A3" office:value-type="string">
            <text:p text:style-name="P102">6.12</text:p>
          </table:table-cell>
          <table:table-cell table:style-name="Table8.A3" table:number-rows-spanned="2" office:value-type="string">
            <text:p text:style-name="P102">0.00</text:p>
          </table:table-cell>
        </table:table-row>
        <table:table-row>
          <table:covered-table-cell table:style-name="Table8.A3"/>
          <table:table-cell table:style-name="Table8.A3" office:value-type="string">
            <text:p text:style-name="P101">waterhemp</text:p>
          </table:table-cell>
          <table:table-cell table:style-name="Table8.A3" office:value-type="string">
            <text:p text:style-name="P102">7.06 <text:span text:style-name="T134">(</text:span><text:span text:style-name="T138">±0.</text:span><text:span text:style-name="T136">18</text:span><text:span text:style-name="T134">)</text:span></text:p>
          </table:table-cell>
          <table:table-cell table:style-name="Table8.A3" office:value-type="string">
            <text:p text:style-name="P102">6.70</text:p>
          </table:table-cell>
          <table:table-cell table:style-name="Table8.A3" office:value-type="string">
            <text:p text:style-name="P102">7.41</text:p>
          </table:table-cell>
          <table:covered-table-cell table:style-name="Table8.A3"/>
        </table:table-row>
        <table:table-row table:style-name="Table8.1">
          <table:table-cell table:style-name="Table8.A2" table:number-rows-spanned="2" office:value-type="string">
            <text:p text:style-name="P102">10</text:p>
          </table:table-cell>
          <table:table-cell table:style-name="Table8.A3" office:value-type="string">
            <text:p text:style-name="P101">Palmer amaranth</text:p>
          </table:table-cell>
          <table:table-cell table:style-name="Table8.A3" office:value-type="string">
            <text:p text:style-name="P102">10.<text:span text:style-name="T148">21</text:span> <text:span text:style-name="T134">(</text:span><text:span text:style-name="T138">±0.</text:span><text:span text:style-name="T136">57</text:span><text:span text:style-name="T134">)</text:span></text:p>
          </table:table-cell>
          <table:table-cell table:style-name="Table8.A3" office:value-type="string">
            <text:p text:style-name="P102">9.08</text:p>
          </table:table-cell>
          <table:table-cell table:style-name="Table8.A3" office:value-type="string">
            <text:p text:style-name="P102">11.36</text:p>
          </table:table-cell>
          <table:table-cell table:style-name="Table8.A2" table:number-rows-spanned="2" office:value-type="string">
            <text:p text:style-name="P102">0.<text:span text:style-name="T148">51</text:span></text:p>
          </table:table-cell>
        </table:table-row>
        <table:table-row>
          <table:covered-table-cell table:style-name="Table8.A2"/>
          <table:table-cell table:style-name="Table8.A2" office:value-type="string">
            <text:p text:style-name="P101">waterhemp</text:p>
          </table:table-cell>
          <table:table-cell table:style-name="Table8.A2" office:value-type="string">
            <text:p text:style-name="P102">10.70 <text:span text:style-name="T134">(</text:span><text:span text:style-name="T138">±0.</text:span><text:span text:style-name="T136">47</text:span><text:span text:style-name="T134">)</text:span></text:p>
          </table:table-cell>
          <table:table-cell table:style-name="Table8.A2" office:value-type="string">
            <text:p text:style-name="P102">9.77</text:p>
          </table:table-cell>
          <table:table-cell table:style-name="Table8.A2" office:value-type="string">
            <text:p text:style-name="P102">11.63</text:p>
          </table:table-cell>
          <table:covered-table-cell table:style-name="Table8.A2"/>
        </table:table-row>
      </table:table>
      <text:p text:style-name="P104" loext:marker-style-name="T104"/>
      <text:p text:style-name="P85" loext:marker-style-name="T104"/>
      <text:p text:style-name="P105" loext:marker-style-name="T104"><text:span text:style-name="T134">Table </text:span><text:span text:style-name="T149">8</text:span><text:span text:style-name="T134">. </text:span><text:span text:style-name="T48">Required month after burial for</text:span><text:span text:style-name="T150"> reaching</text:span><text:span text:style-name="T48"> </text:span><text:span text:style-name="T146">9</text:span><text:span text:style-name="T48">0%, 50% and </text:span><text:span text:style-name="T146">1</text:span><text:span text:style-name="T48">0% viable seed</text:span><text:span text:style-name="T146">s</text:span><text:span text:style-name="T48"> in </text:span><text:span text:style-name="T134">Co</text:span><text:span text:style-name="T149">rpus Christi</text:span><text:span text:style-name="T48">, Texas</text:span></text:p>
      <table:table table:name="Table9" table:style-name="Table9" table:template-name="Default Style">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table:number-rows-spanned="2" office:value-type="string">
            <text:p text:style-name="P106">Viable seed<text:span text:style-name="T146">s</text:span> <text:span text:style-name="T141">(%)</text:span></text:p>
          </table:table-cell>
          <table:table-cell table:style-name="Table9.A1" table:number-rows-spanned="2" office:value-type="string">
            <text:p text:style-name="P107">Species</text:p>
          </table:table-cell>
          <table:table-cell table:style-name="Table9.A1" table:number-rows-spanned="2" office:value-type="string">
            <text:p text:style-name="P107">Estimate (SE)</text:p>
          </table:table-cell>
          <table:table-cell table:style-name="Table9.D1" table:number-columns-spanned="2" office:value-type="string">
            <text:p text:style-name="P106">Confidence interval</text:p>
          </table:table-cell>
          <table:covered-table-cell/>
          <table:table-cell table:style-name="Table9.A1" table:number-rows-spanned="2" office:value-type="string">
            <text:p text:style-name="P108">P-value</text:p>
          </table:table-cell>
        </table:table-row>
        <table:table-row table:style-name="Table9.1">
          <table:covered-table-cell table:style-name="Table9.A2"/>
          <table:covered-table-cell table:style-name="Table9.A2"/>
          <table:covered-table-cell table:style-name="Table9.A2"/>
          <table:table-cell table:style-name="Table9.A1" office:value-type="string">
            <text:p text:style-name="P106">Lower</text:p>
          </table:table-cell>
          <table:table-cell table:style-name="Table9.A1" office:value-type="string">
            <text:p text:style-name="P106">Upper</text:p>
          </table:table-cell>
          <table:covered-table-cell table:style-name="Table9.A2"/>
        </table:table-row>
        <table:table-row table:style-name="Table9.1">
          <table:table-cell table:style-name="Table9.A3" table:number-rows-spanned="2" office:value-type="string">
            <text:p text:style-name="P109">90</text:p>
          </table:table-cell>
          <table:table-cell table:style-name="Table9.A3" office:value-type="string">
            <text:p text:style-name="P107">Palmer amaranth</text:p>
          </table:table-cell>
          <table:table-cell table:style-name="Table9.A3" office:value-type="string">
            <text:p text:style-name="P110"><text:span text:style-name="T150">3.40</text:span> (<text:span text:style-name="T136">±0.</text:span><text:span text:style-name="T147">26</text:span>)</text:p>
          </table:table-cell>
          <table:table-cell table:style-name="Table9.A3" office:value-type="string">
            <text:p text:style-name="P109">2.89</text:p>
          </table:table-cell>
          <table:table-cell table:style-name="Table9.A3" office:value-type="string">
            <text:p text:style-name="P109">3.92</text:p>
          </table:table-cell>
          <table:table-cell table:style-name="Table9.A3" table:number-rows-spanned="2" office:value-type="string">
            <text:p text:style-name="P108">0.0<text:span text:style-name="T148">3</text:span></text:p>
          </table:table-cell>
        </table:table-row>
        <table:table-row>
          <table:covered-table-cell table:style-name="Table9.A3"/>
          <table:table-cell table:style-name="Table9.A3" office:value-type="string">
            <text:p text:style-name="P107">waterhemp</text:p>
          </table:table-cell>
          <table:table-cell table:style-name="Table9.A3" office:value-type="string">
            <text:p text:style-name="P110"><text:span text:style-name="T150">0.13</text:span> (±<text:span text:style-name="T150">0.06</text:span>)</text:p>
          </table:table-cell>
          <table:table-cell table:style-name="Table9.A3" office:value-type="string">
            <text:p text:style-name="P111">0.01</text:p>
          </table:table-cell>
          <table:table-cell table:style-name="Table9.A3" office:value-type="string">
            <text:p text:style-name="P111">0.25</text:p>
          </table:table-cell>
          <table:covered-table-cell table:style-name="Table9.A3"/>
        </table:table-row>
        <table:table-row table:style-name="Table9.1">
          <table:table-cell table:style-name="Table9.A3" table:number-rows-spanned="2" office:value-type="string">
            <text:p text:style-name="P112">50</text:p>
          </table:table-cell>
          <table:table-cell table:style-name="Table9.A3" office:value-type="string">
            <text:p text:style-name="P107">Palmer amaranth</text:p>
          </table:table-cell>
          <table:table-cell table:style-name="Table9.A3" office:value-type="string">
            <text:p text:style-name="P110"><text:span text:style-name="T150">6.85</text:span> (<text:span text:style-name="T136">±0.</text:span><text:span text:style-name="T147">20</text:span>)</text:p>
          </table:table-cell>
          <table:table-cell table:style-name="Table9.A3" office:value-type="string">
            <text:p text:style-name="P109">6.46</text:p>
          </table:table-cell>
          <table:table-cell table:style-name="Table9.A3" office:value-type="string">
            <text:p text:style-name="P109">7.24</text:p>
          </table:table-cell>
          <table:table-cell table:style-name="Table9.A3" table:number-rows-spanned="2" office:value-type="string">
            <text:p text:style-name="P108">0.00</text:p>
          </table:table-cell>
        </table:table-row>
        <table:table-row>
          <table:covered-table-cell table:style-name="Table9.A3"/>
          <table:table-cell table:style-name="Table9.A3" office:value-type="string">
            <text:p text:style-name="P107">waterhemp</text:p>
          </table:table-cell>
          <table:table-cell table:style-name="Table9.A3" office:value-type="string">
            <text:p text:style-name="P110"><text:span text:style-name="T150">3.33</text:span> (±<text:span text:style-name="T150">0.49</text:span>)</text:p>
          </table:table-cell>
          <table:table-cell table:style-name="Table9.A3" office:value-type="string">
            <text:p text:style-name="P111">2.35</text:p>
          </table:table-cell>
          <table:table-cell table:style-name="Table9.A3" office:value-type="string">
            <text:p text:style-name="P111">4.31</text:p>
          </table:table-cell>
          <table:covered-table-cell table:style-name="Table9.A3"/>
        </table:table-row>
        <table:table-row table:style-name="Table9.1">
          <table:table-cell table:style-name="Table9.A2" table:number-rows-spanned="2" office:value-type="string">
            <text:p text:style-name="P109">10</text:p>
          </table:table-cell>
          <table:table-cell table:style-name="Table9.A3" office:value-type="string">
            <text:p text:style-name="P107">Palmer amaranth</text:p>
          </table:table-cell>
          <table:table-cell table:style-name="Table9.A3" office:value-type="string">
            <text:p text:style-name="P110"><text:span text:style-name="T150">10.70</text:span> (<text:span text:style-name="T136">±0.</text:span><text:span text:style-name="T147">55</text:span>)</text:p>
          </table:table-cell>
          <table:table-cell table:style-name="Table9.A3" office:value-type="string">
            <text:p text:style-name="P109">9.61</text:p>
          </table:table-cell>
          <table:table-cell table:style-name="Table9.A3" office:value-type="string">
            <text:p text:style-name="P109">11.78</text:p>
          </table:table-cell>
          <table:table-cell table:style-name="Table9.A2" table:number-rows-spanned="2" office:value-type="string">
            <text:p text:style-name="P108">0.00</text:p>
          </table:table-cell>
        </table:table-row>
        <table:table-row>
          <table:covered-table-cell table:style-name="Table9.A2"/>
          <table:table-cell table:style-name="Table9.A2" office:value-type="string">
            <text:p text:style-name="P107">waterhemp</text:p>
          </table:table-cell>
          <table:table-cell table:style-name="Table9.A2" office:value-type="string">
            <text:p text:style-name="P110"><text:span text:style-name="T150">26.87</text:span> (±<text:span text:style-name="T150">2.68</text:span>)</text:p>
          </table:table-cell>
          <table:table-cell table:style-name="Table9.A2" office:value-type="string">
            <text:p text:style-name="P111">21.58</text:p>
          </table:table-cell>
          <table:table-cell table:style-name="Table9.A2" office:value-type="string">
            <text:p text:style-name="P111">32.18</text:p>
          </table:table-cell>
          <table:covered-table-cell table:style-name="Table9.A2"/>
        </table:table-row>
      </table:table>
      <text:p text:style-name="P113" loext:marker-style-name="T104"/>
      <text:p text:style-name="P85" loext:marker-style-name="T104"/>
      <text:p text:style-name="P114" loext:marker-style-name="T104"><text:span text:style-name="Internet_20_link"><text:span text:style-name="T104"/></text:span></text:p>
      <text:p text:style-name="P39" loext:marker-style-name="T107"><text:span text:style-name="T151">Figures </text:span></text:p>
      <text:p text:style-name="P9" loext:marker-style-name="T152"><text:span text:style-name="T153">Attach figures to the end of the manuscript with the figure legends (as editable text) directly beneath them. Color graphics and color photographs are welcome. </text:span><text:span text:style-name="T154">Use scientific names in full (without authority) in figure legends for weeds and other non-crop organisms.</text:span><text:span text:style-name="apple-converted-space"><text:span text:style-name="T155"> </text:span></text:span><text:span text:style-name="T153">Include data points with plotted curves, and provide equations with predicted curves or in figure legends. If an explanation of symbols is required, include the key in the figure. Scale bars included in photomicrographs should be placed directly on the image. For details of image formatting and acceptable file types, see</text:span><text:span text:style-name="T152"> </text:span><text:a xlink:type="simple" xlink:href="https://www.cambridge.org/core/services/authors/journals/journals-artwork-guide" text:style-name="Internet_20_link" text:visited-style-name="Visited_20_Internet_20_Link"><text:span text:style-name="Internet_20_link"><text:span text:style-name="T152"><text:s/>https://www.cambridge.org/core/services/authors/journals/journals-artwork-guide</text:span></text:span></text:a><text:bookmark-end text:name="_Hlk2607705"/><text:bookmark-end text:name="_Toc2685949"/></text:p>
      <text:p text:style-name="P115" loext:marker-style-name="T108"><text:bookmark-end text:name="OLE_LINK1"/><text:bookmark-end text:name="OLE_LINK2"/></text:p>
      <text:p text:style-name="P116" loext:marker-style-name="T15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margin-top="0in" fo:margin-bottom="0.139in" style:contextual-spacing="fals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style:text-properties fo:font-weight="normal" style:font-weight-asian="normal" style:font-size-complex="14pt" style:font-weight-complex="bold"/>
    </style:style>
    <style:style style:name="Contents_20_1" style:display-name="Contents 1" style:family="paragraph" style:parent-style-name="Standard" style:next-style-name="Standard" style:auto-update="true" style:class="index">
      <style:paragraph-properties fo:margin-top="0.0835in" fo:margin-bottom="0in" style:contextual-spacing="false" fo:line-height="150%">
        <style:tab-stops>
          <style:tab-stop style:position="6.4929in" style:type="right" style:leader-style="dotted" style:leader-text="."/>
        </style:tab-stops>
      </style:paragraph-properties>
      <style:text-properties fo:color="#000000" loext:opacity="100%" style:font-name="Times New Roman" fo:font-family="'Times New Roman'" style:font-family-generic="roman" style:font-pitch="variable" fo:font-weight="bold" style:font-weight-asian="bold" style:font-style-complex="italic" style:font-weight-complex="bold">
        <loext:char-complex-color loext:theme-type="dark1" loext:color-type="theme"/>
      </style:text-properties>
    </style:style>
    <style:style style:name="Contents_20_2" style:display-name="Contents 2" style:family="paragraph" style:parent-style-name="Standard" style:next-style-name="Standard" style:auto-update="true" style:class="index">
      <style:paragraph-properties fo:margin-left="1in" fo:margin-top="0.0835in" fo:margin-bottom="0in" style:contextual-spacing="false" fo:line-height="150%">
        <style:tab-stops>
          <style:tab-stop style:position="6.4929in" style:type="right" style:leader-style="dotted" style:leader-text="."/>
        </style:tab-stops>
      </style:paragraph-properties>
      <style:text-properties style:font-name="Times New Roman" fo:font-family="'Times New Roman'" style:font-family-generic="roman" style:font-pitch="variable" fo:font-weight="bold" style:font-weight-asian="bold" style:font-size-complex="11pt" style:font-weight-complex="bold"/>
    </style:style>
    <style:style style:name="Contents_20_3" style:display-name="Contents 3" style:family="paragraph" style:parent-style-name="Contents_20_1" style:next-style-name="Standard" style:auto-update="true" style:class="index">
      <style:paragraph-properties fo:margin-left="0.3335in"/>
      <style:text-properties style:font-size-complex="10pt"/>
    </style:style>
    <style:style style:name="Contents_20_4" style:display-name="Contents 4" style:family="paragraph" style:parent-style-name="Contents_20_3" style:next-style-name="Standard" style:auto-update="true" style:class="index">
      <style:paragraph-properties fo:margin-left="0.5in"/>
    </style:style>
    <style:style style:name="Contents_20_5" style:display-name="Contents 5" style:family="paragraph" style:parent-style-name="Standard" style:next-style-name="Standard" style:auto-update="true" style:class="index">
      <style:paragraph-properties fo:margin-left="0.6665in"/>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0.8335in"/>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1in"/>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1.1665in"/>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1.3335in"/>
      <style:text-properties fo:font-size="10pt" style:font-size-asian="10pt" style:font-size-complex="10pt"/>
    </style:style>
    <style:style style:name="Title" style:family="paragraph" style:parent-style-name="Standard" style:next-style-name="Standard" loext:linked-style-name="Title_20_Char" style:class="chapter">
      <style:paragraph-properties fo:margin-top="0in" fo:margin-bottom="0in" style:contextual-spacing="true" fo:line-height="200%" fo:text-align="center" style:justify-single-word="false"/>
      <style:text-properties style:font-name="Times New Roman" fo:font-family="'Times New Roman'" style:font-family-generic="roman" style:font-pitch="variable" fo:font-size="14pt" fo:letter-spacing="-0.0071in" fo:font-weight="bold" style:letter-kerning="true"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 style:display-name="Balloon Text" style:family="paragraph" style:parent-style-name="Standard" loext:linked-style-name="Balloon_20_Text_20_Char">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text:number-lines="false" text:line-number="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msonormal"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nt0" style:family="paragraph" style:parent-style-name="Standard">
      <style:paragraph-properties fo:margin-top="0.1945in" fo:margin-bottom="0.1945in" style:contextual-spacing="false"/>
      <style:text-properties fo:color="#000000" loext:opacity="100%" style:font-name="Calibri1" fo:font-family="Calibri" style:font-family-generic="swiss" style:font-pitch="variable" style:font-name-asian="Times New Roman1" style:font-family-asian="'Times New Roman'" style:font-family-generic-asian="system" style:font-pitch-asian="variable" style:font-name-complex="Calibri2" style:font-family-complex="Calibri" style:font-family-generic-complex="system" style:font-pitch-complex="variable"/>
    </style:style>
    <style:style style:name="font5" style:family="paragraph" style:parent-style-name="Standard">
      <style:paragraph-properties fo:margin-top="0.1945in" fo:margin-bottom="0.1945in" style:contextual-spacing="false"/>
      <style:text-properties fo:color="#000000" loext:opacity="100%" style:font-name="Calibri (Body)" fo:font-family="'Calibri (Body)'"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5"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6"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7"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8" style:family="paragraph" style:parent-style-name="Standard">
      <style:paragraph-properties fo:margin-top="0.1945in" fo:margin-bottom="0.1945in" style:contextual-spacing="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9"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0"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1"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2"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3"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4"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5"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6"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7"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8"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9"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80"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evision" style:family="paragraph">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er" style:family="paragraph" style:parent-style-name="Standard" loext:linked-style-name="Header_20_Char" style:class="extra">
      <style:paragraph-properties text:number-lines="false" text:line-number="0">
        <style:tab-stops>
          <style:tab-stop style:position="3.25in" style:type="center"/>
          <style:tab-stop style:position="6.5in" style:type="right"/>
        </style:tab-stops>
      </style:paragraph-properties>
    </style:style>
    <style:style style:name="Subtitle" style:family="paragraph" style:parent-style-name="Standard" style:next-style-name="Standard" loext:linked-style-name="Subtitle_20_Char" style:class="chapter">
      <style:paragraph-properties fo:margin-top="0in" fo:margin-bottom="0.111in" style:contextual-spacing="false"/>
      <style:text-properties fo:color="#000000" loext:opacity="100%" style:font-name="Times New Roman" fo:font-family="'Times New Roman'" style:font-family-generic="roman" style:font-pitch="variable" fo:font-weight="bold" style:font-name-asian="Calibri2" style:font-family-asian="Calibri" style:font-family-generic-asian="system" style:font-pitch-asian="variable" style:font-weight-asian="bold" style:font-name-complex="Times New Roman (Body CS)" style:font-family-complex="'Times New Roman (Body CS)'" style:font-family-generic-complex="system" style:font-pitch-complex="variable" style:font-size-complex="11pt">
        <loext:char-complex-color loext:theme-type="dark1" loext:color-type="theme"/>
      </style:text-properties>
    </style:style>
    <style:style style:name="Figure_20_Index_20_1" style:display-name="Figure Index 1" style:family="paragraph" style:parent-style-name="Standard" style:next-style-name="Standard"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00000" loext:opacity="100%"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_20_Char" style:display-name="Heading 2 Char" style:family="text" style:parent-style-name="Default_20_Paragraph_20_Font" loext:linked-style-name="Heading_20_2">
      <style:text-properties fo:color="#000000" loext:opacity="100%"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_20_Char" style:display-name="Heading 3 Ch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_20_Char" style:display-name="Heading 4 Char" style:family="text" style:parent-style-name="Default_20_Paragraph_20_Font" loext:linked-style-name="Heading_20_4">
      <style:text-properties fo:color="#2e74b5" loext:opacity="100%" style:font-name="Calibri Light" fo:font-family="'Calibri Light'" style:font-family-generic="roman" style:font-pitch="variable" fo:font-size="12pt" fo:font-style="italic" style:font-name-asian="Calibri2"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style:font-name="Times New Roman" fo:font-family="'Times New Roman'" style:font-family-generic="roman" style:font-pitch="variable" fo:font-size="14pt" fo:letter-spacing="-0.0071in" fo:font-weight="bold" style:letter-kerning="true"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_20_Char" style:display-name="Balloon Text Char" style:family="text" style:parent-style-name="Default_20_Paragraph_20_Font" loext:linked-style-name="Balloon_20_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ooter_20_Char" style:display-name="Footer Char" style:family="text" style:parent-style-name="Default_20_Paragraph_20_Font" loext:linked-style-name="Footer">
      <style:text-properties fo:font-size="12pt" style:font-size-asian="12pt" style:font-size-complex="12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e1dfdd"/>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loext:linked-style-name="Header">
      <style:text-properties fo:font-size="12pt" style:font-size-asian="12pt" style:font-size-complex="12pt"/>
    </style:style>
    <style:style style:name="Subtitle_20_Char" style:display-name="Subtitle Char" style:family="text" style:parent-style-name="Default_20_Paragraph_20_Font" loext:linked-style-name="Subtitle">
      <style:text-properties fo:color="#000000" loext:opacity="100%"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 (Body CS)" style:font-family-complex="'Times New Roman (Body CS)'" style:font-family-generic-complex="system" style:font-pitch-complex="variable">
        <loext:char-complex-color loext:theme-type="dark1" loext:color-type="theme"/>
      </style:text-properties>
    </style:style>
    <style:style style:name="Unresolved_20_Mention2" style:display-name="Unresolved Mention2" style:family="text" style:parent-style-name="Default_20_Paragraph_20_Font">
      <style:text-properties fo:color="#605e5c" loext:opacity="100%" fo:background-color="#e1dfdd"/>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normaltextrun"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apple-converted-space" style:family="text" style:parent-style-name="Default_20_Paragraph_20_Font"/>
    <style:style style:name="ListLabel_20_1" style:display-name="ListLabel 1" style:family="text">
      <style:text-properties style:font-name="Calibri" fo:font-family="Calibri"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background-color="#ffffff" style:font-name-complex="Times New Roman1" style:font-family-complex="'Times New Roman'" style:font-family-generic-complex="system" style:font-pitch-complex="variable"/>
    </style:style>
    <style:style style:name="ListLabel_20_11" style:display-name="ListLabel 11" style:family="text">
      <style:text-properties fo:background-color="#ffffff"/>
    </style:style>
    <style:style style:name="ListLabel_20_12" style:display-name="ListLabel 12" style:family="text">
      <style:text-properties style:font-name="Cambria" fo:font-family="Cambria" style:font-family-generic="roman" style:font-pitch="variable"/>
    </style:style>
    <style:style style:name="ListLabel_20_13" style:display-name="ListLabel 13" style:family="text">
      <style:text-properties style:font-name="inherit" fo:font-family="inherit"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padding="0in" loext:border="none" loext: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style:font-name="Times New Roman" style:font-name-complex="Times New Roman1"/>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94</meta:editing-cycles>
    <meta:creation-date>2024-02-27T18:05:00</meta:creation-date>
    <dc:date>2025-10-07T17:33:21.395880427</dc:date>
    <meta:editing-duration>P1DT7H54M8S</meta:editing-duration>
    <meta:generator>LibreOffice/25.8.1.1$Linux_X86_64 LibreOffice_project/54047653041915e595ad4e45cccea684809c77b5</meta:generator>
    <meta:document-statistic meta:table-count="9" meta:image-count="0" meta:object-count="5" meta:page-count="20" meta:paragraph-count="358" meta:word-count="2612" meta:character-count="16467" meta:non-whitespace-character-count="14152"/>
    <meta:user-defined meta:name="AppVersion">16.0000</meta:user-defined>
    <meta:user-defined meta:name="ContentTypeId">0x01010034C6CE317957FD4DA3238D34E79402B8</meta:user-defined>
    <meta:user-defined meta:name="ZOTERO_PREF_1">&lt;data data-version="3" zotero-version="7.0.24"&gt;&lt;session id="2P2v48W2"/&gt;&lt;style id="http://www.zotero.org/styles/weed-science" hasBibliography="1" bibliographyStyleHasBeenSet="1"/&gt;&lt;prefs&gt;&lt;pref name="fieldType" value="ReferenceMark"/&gt;&lt;pref name="automaticJou</meta:user-defined>
    <meta:user-defined meta:name="ZOTERO_PREF_2">rnalAbbreviations" value="true"/&gt;&lt;/prefs&gt;&lt;/data&gt;</meta:user-defined>
    <meta:template xlink:type="simple" xlink:actuate="onRequest" xlink:title="Normal" xlink:href=""/>
  </office:meta>
</office:document-meta>
</file>

<file path=Object 1/content.xml><?xml version="1.0" encoding="utf-8"?>
<math xmlns="http://www.w3.org/1998/Math/MathML" display="block">
  <semantics>
    <mrow>
      <mi>F</mi>
      <mo stretchy="false">=</mo>
      <mfrac>
        <mrow>
          <mrow>
            <mo fence="true" form="prefix" stretchy="false">(</mo>
            <mrow>
              <mrow>
                <msub>
                  <mi mathvariant="italic">RSS</mi>
                  <mi mathvariant="italic">RED</mi>
                </msub>
                <mo stretchy="false">−</mo>
                <msub>
                  <mi mathvariant="italic">RSS</mi>
                  <mi mathvariant="italic">FULL</mi>
                </msub>
              </mrow>
            </mrow>
            <mo fence="true" form="postfix" stretchy="false">)</mo>
          </mrow>
          <mo stretchy="false">/</mo>
          <mrow>
            <mo fence="true" form="prefix" stretchy="false">(</mo>
            <mrow>
              <mrow>
                <mi>d</mi>
                <mi>.</mi>
                <mi>f</mi>
                <mrow>
                  <msub>
                    <mi>.</mi>
                    <mi mathvariant="italic">RED</mi>
                  </msub>
                  <mo stretchy="false">−</mo>
                  <mi>d</mi>
                </mrow>
                <mi>.</mi>
                <mi>f</mi>
                <msub>
                  <mi>.</mi>
                  <mi mathvariant="italic">FULL</mi>
                </msub>
              </mrow>
            </mrow>
            <mo fence="true" form="postfix" stretchy="false">)</mo>
          </mrow>
        </mrow>
        <mrow>
          <mrow>
            <msub>
              <mi mathvariant="italic">RSS</mi>
              <mi mathvariant="italic">FULL</mi>
            </msub>
            <mo stretchy="false">/</mo>
            <mi>d</mi>
          </mrow>
          <mi>.</mi>
          <mi>f</mi>
          <msub>
            <mi>.</mi>
            <mi mathvariant="italic">FULL</mi>
          </msub>
        </mrow>
      </mfrac>
    </mrow>
    <annotation encoding="StarMath 5.0">F = (RSS_RED - RSS_FULL) / (d.f._RED - d.f._FULL) over {RSS_FULL/d.f._FULL}</annotation>
  </semantics>
</math>
</file>

<file path=Object 2/content.xml><?xml version="1.0" encoding="utf-8"?>
<math xmlns="http://www.w3.org/1998/Math/MathML" display="block">
  <semantics>
    <mrow>
      <mrow>
        <mi>Y</mi>
        <mo stretchy="false">=</mo>
        <mrow>
          <mi>d</mi>
          <mo stretchy="false">⋅</mo>
          <mi>exp</mi>
        </mrow>
      </mrow>
      <mi>−</mi>
      <mi>exp</mi>
      <mrow>
        <mi>b</mi>
        <mo stretchy="false">⋅</mo>
        <mrow>
          <mo fence="true" form="prefix" stretchy="false">(</mo>
          <mrow>
            <mrow>
              <mi>log</mi>
              <mi>x</mi>
              <mi>−</mi>
              <mi>e</mi>
            </mrow>
          </mrow>
          <mo fence="true" form="postfix" stretchy="false">)</mo>
        </mrow>
      </mrow>
    </mrow>
    <annotation encoding="StarMath 5.0">Y=d cdot exp−exp b cdot(log x − e)</annotation>
  </semantics>
</math>
</file>

<file path=Object 3/content.xml><?xml version="1.0" encoding="utf-8"?>
<math xmlns="http://www.w3.org/1998/Math/MathML" display="block">
  <semantics>
    <mrow>
      <mi mathvariant="italic">RMSE</mi>
      <mo stretchy="false">=</mo>
      <msqrt>
        <mrow>
          <mfrac>
            <mn>1</mn>
            <mi>n</mi>
          </mfrac>
          <mrow>
            <munderover>
              <mo stretchy="false">∑</mo>
              <mrow>
                <mi>i</mi>
                <mo stretchy="false">=</mo>
                <mn>1</mn>
              </mrow>
              <mi>n</mi>
            </munderover>
            <msup>
              <mrow>
                <mo fence="true" form="prefix" stretchy="false">(</mo>
                <mrow>
                  <mrow>
                    <msub>
                      <mi>y</mi>
                      <mi>i</mi>
                    </msub>
                    <mo stretchy="false">−</mo>
                    <mover accent="true">
                      <msub>
                        <mi>y</mi>
                        <mi>i</mi>
                      </msub>
                      <mo stretchy="false">^</mo>
                    </mover>
                  </mrow>
                </mrow>
                <mo fence="true" form="postfix" stretchy="false">)</mo>
              </mrow>
              <mn>2</mn>
            </msup>
          </mrow>
        </mrow>
      </msqrt>
    </mrow>
    <annotation encoding="StarMath 5.0">RMSE = sqrt { 1 over n sum from i = 1 to n ( y_i - hat y_i )^2 }</annotation>
  </semantics>
</math>
</file>

<file path=Object 4/content.xml><?xml version="1.0" encoding="utf-8"?>
<math xmlns="http://www.w3.org/1998/Math/MathML" display="block">
  <semantics>
    <mrow>
      <mi mathvariant="italic">ME</mi>
      <mo stretchy="false">=</mo>
      <mrow>
        <mn>1</mn>
        <mo stretchy="false">−</mo>
        <mfrac>
          <mrow>
            <munderover>
              <mo stretchy="false">∑</mo>
              <mrow>
                <mi>i</mi>
                <mo stretchy="false">=</mo>
                <mn>1</mn>
              </mrow>
              <mi>n</mi>
            </munderover>
            <msup>
              <mrow>
                <mo fence="true" form="prefix" stretchy="false">(</mo>
                <mrow>
                  <mrow>
                    <msub>
                      <mi>O</mi>
                      <mi>i</mi>
                    </msub>
                    <mo stretchy="false">−</mo>
                    <msub>
                      <mi>P</mi>
                      <mi>i</mi>
                    </msub>
                  </mrow>
                </mrow>
                <mo fence="true" form="postfix" stretchy="false">)</mo>
              </mrow>
              <mn>2</mn>
            </msup>
          </mrow>
          <mrow>
            <munderover>
              <mo stretchy="false">∑</mo>
              <mrow>
                <mi>i</mi>
                <mo stretchy="false">=</mo>
                <mn>1</mn>
              </mrow>
              <mi>n</mi>
            </munderover>
            <msup>
              <mrow>
                <mo fence="true" form="prefix" stretchy="false">(</mo>
                <mrow>
                  <mrow>
                    <msub>
                      <mi>O</mi>
                      <mi>i</mi>
                    </msub>
                    <mo stretchy="false">−</mo>
                    <mover accent="true">
                      <mi>O</mi>
                      <mo stretchy="false">¯</mo>
                    </mover>
                  </mrow>
                </mrow>
                <mo fence="true" form="postfix" stretchy="false">)</mo>
              </mrow>
              <mn>2</mn>
            </msup>
          </mrow>
        </mfrac>
      </mrow>
    </mrow>
    <annotation encoding="StarMath 5.0">ME = 1 - { sum from i = 1 to n ( O_i - P_i )^2 } over { sum from i = 1 to n ( O_i - bar O )^2 }
</annotation>
  </semantics>
</math>
</file>

<file path=Object 5/content.xml><?xml version="1.0" encoding="utf-8"?>
<math xmlns="http://www.w3.org/1998/Math/MathML" display="block">
  <semantics>
    <mover accent="true">
      <mi>O</mi>
      <mo stretchy="false">¯</mo>
    </mover>
    <annotation encoding="StarMath 5.0">bar O</annotation>
  </semantics>
</math>
</file>